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5.89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4.61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l 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hostel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ub department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Praveen Kumar</text:p>
          </table:table-cell>
          <table:table-cell office:value-type="string" calcext:value-type="string">
            <text:p>ee10b027</text:p>
          </table:table-cell>
          <table:table-cell office:value-type="string" calcext:value-type="string">
            <text:p>mpki2t@gmail.com</text:p>
          </table:table-cell>
          <table:table-cell/>
          <table:table-cell office:value-type="string" calcext:value-type="string">
            <text:p>Saraswathi</text:p>
          </table:table-cell>
          <table:table-cell/>
          <table:table-cell office:value-type="float" office:value="9445642594" calcext:value-type="float">
            <text:p>9445642594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Front 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naid Babu</text:p>
          </table:table-cell>
          <table:table-cell office:value-type="string" calcext:value-type="string">
            <text:p>bt11b016</text:p>
          </table:table-cell>
          <table:table-cell office:value-type="string" calcext:value-type="string">
            <text:p>junaidvayoli@gmail.com</text:p>
          </table:table-cell>
          <table:table-cell office:value-type="float" office:value="9043425614" calcext:value-type="float">
            <text:p>9043425614</text:p>
          </table:table-cell>
          <table:table-cell office:value-type="string" calcext:value-type="string">
            <text:p>Mandakini</text:p>
          </table:table-cell>
          <table:table-cell/>
          <table:table-cell office:value-type="float" office:value="9747648675" calcext:value-type="float">
            <text:p>9747648675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Back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hinav Garlapati</text:p>
          </table:table-cell>
          <table:table-cell office:value-type="string" calcext:value-type="string">
            <text:p>cs11b030</text:p>
          </table:table-cell>
          <table:table-cell office:value-type="string" calcext:value-type="string">
            <text:p>abhinav2710@gmail.com</text:p>
          </table:table-cell>
          <table:table-cell office:value-type="float" office:value="9884642399" calcext:value-type="float">
            <text:p>9884642399</text:p>
          </table:table-cell>
          <table:table-cell office:value-type="string" calcext:value-type="string">
            <text:p>Alak</text:p>
          </table:table-cell>
          <table:table-cell/>
          <table:table-cell office:value-type="float" office:value="8977241413" calcext:value-type="float">
            <text:p>8977241413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Mob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vind N</text:p>
          </table:table-cell>
          <table:table-cell office:value-type="string" calcext:value-type="string">
            <text:p>me11b124</text:p>
          </table:table-cell>
          <table:table-cell office:value-type="string" calcext:value-type="string">
            <text:p>arvind2221994@gmail.com</text:p>
          </table:table-cell>
          <table:table-cell office:value-type="float" office:value="9600126006" calcext:value-type="float">
            <text:p>9600126006</text:p>
          </table:table-cell>
          <table:table-cell office:value-type="string" calcext:value-type="string">
            <text:p>Narmada</text:p>
          </table:table-cell>
          <table:table-cell/>
          <table:table-cell office:value-type="float" office:value="8025500718" calcext:value-type="float">
            <text:p>8025500718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Front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va Kumar</text:p>
          </table:table-cell>
          <table:table-cell office:value-type="string" calcext:value-type="string">
            <text:p>me11b044</text:p>
          </table:table-cell>
          <table:table-cell office:value-type="string" calcext:value-type="string">
            <text:p>pvmshiva596@gmail.com</text:p>
          </table:table-cell>
          <table:table-cell office:value-type="float" office:value="9498073523" calcext:value-type="float">
            <text:p>9498073523</text:p>
          </table:table-cell>
          <table:table-cell office:value-type="string" calcext:value-type="string">
            <text:p>Tapti</text:p>
          </table:table-cell>
          <table:table-cell/>
          <table:table-cell office:value-type="float" office:value="9291247118" calcext:value-type="float">
            <text:p>9291247118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Front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shay</text:p>
          </table:table-cell>
          <table:table-cell office:value-type="string" calcext:value-type="string">
            <text:p>cs12b034</text:p>
          </table:table-cell>
          <table:table-cell office:value-type="string" calcext:value-type="string">
            <text:p>tmrakshay@gmail.com</text:p>
          </table:table-cell>
          <table:table-cell office:value-type="float" office:value="9884300493" calcext:value-type="float">
            <text:p>9884300493</text:p>
          </table:table-cell>
          <table:table-cell office:value-type="string" calcext:value-type="string">
            <text:p>Godavari</text:p>
          </table:table-cell>
          <table:table-cell/>
          <table:table-cell office:value-type="float" office:value="8149587227" calcext:value-type="float">
            <text:p>8149587227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Front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deep</text:p>
          </table:table-cell>
          <table:table-cell office:value-type="string" calcext:value-type="string">
            <text:p>ce12b027</text:p>
          </table:table-cell>
          <table:table-cell office:value-type="string" calcext:value-type="string">
            <text:p>jinkapradeep.2020@gmail.com</text:p>
          </table:table-cell>
          <table:table-cell office:value-type="float" office:value="8754510762" calcext:value-type="float">
            <text:p>8754510762</text:p>
          </table:table-cell>
          <table:table-cell office:value-type="string" calcext:value-type="string">
            <text:p>Godavari</text:p>
          </table:table-cell>
          <table:table-cell/>
          <table:table-cell office:value-type="float" office:value="9490693355" calcext:value-type="float">
            <text:p>9490693355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Front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ishiraj</text:p>
          </table:table-cell>
          <table:table-cell office:value-type="string" calcext:value-type="string">
            <text:p>ee12b120</text:p>
          </table:table-cell>
          <table:table-cell office:value-type="string" calcext:value-type="string">
            <text:p>rishirajsurti.iitm@gmail.com</text:p>
          </table:table-cell>
          <table:table-cell office:value-type="float" office:value="9043814150" calcext:value-type="float">
            <text:p>9043814150</text:p>
          </table:table-cell>
          <table:table-cell office:value-type="string" calcext:value-type="string">
            <text:p>Saraswathi</text:p>
          </table:table-cell>
          <table:table-cell/>
          <table:table-cell office:value-type="float" office:value="7878040808" calcext:value-type="float">
            <text:p>7878040808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Front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ahidh</text:p>
          </table:table-cell>
          <table:table-cell office:value-type="string" calcext:value-type="string">
            <text:p>ed12b031</text:p>
          </table:table-cell>
          <table:table-cell office:value-type="string" calcext:value-type="string">
            <text:p>muhammedshahid.k@gmail.com</text:p>
          </table:table-cell>
          <table:table-cell office:value-type="float" office:value="9496362472" calcext:value-type="float">
            <text:p>9496362472</text:p>
          </table:table-cell>
          <table:table-cell office:value-type="string" calcext:value-type="string">
            <text:p>Mandak</text:p>
          </table:table-cell>
          <table:table-cell/>
          <table:table-cell office:value-type="float" office:value="9496362472" calcext:value-type="float">
            <text:p>9496362472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Back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inath</text:p>
          </table:table-cell>
          <table:table-cell office:value-type="string" calcext:value-type="string">
            <text:p>me11b063</text:p>
          </table:table-cell>
          <table:table-cell office:value-type="string" calcext:value-type="string">
            <text:p>srinath.tank@gmail.com</text:p>
          </table:table-cell>
          <table:table-cell office:value-type="float" office:value="9444883417" calcext:value-type="float">
            <text:p>9444883417</text:p>
          </table:table-cell>
          <table:table-cell office:value-type="string" calcext:value-type="string">
            <text:p>Jamuna</text:p>
          </table:table-cell>
          <table:table-cell/>
          <table:table-cell office:value-type="float" office:value="9444883417" calcext:value-type="float">
            <text:p>9444883417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Back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sha</text:p>
          </table:table-cell>
          <table:table-cell office:value-type="string" calcext:value-type="string">
            <text:p>ee11b065</text:p>
          </table:table-cell>
          <table:table-cell office:value-type="string" calcext:value-type="string">
            <text:p>harshaampar@gmail.com</text:p>
          </table:table-cell>
          <table:table-cell office:value-type="float" office:value="9043408493" calcext:value-type="float">
            <text:p>9043408493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Webops</text:p>
          </table:table-cell>
          <table:table-cell office:value-type="string" calcext:value-type="string">
            <text:p>Back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bramanya </text:p>
          </table:table-cell>
          <table:table-cell office:value-type="string" calcext:value-type="string">
            <text:p>ed10b040</text:p>
          </table:table-cell>
          <table:table-cell office:value-type="string" calcext:value-type="string">
            <text:p>subramanyath@gmail.com</text:p>
          </table:table-cell>
          <table:table-cell office:value-type="float" office:value="9840976032" calcext:value-type="float">
            <text:p>9840976032</text:p>
          </table:table-cell>
          <table:table-cell office:value-type="string" calcext:value-type="string">
            <text:p>Saras</text:p>
          </table:table-cell>
          <table:table-cell/>
          <table:table-cell office:value-type="float" office:value="9008634124" calcext:value-type="float">
            <text:p>9008634124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Back-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itya Deshmukh </text:p>
          </table:table-cell>
          <table:table-cell office:value-type="string" calcext:value-type="string">
            <text:p>ee12b070</text:p>
          </table:table-cell>
          <table:table-cell office:value-type="string" calcext:value-type="string">
            <text:p>aditya.polymath@gmail.com</text:p>
          </table:table-cell>
          <table:table-cell office:value-type="float" office:value="9092273264" calcext:value-type="float">
            <text:p>9092273264</text:p>
          </table:table-cell>
          <table:table-cell office:value-type="string" calcext:value-type="string">
            <text:p>Alak</text:p>
          </table:table-cell>
          <table:table-cell table:number-columns-repeated="2"/>
          <table:table-cell office:value-type="string" calcext:value-type="string">
            <text:p>Webops</text:p>
          </table:table-cell>
          <table:table-cell office:value-type="string" calcext:value-type="string">
            <text:p>Mob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 Suhas</text:p>
          </table:table-cell>
          <table:table-cell office:value-type="string" calcext:value-type="string">
            <text:p>ch12b026</text:p>
          </table:table-cell>
          <table:table-cell office:value-type="string" calcext:value-type="string">
            <text:p>gsuhas94@gmail.com</text:p>
          </table:table-cell>
          <table:table-cell office:value-type="float" office:value="9791016966" calcext:value-type="float">
            <text:p>9791016966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Webops</text:p>
          </table:table-cell>
          <table:table-cell office:value-type="string" calcext:value-type="string">
            <text:p>Mob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turaj Bargal</text:p>
          </table:table-cell>
          <table:table-cell office:value-type="string" calcext:value-type="string">
            <text:p>ed11b032</text:p>
          </table:table-cell>
          <table:table-cell office:value-type="string" calcext:value-type="string">
            <text:p>bargalruturaj9@gmail.com</text:p>
          </table:table-cell>
          <table:table-cell office:value-type="float" office:value="9003222077" calcext:value-type="float">
            <text:p>9003222077</text:p>
          </table:table-cell>
          <table:table-cell office:value-type="string" calcext:value-type="string">
            <text:p>Jamuna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Strategi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 Srinikaeth</text:p>
          </table:table-cell>
          <table:table-cell office:value-type="string" calcext:value-type="string">
            <text:p>me12b067</text:p>
          </table:table-cell>
          <table:table-cell office:value-type="string" calcext:value-type="string">
            <text:p>srinikaeth@gmail.com</text:p>
          </table:table-cell>
          <table:table-cell office:value-type="float" office:value="9791457353" calcext:value-type="float">
            <text:p>9791457353</text:p>
          </table:table-cell>
          <table:table-cell office:value-type="string" calcext:value-type="string">
            <text:p>Narmada</text:p>
          </table:table-cell>
          <table:table-cell office:value-type="string" calcext:value-type="string">
            <text:p>373B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Chennai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ish K</text:p>
          </table:table-cell>
          <table:table-cell office:value-type="string" calcext:value-type="string">
            <text:p>ep12b009</text:p>
          </table:table-cell>
          <table:table-cell office:value-type="string" calcext:value-type="string">
            <text:p>harishk.wayne@gmail.com</text:p>
          </table:table-cell>
          <table:table-cell office:value-type="float" office:value="8438963812" calcext:value-type="float">
            <text:p>8438963812</text:p>
          </table:table-cell>
          <table:table-cell office:value-type="string" calcext:value-type="string">
            <text:p>Godavari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Chennai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inivas Sridharan</text:p>
          </table:table-cell>
          <table:table-cell office:value-type="string" calcext:value-type="string">
            <text:p>me12b098</text:p>
          </table:table-cell>
          <table:table-cell office:value-type="string" calcext:value-type="string">
            <text:p>srinivas91094@gmail.com</text:p>
          </table:table-cell>
          <table:table-cell office:value-type="float" office:value="9500051893" calcext:value-type="float">
            <text:p>9500051893</text:p>
          </table:table-cell>
          <table:table-cell office:value-type="string" calcext:value-type="string">
            <text:p>Ganga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Chennai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kshak J Raj Prakash</text:p>
          </table:table-cell>
          <table:table-cell office:value-type="string" calcext:value-type="string">
            <text:p>na11b033</text:p>
          </table:table-cell>
          <table:table-cell office:value-type="string" calcext:value-type="string">
            <text:p>vikshakrajprakash@gmail.com</text:p>
          </table:table-cell>
          <table:table-cell office:value-type="float" office:value="9043408421" calcext:value-type="float">
            <text:p>9043408421</text:p>
          </table:table-cell>
          <table:table-cell office:value-type="string" calcext:value-type="string">
            <text:p>Tapti</text:p>
          </table:table-cell>
          <table:table-cell office:value-type="float" office:value="4015" calcext:value-type="float">
            <text:p>4015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Bangalore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dhanva Bhat</text:p>
          </table:table-cell>
          <table:table-cell office:value-type="string" calcext:value-type="string">
            <text:p>me12b144</text:p>
          </table:table-cell>
          <table:table-cell office:value-type="string" calcext:value-type="string">
            <text:p>sudhanva2601@gmail.com</text:p>
          </table:table-cell>
          <table:table-cell office:value-type="float" office:value="9043814161" calcext:value-type="float">
            <text:p>9043814161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Publicity</text:p>
          </table:table-cell>
          <table:table-cell office:value-type="string" calcext:value-type="string">
            <text:p>Bangalore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phulla Nadimpalli</text:p>
          </table:table-cell>
          <table:table-cell office:value-type="string" calcext:value-type="string">
            <text:p>bt11b025</text:p>
          </table:table-cell>
          <table:table-cell office:value-type="string" calcext:value-type="string">
            <text:p>praphulla.n24@gmail.com</text:p>
          </table:table-cell>
          <table:table-cell office:value-type="float" office:value="8682094598" calcext:value-type="float">
            <text:p>8682094598</text:p>
          </table:table-cell>
          <table:table-cell office:value-type="string" calcext:value-type="string">
            <text:p>Sharavathi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Vizag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jaswi Havisha</text:p>
          </table:table-cell>
          <table:table-cell office:value-type="string" calcext:value-type="string">
            <text:p>ee12b111</text:p>
          </table:table-cell>
          <table:table-cell office:value-type="string" calcext:value-type="string">
            <text:p>thejaswi.havisha@gmail.com</text:p>
          </table:table-cell>
          <table:table-cell office:value-type="float" office:value="9840096297" calcext:value-type="float">
            <text:p>9840096297</text:p>
          </table:table-cell>
          <table:table-cell office:value-type="string" calcext:value-type="string">
            <text:p>Sharavati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Vizag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ubham Jindal</text:p>
          </table:table-cell>
          <table:table-cell office:value-type="string" calcext:value-type="string">
            <text:p>ee12b051</text:p>
          </table:table-cell>
          <table:table-cell office:value-type="string" calcext:value-type="string">
            <text:p>shubhamjindal0810@gmail.com</text:p>
          </table:table-cell>
          <table:table-cell office:value-type="float" office:value="9789859748" calcext:value-type="float">
            <text:p>9789859748</text:p>
          </table:table-cell>
          <table:table-cell office:value-type="string" calcext:value-type="string">
            <text:p>Tapti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Hyderabad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 Kiran Kumar`</text:p>
          </table:table-cell>
          <table:table-cell office:value-type="string" calcext:value-type="string">
            <text:p>me12b100</text:p>
          </table:table-cell>
          <table:table-cell office:value-type="string" calcext:value-type="string">
            <text:p>kirankumaryalamanchi123@gmail.com</text:p>
          </table:table-cell>
          <table:table-cell office:value-type="float" office:value="8124574100" calcext:value-type="float">
            <text:p>8124574100</text:p>
          </table:table-cell>
          <table:table-cell office:value-type="string" calcext:value-type="string">
            <text:p>Ganga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Hyderabad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hea</text:p>
          </table:table-cell>
          <table:table-cell office:value-type="string" calcext:value-type="string">
            <text:p>ep12b018</text:p>
          </table:table-cell>
          <table:table-cell office:value-type="string" calcext:value-type="string">
            <text:p>rhea.iitm@gmail.com</text:p>
          </table:table-cell>
          <table:table-cell office:value-type="float" office:value="9414046323" calcext:value-type="float">
            <text:p>9414046323</text:p>
          </table:table-cell>
          <table:table-cell office:value-type="string" calcext:value-type="string">
            <text:p>Sharavathi</text:p>
          </table:table-cell>
          <table:table-cell office:value-type="string" calcext:value-type="string">
            <text:p>515C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Rajasthan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shit Arora</text:p>
          </table:table-cell>
          <table:table-cell office:value-type="string" calcext:value-type="string">
            <text:p>ch12b028</text:p>
          </table:table-cell>
          <table:table-cell office:value-type="string" calcext:value-type="string">
            <text:p>erharshit.arora@gmail.com</text:p>
          </table:table-cell>
          <table:table-cell office:value-type="float" office:value="9884183343" calcext:value-type="float">
            <text:p>9884183343</text:p>
          </table:table-cell>
          <table:table-cell office:value-type="string" calcext:value-type="string">
            <text:p>Ganga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Rajasthan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pan Chugh</text:p>
          </table:table-cell>
          <table:table-cell office:value-type="string" calcext:value-type="string">
            <text:p>cs12b055</text:p>
          </table:table-cell>
          <table:table-cell office:value-type="string" calcext:value-type="string">
            <text:p>chugh.tapan@gmail.com</text:p>
          </table:table-cell>
          <table:table-cell office:value-type="float" office:value="9940393865" calcext:value-type="float">
            <text:p>9940393865</text:p>
          </table:table-cell>
          <table:table-cell office:value-type="string" calcext:value-type="string">
            <text:p>Ganga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Delhi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.Chandrasekhar</text:p>
          </table:table-cell>
          <table:table-cell office:value-type="string" calcext:value-type="string">
            <text:p>hs12h014</text:p>
          </table:table-cell>
          <table:table-cell office:value-type="string" calcext:value-type="string">
            <text:p>attnchand@gmail.com</text:p>
          </table:table-cell>
          <table:table-cell office:value-type="float" office:value="9962670985" calcext:value-type="float">
            <text:p>9962670985</text:p>
          </table:table-cell>
          <table:table-cell office:value-type="string" calcext:value-type="string">
            <text:p>Tamraparani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Delhi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jat Yadav</text:p>
          </table:table-cell>
          <table:table-cell office:value-type="string" calcext:value-type="string">
            <text:p>ce12b050</text:p>
          </table:table-cell>
          <table:table-cell office:value-type="string" calcext:value-type="string">
            <text:p>yadavrajat80@yahoo.in</text:p>
          </table:table-cell>
          <table:table-cell office:value-type="float" office:value="9952067687" calcext:value-type="float">
            <text:p>9952067687</text:p>
          </table:table-cell>
          <table:table-cell office:value-type="string" calcext:value-type="string">
            <text:p>Tapti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Madhya Pradesh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ubham Barsaiyan</text:p>
          </table:table-cell>
          <table:table-cell office:value-type="string" calcext:value-type="string">
            <text:p>na12b053</text:p>
          </table:table-cell>
          <table:table-cell office:value-type="string" calcext:value-type="string">
            <text:p>shubhbarsaiyan@gmail.com</text:p>
          </table:table-cell>
          <table:table-cell office:value-type="float" office:value="8680879373" calcext:value-type="float">
            <text:p>8680879373</text:p>
          </table:table-cell>
          <table:table-cell office:value-type="string" calcext:value-type="string">
            <text:p>Godavari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Madhya Pradesh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 Arjun</text:p>
          </table:table-cell>
          <table:table-cell office:value-type="string" calcext:value-type="string">
            <text:p>na12b025</text:p>
          </table:table-cell>
          <table:table-cell office:value-type="string" calcext:value-type="string">
            <text:p>arjunshyam8@gmail.com</text:p>
          </table:table-cell>
          <table:table-cell office:value-type="float" office:value="9884684495" calcext:value-type="float">
            <text:p>9884684495</text:p>
          </table:table-cell>
          <table:table-cell office:value-type="string" calcext:value-type="string">
            <text:p>Ganga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Kerala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lu K R</text:p>
          </table:table-cell>
          <table:table-cell office:value-type="string" calcext:value-type="string">
            <text:p>na12b033</text:p>
          </table:table-cell>
          <table:table-cell office:value-type="string" calcext:value-type="string">
            <text:p>whizkidvelu@gmail.com</text:p>
          </table:table-cell>
          <table:table-cell office:value-type="float" office:value="9962613500" calcext:value-type="float">
            <text:p>9962613500</text:p>
          </table:table-cell>
          <table:table-cell office:value-type="string" calcext:value-type="string">
            <text:p>Narmada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Kerala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ban Jacob</text:p>
          </table:table-cell>
          <table:table-cell office:value-type="string" calcext:value-type="string">
            <text:p>ce11b080</text:p>
          </table:table-cell>
          <table:table-cell office:value-type="string" calcext:value-type="string">
            <text:p>ruban.jacob@gmail.com</text:p>
          </table:table-cell>
          <table:table-cell office:value-type="float" office:value="9498073517" calcext:value-type="float">
            <text:p>9498073517</text:p>
          </table:table-cell>
          <table:table-cell office:value-type="string" calcext:value-type="string">
            <text:p>Jamuna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Publicity</text:p>
          </table:table-cell>
          <table:table-cell office:value-type="string" calcext:value-type="string">
            <text:p>Kerala Reg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chin Hy</text:p>
          </table:table-cell>
          <table:table-cell office:value-type="string" calcext:value-type="string">
            <text:p>ae10b024</text:p>
          </table:table-cell>
          <table:table-cell office:value-type="string" calcext:value-type="string">
            <text:p>sachinsachu2010@gmail.com</text:p>
          </table:table-cell>
          <table:table-cell office:value-type="float" office:value="7200495715" calcext:value-type="float">
            <text:p>7200495715</text:p>
          </table:table-cell>
          <table:table-cell office:value-type="string" calcext:value-type="string">
            <text:p>Mandak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$treet$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hal P</text:p>
          </table:table-cell>
          <table:table-cell office:value-type="string" calcext:value-type="string">
            <text:p>bt09b045</text:p>
          </table:table-cell>
          <table:table-cell office:value-type="string" calcext:value-type="string">
            <text:p>vishalpagidipally@gmail.com</text:p>
          </table:table-cell>
          <table:table-cell office:value-type="float" office:value="9043801198" calcext:value-type="float">
            <text:p>9043801198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$treet$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umar Omkar</text:p>
          </table:table-cell>
          <table:table-cell office:value-type="string" calcext:value-type="string">
            <text:p>ae12b045</text:p>
          </table:table-cell>
          <table:table-cell office:value-type="string" calcext:value-type="string">
            <text:p>omkarbd01@gmail.com</text:p>
          </table:table-cell>
          <table:table-cell office:value-type="float" office:value="9043807246" calcext:value-type="float">
            <text:p>9043807246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Adventure Z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teek Kishore</text:p>
          </table:table-cell>
          <table:table-cell office:value-type="string" calcext:value-type="string">
            <text:p>ae12b047</text:p>
          </table:table-cell>
          <table:table-cell office:value-type="string" calcext:value-type="string">
            <text:p>prateekpk24@gmail.com</text:p>
          </table:table-cell>
          <table:table-cell office:value-type="float" office:value="7854879750" calcext:value-type="float">
            <text:p>7854879750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Adventure Z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upinder Singh</text:p>
          </table:table-cell>
          <table:table-cell office:value-type="string" calcext:value-type="string">
            <text:p>mm12b007</text:p>
          </table:table-cell>
          <table:table-cell office:value-type="string" calcext:value-type="string">
            <text:p>9bhupinders@gmail.com</text:p>
          </table:table-cell>
          <table:table-cell office:value-type="float" office:value="9677168882" calcext:value-type="float">
            <text:p>9677168882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Adventure Z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urabh Deshpande</text:p>
          </table:table-cell>
          <table:table-cell office:value-type="string" calcext:value-type="string">
            <text:p>me12b160</text:p>
          </table:table-cell>
          <table:table-cell office:value-type="string" calcext:value-type="string">
            <text:p>saurabhdeshpande93@gmail.com</text:p>
          </table:table-cell>
          <table:table-cell office:value-type="float" office:value="9677152857" calcext:value-type="float">
            <text:p>9677152857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Adventure Z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ddharth Shrikant</text:p>
          </table:table-cell>
          <table:table-cell office:value-type="string" calcext:value-type="string">
            <text:p>ee12b049</text:p>
          </table:table-cell>
          <table:table-cell office:value-type="string" calcext:value-type="string">
            <text:p>siddharthsrikanthan@gmail.com</text:p>
          </table:table-cell>
          <table:table-cell office:value-type="float" office:value="9940045091" calcext:value-type="float">
            <text:p>9940045091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Buzzer Qui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shabh Menon</text:p>
          </table:table-cell>
          <table:table-cell office:value-type="string" calcext:value-type="string">
            <text:p>hs12h034</text:p>
          </table:table-cell>
          <table:table-cell office:value-type="string" calcext:value-type="string">
            <text:p>rushabhmenon@gmail.com</text:p>
          </table:table-cell>
          <table:table-cell office:value-type="float" office:value="9791057815" calcext:value-type="float">
            <text:p>9791057815</text:p>
          </table:table-cell>
          <table:table-cell office:value-type="string" calcext:value-type="string">
            <text:p>Tamrapara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Buzzer Qui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tul S Nambiar</text:p>
          </table:table-cell>
          <table:table-cell office:value-type="string" calcext:value-type="string">
            <text:p>ch12b014</text:p>
          </table:table-cell>
          <table:table-cell office:value-type="string" calcext:value-type="string">
            <text:p>atulsnambiar94@gmail.com</text:p>
          </table:table-cell>
          <table:table-cell office:value-type="float" office:value="9677299433" calcext:value-type="float">
            <text:p>9677299433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arniv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heeraj Sharavan</text:p>
          </table:table-cell>
          <table:table-cell office:value-type="string" calcext:value-type="string">
            <text:p>ch12b056</text:p>
          </table:table-cell>
          <table:table-cell office:value-type="string" calcext:value-type="string">
            <text:p>dheeraj.sharavan@gmail.com</text:p>
          </table:table-cell>
          <table:table-cell office:value-type="float" office:value="9840164956" calcext:value-type="float">
            <text:p>9840164956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arniv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kulakannan Selvam</text:p>
          </table:table-cell>
          <table:table-cell office:value-type="string" calcext:value-type="string">
            <text:p>ch12b057</text:p>
          </table:table-cell>
          <table:table-cell office:value-type="string" calcext:value-type="string">
            <text:p>kannan.star111@gmail.com</text:p>
          </table:table-cell>
          <table:table-cell office:value-type="float" office:value="9677959563" calcext:value-type="float">
            <text:p>9677959563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arniv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eeli More</text:p>
          </table:table-cell>
          <table:table-cell office:value-type="string" calcext:value-type="string">
            <text:p>hs12h019</text:p>
          </table:table-cell>
          <table:table-cell office:value-type="string" calcext:value-type="string">
            <text:p>jueelimore40@gmail.com</text:p>
          </table:table-cell>
          <table:table-cell office:value-type="float" office:value="9789832651" calcext:value-type="float">
            <text:p>9789832651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arniv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 Ashwin</text:p>
          </table:table-cell>
          <table:table-cell office:value-type="string" calcext:value-type="string">
            <text:p>ch12b058</text:p>
          </table:table-cell>
          <table:table-cell office:value-type="string" calcext:value-type="string">
            <text:p>ashwin2007ray@gmail.com</text:p>
          </table:table-cell>
          <table:table-cell office:value-type="float" office:value="9600112129" calcext:value-type="float">
            <text:p>9600112129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arniv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ijith R</text:p>
          </table:table-cell>
          <table:table-cell office:value-type="string" calcext:value-type="string">
            <text:p>ch12b091</text:p>
          </table:table-cell>
          <table:table-cell office:value-type="string" calcext:value-type="string">
            <text:p>srijith95@gmail.com</text:p>
          </table:table-cell>
          <table:table-cell office:value-type="float" office:value="9176467000" calcext:value-type="float">
            <text:p>9176467000</text:p>
          </table:table-cell>
          <table:table-cell office:value-type="string" calcext:value-type="string">
            <text:p>Narma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arniv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dhakrishna</text:p>
          </table:table-cell>
          <table:table-cell office:value-type="string" calcext:value-type="string">
            <text:p>ed11b011</text:p>
          </table:table-cell>
          <table:table-cell office:value-type="string" calcext:value-type="string">
            <text:p>krishnabansal.krishna@gmail.com</text:p>
          </table:table-cell>
          <table:table-cell office:value-type="float" office:value="9884682370" calcext:value-type="float">
            <text:p>9884682370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hore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eecharan R</text:p>
          </table:table-cell>
          <table:table-cell office:value-type="string" calcext:value-type="string">
            <text:p>ee10b031</text:p>
          </table:table-cell>
          <table:table-cell office:value-type="string" calcext:value-type="string">
            <text:p>sreecharan.r@outlook.com</text:p>
          </table:table-cell>
          <table:table-cell office:value-type="float" office:value="9884988638" calcext:value-type="float">
            <text:p>9884988638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hore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yapadmam</text:p>
          </table:table-cell>
          <table:table-cell office:value-type="string" calcext:value-type="string">
            <text:p>hs11h011</text:p>
          </table:table-cell>
          <table:table-cell office:value-type="string" calcext:value-type="string">
            <text:p>capadmam@gmail.com</text:p>
          </table:table-cell>
          <table:table-cell office:value-type="float" office:value="9444885673" calcext:value-type="float">
            <text:p>9444885673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hore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rmila Reghunath</text:p>
          </table:table-cell>
          <table:table-cell office:value-type="string" calcext:value-type="string">
            <text:p>hs11h043</text:p>
          </table:table-cell>
          <table:table-cell office:value-type="string" calcext:value-type="string">
            <text:p>urmilar93@gmail.com</text:p>
          </table:table-cell>
          <table:table-cell office:value-type="float" office:value="9498073720" calcext:value-type="float">
            <text:p>9498073720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hore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ulya R</text:p>
          </table:table-cell>
          <table:table-cell office:value-type="string" calcext:value-type="string">
            <text:p>me12b096</text:p>
          </table:table-cell>
          <table:table-cell office:value-type="string" calcext:value-type="string">
            <text:p>amulyar44@gmail.com</text:p>
          </table:table-cell>
          <table:table-cell office:value-type="float" office:value="9884299772" calcext:value-type="float">
            <text:p>9884299772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lassical A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nishka</text:p>
          </table:table-cell>
          <table:table-cell/>
          <table:table-cell office:value-type="string" calcext:value-type="string">
            <text:p>kanishk.sv@gmail.com</text:p>
          </table:table-cell>
          <table:table-cell office:value-type="float" office:value="9840398648" calcext:value-type="float">
            <text:p>9840398648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lassical A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iti R</text:p>
          </table:table-cell>
          <table:table-cell office:value-type="string" calcext:value-type="string">
            <text:p>cs12b059</text:p>
          </table:table-cell>
          <table:table-cell office:value-type="string" calcext:value-type="string">
            <text:p>aditir1994@gmail.com</text:p>
          </table:table-cell>
          <table:table-cell office:value-type="float" office:value="9884684524" calcext:value-type="float">
            <text:p>9884684524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lassical A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rsha Venkat</text:p>
          </table:table-cell>
          <table:table-cell office:value-type="string" calcext:value-type="string">
            <text:p>bs12b069</text:p>
          </table:table-cell>
          <table:table-cell office:value-type="string" calcext:value-type="string">
            <text:p>iamvivek7411@gmail.com</text:p>
          </table:table-cell>
          <table:table-cell office:value-type="float" office:value="9600126908" calcext:value-type="float">
            <text:p>9600126908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lassical A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tik Sharma</text:p>
          </table:table-cell>
          <table:table-cell office:value-type="string" calcext:value-type="string">
            <text:p>ch12b032</text:p>
          </table:table-cell>
          <table:table-cell office:value-type="string" calcext:value-type="string">
            <text:p>kartiksharma2049@gmail.com</text:p>
          </table:table-cell>
          <table:table-cell office:value-type="float" office:value="9884299520" calcext:value-type="float">
            <text:p>9884299520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lued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vanth Reddy</text:p>
          </table:table-cell>
          <table:table-cell office:value-type="string" calcext:value-type="string">
            <text:p>na12b010</text:p>
          </table:table-cell>
          <table:table-cell office:value-type="string" calcext:value-type="string">
            <text:p>revanthreddy.1409@gmail.com</text:p>
          </table:table-cell>
          <table:table-cell office:value-type="float" office:value="9677165465" calcext:value-type="float">
            <text:p>9677165465</text:p>
          </table:table-cell>
          <table:table-cell office:value-type="string" calcext:value-type="string">
            <text:p>Alakanan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lued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ashank Sachin</text:p>
          </table:table-cell>
          <table:table-cell office:value-type="string" calcext:value-type="string">
            <text:p>ee11b124</text:p>
          </table:table-cell>
          <table:table-cell office:value-type="string" calcext:value-type="string">
            <text:p>sashank.sachinrt@gmail.com,</text:p>
          </table:table-cell>
          <table:table-cell office:value-type="float" office:value="9789023356" calcext:value-type="float">
            <text:p>9789023356</text:p>
          </table:table-cell>
          <table:table-cell table:number-columns-repeated="3"/>
          <table:table-cell office:value-type="string" calcext:value-type="string">
            <text:p>Events</text:p>
          </table:table-cell>
          <table:table-cell office:value-type="string" calcext:value-type="string">
            <text:p>Cross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rasimhan</text:p>
          </table:table-cell>
          <table:table-cell office:value-type="string" calcext:value-type="string">
            <text:p>ch11b043</text:p>
          </table:table-cell>
          <table:table-cell office:value-type="string" calcext:value-type="string">
            <text:p>narasimhan1993@gmail.com</text:p>
          </table:table-cell>
          <table:table-cell office:value-type="float" office:value="9500034700" calcext:value-type="float">
            <text:p>9500034700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Cross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njal Korane</text:p>
          </table:table-cell>
          <table:table-cell office:value-type="string" calcext:value-type="string">
            <text:p>hs12h023</text:p>
          </table:table-cell>
          <table:table-cell office:value-type="string" calcext:value-type="string">
            <text:p>pranjpk@gmail.com</text:p>
          </table:table-cell>
          <table:table-cell office:value-type="float" office:value="9789866342" calcext:value-type="float">
            <text:p>9789866342</text:p>
          </table:table-cell>
          <table:table-cell office:value-type="string" calcext:value-type="string">
            <text:p>Tamrapara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Daily Eve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heepak N Khatri</text:p>
          </table:table-cell>
          <table:table-cell office:value-type="string" calcext:value-type="string">
            <text:p>ae12b004</text:p>
          </table:table-cell>
          <table:table-cell office:value-type="string" calcext:value-type="string">
            <text:p>dheepaknkhatri@gmail.com</text:p>
          </table:table-cell>
          <table:table-cell office:value-type="float" office:value="9025856946" calcext:value-type="float">
            <text:p>9025856946</text:p>
          </table:table-cell>
          <table:table-cell office:value-type="string" calcext:value-type="string">
            <text:p>Alakanan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Fine A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eksha Minz</text:p>
          </table:table-cell>
          <table:table-cell office:value-type="string" calcext:value-type="string">
            <text:p>na12b004</text:p>
          </table:table-cell>
          <table:table-cell office:value-type="string" calcext:value-type="string">
            <text:p>coool.apex13is@gmail.com</text:p>
          </table:table-cell>
          <table:table-cell office:value-type="float" office:value="7401245105" calcext:value-type="float">
            <text:p>7401245105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Fine A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vea</text:p>
          </table:table-cell>
          <table:table-cell office:value-type="string" calcext:value-type="string">
            <text:p>ed12b035</text:p>
          </table:table-cell>
          <table:table-cell office:value-type="string" calcext:value-type="string">
            <text:p>nivi4ever@gmail.com</text:p>
          </table:table-cell>
          <table:table-cell office:value-type="float" office:value="9444262735" calcext:value-type="float">
            <text:p>9444262735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Fine A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drashekar N</text:p>
          </table:table-cell>
          <table:table-cell/>
          <table:table-cell office:value-type="string" calcext:value-type="string">
            <text:p>attnchand@gmail.com</text:p>
          </table:table-cell>
          <table:table-cell office:value-type="float" office:value="9962670985" calcext:value-type="float">
            <text:p>9962670985</text:p>
          </table:table-cell>
          <table:table-cell table:number-columns-repeated="3"/>
          <table:table-cell office:value-type="string" calcext:value-type="string">
            <text:p>Events</text:p>
          </table:table-cell>
          <table:table-cell office:value-type="string" calcext:value-type="string">
            <text:p>Ganimatoon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ddharth S Bhat</text:p>
          </table:table-cell>
          <table:table-cell office:value-type="string" calcext:value-type="string">
            <text:p>me12b061</text:p>
          </table:table-cell>
          <table:table-cell office:value-type="string" calcext:value-type="string">
            <text:p>sid.1994@gmail.com</text:p>
          </table:table-cell>
          <table:table-cell office:value-type="float" office:value="9962173096" calcext:value-type="float">
            <text:p>9962173096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Ganimatoon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ubhajit Das</text:p>
          </table:table-cell>
          <table:table-cell/>
          <table:table-cell office:value-type="string" calcext:value-type="string">
            <text:p>shubhajitdas_25@hotmail.com</text:p>
          </table:table-cell>
          <table:table-cell table:number-columns-repeated="4"/>
          <table:table-cell office:value-type="string" calcext:value-type="string">
            <text:p>Events</text:p>
          </table:table-cell>
          <table:table-cell office:value-type="string" calcext:value-type="string">
            <text:p>Ganimatoon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kram Venkat</text:p>
          </table:table-cell>
          <table:table-cell office:value-type="string" calcext:value-type="string">
            <text:p>ee12b127</text:p>
          </table:table-cell>
          <table:table-cell/>
          <table:table-cell office:value-type="float" office:value="9884299296" calcext:value-type="float">
            <text:p>9884299296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India Qui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and Aiyer</text:p>
          </table:table-cell>
          <table:table-cell office:value-type="string" calcext:value-type="string">
            <text:p>cs12s015</text:p>
          </table:table-cell>
          <table:table-cell office:value-type="string" calcext:value-type="string">
            <text:p>anand.r.aiyer@gmail.com</text:p>
          </table:table-cell>
          <table:table-cell office:value-type="float" office:value="9789903586" calcext:value-type="float">
            <text:p>9789903586</text:p>
          </table:table-cell>
          <table:table-cell office:value-type="string" calcext:value-type="string">
            <text:p>Cauvery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India Qui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eenidhi Krishnan</text:p>
          </table:table-cell>
          <table:table-cell office:value-type="string" calcext:value-type="string">
            <text:p>hs11h041</text:p>
          </table:table-cell>
          <table:table-cell office:value-type="string" calcext:value-type="string">
            <text:p>sreenidhi.krishnan@gmail.com</text:p>
          </table:table-cell>
          <table:table-cell office:value-type="float" office:value="9445419721" calcext:value-type="float">
            <text:p>9445419721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Informals supercoordin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iram V</text:p>
          </table:table-cell>
          <table:table-cell office:value-type="string" calcext:value-type="string">
            <text:p>cs11b058</text:p>
          </table:table-cell>
          <table:table-cell office:value-type="string" calcext:value-type="string">
            <text:p>sriram.vasudevan.93@gmail.com</text:p>
          </table:table-cell>
          <table:table-cell office:value-type="float" office:value="9962894914" calcext:value-type="float">
            <text:p>9962894914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Informals supercoordin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rithavarshini Venkatesh</text:p>
          </table:table-cell>
          <table:table-cell office:value-type="string" calcext:value-type="string">
            <text:p>hs12h003</text:p>
          </table:table-cell>
          <table:table-cell office:value-type="string" calcext:value-type="string">
            <text:p>avarshiniv@gmail.com</text:p>
          </table:table-cell>
          <table:table-cell office:value-type="float" office:value="9790000000" calcext:value-type="float">
            <text:p>9790000000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ectures and Demonstrati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 Ravi Teja</text:p>
          </table:table-cell>
          <table:table-cell office:value-type="string" calcext:value-type="string">
            <text:p>me12b020</text:p>
          </table:table-cell>
          <table:table-cell office:value-type="string" calcext:value-type="string">
            <text:p>graviteja1994@gmail.com</text:p>
          </table:table-cell>
          <table:table-cell office:value-type="float" office:value="9498098062" calcext:value-type="float">
            <text:p>9498098062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ectures and Demonstrati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ssica Bernard</text:p>
          </table:table-cell>
          <table:table-cell office:value-type="string" calcext:value-type="string">
            <text:p>hs10h015</text:p>
          </table:table-cell>
          <table:table-cell office:value-type="string" calcext:value-type="string">
            <text:p>jessicabernardp@gmail.com</text:p>
          </table:table-cell>
          <table:table-cell office:value-type="float" office:value="9962594378" calcext:value-type="float">
            <text:p>9962594378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ectures and Demonstrati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el Jose</text:p>
          </table:table-cell>
          <table:table-cell office:value-type="string" calcext:value-type="string">
            <text:p>me10b091</text:p>
          </table:table-cell>
          <table:table-cell office:value-type="string" calcext:value-type="string">
            <text:p>noeljose.iitm@gmail.com</text:p>
          </table:table-cell>
          <table:table-cell office:value-type="float" office:value="9444357587" calcext:value-type="float">
            <text:p>9444357587</text:p>
          </table:table-cell>
          <table:table-cell office:value-type="string" calcext:value-type="string">
            <text:p>Mandak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ectures and Demonstrati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vamshu Prabhakar</text:p>
          </table:table-cell>
          <table:table-cell office:value-type="string" calcext:value-type="string">
            <text:p>ch11b058</text:p>
          </table:table-cell>
          <table:table-cell office:value-type="string" calcext:value-type="string">
            <text:p>shivamshu.prabhakar@gmail.com</text:p>
          </table:table-cell>
          <table:table-cell office:value-type="float" office:value="9962310717" calcext:value-type="float">
            <text:p>9962310717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ectures and Demonstrati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hwin S Pothen</text:p>
          </table:table-cell>
          <table:table-cell office:value-type="string" calcext:value-type="string">
            <text:p>me12b151</text:p>
          </table:table-cell>
          <table:table-cell office:value-type="string" calcext:value-type="string">
            <text:p>ashwinpothen93@gmail.com</text:p>
          </table:table-cell>
          <table:table-cell office:value-type="float" office:value="9884300360" calcext:value-type="float">
            <text:p>9884300360</text:p>
          </table:table-cell>
          <table:table-cell office:value-type="string" calcext:value-type="string">
            <text:p>Alakanan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ight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isankar Hs</text:p>
          </table:table-cell>
          <table:table-cell office:value-type="string" calcext:value-type="string">
            <text:p>bs12b047</text:p>
          </table:table-cell>
          <table:table-cell office:value-type="string" calcext:value-type="string">
            <text:p>harishankar93@gmail.com</text:p>
          </table:table-cell>
          <table:table-cell office:value-type="float" office:value="8754510543" calcext:value-type="float">
            <text:p>8754510543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ight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ran Vaddi</text:p>
          </table:table-cell>
          <table:table-cell office:value-type="string" calcext:value-type="string">
            <text:p>me12b099</text:p>
          </table:table-cell>
          <table:table-cell office:value-type="string" calcext:value-type="string">
            <text:p>kiranvaddi@live.com</text:p>
          </table:table-cell>
          <table:table-cell office:value-type="float" office:value="9884684857" calcext:value-type="float">
            <text:p>9884684857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ight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swaram Anirudh</text:p>
          </table:table-cell>
          <table:table-cell office:value-type="string" calcext:value-type="string">
            <text:p>ee12b110</text:p>
          </table:table-cell>
          <table:table-cell office:value-type="string" calcext:value-type="string">
            <text:p>anirudhsuswaram1994@gmail.com</text:p>
          </table:table-cell>
          <table:table-cell office:value-type="float" office:value="9789988255" calcext:value-type="float">
            <text:p>9789988255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ight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vin Aadithiyan C</text:p>
          </table:table-cell>
          <table:table-cell office:value-type="string" calcext:value-type="string">
            <text:p>hs10h017</text:p>
          </table:table-cell>
          <table:table-cell office:value-type="string" calcext:value-type="string">
            <text:p>kavinaaadithiyan@gmail.com</text:p>
          </table:table-cell>
          <table:table-cell office:value-type="float" office:value="9655777753" calcext:value-type="float">
            <text:p>9655777753</text:p>
          </table:table-cell>
          <table:table-cell office:value-type="string" calcext:value-type="string">
            <text:p>Tamrapar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one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aroop I Ramaswamy</text:p>
          </table:table-cell>
          <table:table-cell office:value-type="string" calcext:value-type="string">
            <text:p>ch10b068</text:p>
          </table:table-cell>
          <table:table-cell office:value-type="string" calcext:value-type="string">
            <text:p>ramaswamy.swaroop@gmail.com</text:p>
          </table:table-cell>
          <table:table-cell office:value-type="float" office:value="9444969499" calcext:value-type="float">
            <text:p>9444969499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one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teek Vijayavargia</text:p>
          </table:table-cell>
          <table:table-cell office:value-type="string" calcext:value-type="string">
            <text:p>hs10h025</text:p>
          </table:table-cell>
          <table:table-cell office:value-type="string" calcext:value-type="string">
            <text:p>svijayavargia@gmail.com</text:p>
          </table:table-cell>
          <table:table-cell office:value-type="float" office:value="9677135707" calcext:value-type="float">
            <text:p>9677135707</text:p>
          </table:table-cell>
          <table:table-cell office:value-type="string" calcext:value-type="string">
            <text:p>Tamrapar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one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ayadev Bhaskaran</text:p>
          </table:table-cell>
          <table:table-cell office:value-type="string" calcext:value-type="string">
            <text:p>ee10b123</text:p>
          </table:table-cell>
          <table:table-cell office:value-type="string" calcext:value-type="string">
            <text:p>jayadevbhaskaran@gmail.com</text:p>
          </table:table-cell>
          <table:table-cell office:value-type="float" office:value="9003073078" calcext:value-type="float">
            <text:p>9003073078</text:p>
          </table:table-cell>
          <table:table-cell office:value-type="string" calcext:value-type="string">
            <text:p>Mandak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Lone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hok Kumar Yadav</text:p>
          </table:table-cell>
          <table:table-cell office:value-type="string" calcext:value-type="string">
            <text:p>me12b079</text:p>
          </table:table-cell>
          <table:table-cell office:value-type="string" calcext:value-type="string">
            <text:p>ashokkumariitm@gmail.com</text:p>
          </table:table-cell>
          <table:table-cell office:value-type="float" office:value="9043429762" calcext:value-type="float">
            <text:p>9043429762</text:p>
          </table:table-cell>
          <table:table-cell office:value-type="string" calcext:value-type="string">
            <text:p>Alakanan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Media Ev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hul Kiran</text:p>
          </table:table-cell>
          <table:table-cell office:value-type="string" calcext:value-type="string">
            <text:p>ch11b084</text:p>
          </table:table-cell>
          <table:table-cell office:value-type="string" calcext:value-type="string">
            <text:p>rahulkiran1905@gmail.com</text:p>
          </table:table-cell>
          <table:table-cell office:value-type="float" office:value="8754532872" calcext:value-type="float">
            <text:p>8754532872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Media Ev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ash Patel</text:p>
          </table:table-cell>
          <table:table-cell office:value-type="string" calcext:value-type="string">
            <text:p>ce12b102</text:p>
          </table:table-cell>
          <table:table-cell office:value-type="string" calcext:value-type="string">
            <text:p>yash.patel926@gmail.com</text:p>
          </table:table-cell>
          <table:table-cell office:value-type="float" office:value="9043812195" calcext:value-type="float">
            <text:p>9043812195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Media Ev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unaq Banga</text:p>
          </table:table-cell>
          <table:table-cell office:value-type="string" calcext:value-type="string">
            <text:p>ed10b055</text:p>
          </table:table-cell>
          <table:table-cell office:value-type="string" calcext:value-type="string">
            <text:p>spykid21@gmail.com</text:p>
          </table:table-cell>
          <table:table-cell table:number-columns-repeated="4"/>
          <table:table-cell office:value-type="string" calcext:value-type="string">
            <text:p>Events</text:p>
          </table:table-cell>
          <table:table-cell office:value-type="string" calcext:value-type="string">
            <text:p>Mobile Informa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utam Venugopalan</text:p>
          </table:table-cell>
          <table:table-cell office:value-type="string" calcext:value-type="string">
            <text:p>ph10b004</text:p>
          </table:table-cell>
          <table:table-cell office:value-type="string" calcext:value-type="string">
            <text:p>krakedbones235@gmail.com,gautam.venugopalan@gmail.com</text:p>
          </table:table-cell>
          <table:table-cell office:value-type="float" office:value="944557107" calcext:value-type="float">
            <text:p>944557107</text:p>
          </table:table-cell>
          <table:table-cell office:value-type="string" calcext:value-type="string">
            <text:p>Tamrapar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Mobile Informa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ituja Saha</text:p>
          </table:table-cell>
          <table:table-cell office:value-type="string" calcext:value-type="string">
            <text:p>hs10h028</text:p>
          </table:table-cell>
          <table:table-cell office:value-type="string" calcext:value-type="string">
            <text:p>srituja@gmail.com</text:p>
          </table:table-cell>
          <table:table-cell office:value-type="float" office:value="9840083395" calcext:value-type="float">
            <text:p>9840083395</text:p>
          </table:table-cell>
          <table:table-cell office:value-type="string" calcext:value-type="string">
            <text:p>Sharav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Panach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kit Jain</text:p>
          </table:table-cell>
          <table:table-cell office:value-type="string" calcext:value-type="string">
            <text:p>me12b158</text:p>
          </table:table-cell>
          <table:table-cell office:value-type="string" calcext:value-type="string">
            <text:p>bhaiji.ankitjain1993@gmail.com</text:p>
          </table:table-cell>
          <table:table-cell office:value-type="float" office:value="9043807215" calcext:value-type="float">
            <text:p>9043807215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Panach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ita Mujumdar</text:p>
          </table:table-cell>
          <table:table-cell office:value-type="string" calcext:value-type="string">
            <text:p>hs10h034</text:p>
          </table:table-cell>
          <table:table-cell office:value-type="string" calcext:value-type="string">
            <text:p>atims245@gmail.com</text:p>
          </table:table-cell>
          <table:table-cell office:value-type="float" office:value="8939570987" calcext:value-type="float">
            <text:p>8939570987</text:p>
          </table:table-cell>
          <table:table-cell office:value-type="string" calcext:value-type="string">
            <text:p>Sharav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Panach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hruva Katrekar</text:p>
          </table:table-cell>
          <table:table-cell office:value-type="string" calcext:value-type="string">
            <text:p>bt11b017</text:p>
          </table:table-cell>
          <table:table-cell office:value-type="string" calcext:value-type="string">
            <text:p>dhruvakatrekar@gmail.com</text:p>
          </table:table-cell>
          <table:table-cell office:value-type="float" office:value="9962303153" calcext:value-type="float">
            <text:p>9962303153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PotPourr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wajith Venugopal</text:p>
          </table:table-cell>
          <table:table-cell office:value-type="string" calcext:value-type="string">
            <text:p>cs11b028</text:p>
          </table:table-cell>
          <table:table-cell office:value-type="string" calcext:value-type="string">
            <text:p>viswajithiii@gmail.com</text:p>
          </table:table-cell>
          <table:table-cell office:value-type="float" office:value="8122219733" calcext:value-type="float">
            <text:p>8122219733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PotPourr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jun Ajay</text:p>
          </table:table-cell>
          <table:table-cell office:value-type="string" calcext:value-type="string">
            <text:p>me11b102</text:p>
          </table:table-cell>
          <table:table-cell office:value-type="string" calcext:value-type="string">
            <text:p>arjunajay100@gmail.com</text:p>
          </table:table-cell>
          <table:table-cell office:value-type="float" office:value="9884734247" calcext:value-type="float">
            <text:p>9884734247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Roadshow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mita Ghosh</text:p>
          </table:table-cell>
          <table:table-cell office:value-type="string" calcext:value-type="string">
            <text:p>hs11h012</text:p>
          </table:table-cell>
          <table:table-cell office:value-type="string" calcext:value-type="string">
            <text:p>asmitaghosh18@gmail.com</text:p>
          </table:table-cell>
          <table:table-cell office:value-type="float" office:value="9962959445" calcext:value-type="float">
            <text:p>9962959445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Roadshow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uthaman Vb</text:p>
          </table:table-cell>
          <table:table-cell office:value-type="string" calcext:value-type="string">
            <text:p>ee11b018</text:p>
          </table:table-cell>
          <table:table-cell office:value-type="string" calcext:value-type="string">
            <text:p>gtmnvb@gmail.com</text:p>
          </table:table-cell>
          <table:table-cell office:value-type="float" office:value="7418192025" calcext:value-type="float">
            <text:p>7418192025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Roadshow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 Vegnesh</text:p>
          </table:table-cell>
          <table:table-cell office:value-type="string" calcext:value-type="string">
            <text:p>ae10b031</text:p>
          </table:table-cell>
          <table:table-cell office:value-type="string" calcext:value-type="string">
            <text:p>vegnesh@gmail.com</text:p>
          </table:table-cell>
          <table:table-cell office:value-type="float" office:value="9043921753" calcext:value-type="float">
            <text:p>9043921753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cavenger Hunt + Treasure Hu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dru D</text:p>
          </table:table-cell>
          <table:table-cell office:value-type="string" calcext:value-type="string">
            <text:p>ae10b005</text:p>
          </table:table-cell>
          <table:table-cell office:value-type="string" calcext:value-type="string">
            <text:p>chandrudiitm@gmail.com</text:p>
          </table:table-cell>
          <table:table-cell office:value-type="float" office:value="7708806667" calcext:value-type="float">
            <text:p>7708806667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cavenger Hunt + Treasure Hu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ish Km</text:p>
          </table:table-cell>
          <table:table-cell office:value-type="string" calcext:value-type="string">
            <text:p>ae10b012</text:p>
          </table:table-cell>
          <table:table-cell office:value-type="string" calcext:value-type="string">
            <text:p>harish.km91@gmail.com</text:p>
          </table:table-cell>
          <table:table-cell office:value-type="float" office:value="9840427623" calcext:value-type="float">
            <text:p>9840427623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cavenger Hunt + Treasure Hu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heek Dasgupta</text:p>
          </table:table-cell>
          <table:table-cell office:value-type="string" calcext:value-type="string">
            <text:p>bs12b036</text:p>
          </table:table-cell>
          <table:table-cell office:value-type="string" calcext:value-type="string">
            <text:p>abheektheemperor@gmail.com</text:p>
          </table:table-cell>
          <table:table-cell office:value-type="float" office:value="9677023975" calcext:value-type="float">
            <text:p>9677023975</text:p>
          </table:table-cell>
          <table:table-cell office:value-type="string" calcext:value-type="string">
            <text:p>Dayscholar</text:p>
          </table:table-cell>
          <table:table-cell/>
          <table:table-cell office:value-type="float" office:value="22576416" calcext:value-type="float">
            <text:p>22576416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Scrab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sanna Venkatesh</text:p>
          </table:table-cell>
          <table:table-cell office:value-type="string" calcext:value-type="string">
            <text:p>na12b024</text:p>
          </table:table-cell>
          <table:table-cell office:value-type="string" calcext:value-type="string">
            <text:p>rpvenkatesh.938@gmail.com</text:p>
          </table:table-cell>
          <table:table-cell office:value-type="float" office:value="9952938937" calcext:value-type="float">
            <text:p>9952938937</text:p>
          </table:table-cell>
          <table:table-cell office:value-type="string" calcext:value-type="string">
            <text:p>Goa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aking Eve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arnath</text:p>
          </table:table-cell>
          <table:table-cell office:value-type="string" calcext:value-type="string">
            <text:p>me12b153</text:p>
          </table:table-cell>
          <table:table-cell office:value-type="string" calcext:value-type="string">
            <text:p>shankvee@gmail.com</text:p>
          </table:table-cell>
          <table:table-cell office:value-type="float" office:value="8056104183" calcext:value-type="float">
            <text:p>8056104183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aking Eve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dant Agrawal</text:p>
          </table:table-cell>
          <table:table-cell office:value-type="string" calcext:value-type="string">
            <text:p>me12b154</text:p>
          </table:table-cell>
          <table:table-cell office:value-type="string" calcext:value-type="string">
            <text:p>vedant.agrawal13@gmail.com</text:p>
          </table:table-cell>
          <table:table-cell office:value-type="float" office:value="9884299316" calcext:value-type="float">
            <text:p>9884299316</text:p>
          </table:table-cell>
          <table:table-cell office:value-type="string" calcext:value-type="string">
            <text:p>Narmad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aking Eve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ha Bhallamudi</text:p>
          </table:table-cell>
          <table:table-cell office:value-type="string" calcext:value-type="string">
            <text:p>hs12h018</text:p>
          </table:table-cell>
          <table:table-cell office:value-type="string" calcext:value-type="string">
            <text:p>b.isha.ravi@gmail.com</text:p>
          </table:table-cell>
          <table:table-cell office:value-type="float" office:value="9962614370" calcext:value-type="float">
            <text:p>9962614370</text:p>
          </table:table-cell>
          <table:table-cell office:value-type="string" calcext:value-type="string">
            <text:p>Sharava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lling B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gavi Suryanarayanan</text:p>
          </table:table-cell>
          <table:table-cell office:value-type="string" calcext:value-type="string">
            <text:p>hs12h012</text:p>
          </table:table-cell>
          <table:table-cell office:value-type="string" calcext:value-type="string">
            <text:p>bhargavi.suryanarayanan@gmail.com</text:p>
          </table:table-cell>
          <table:table-cell office:value-type="float" office:value="9962301632" calcext:value-type="float">
            <text:p>9962301632</text:p>
          </table:table-cell>
          <table:table-cell office:value-type="string" calcext:value-type="string">
            <text:p>Sharava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lling B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avindabharati R</text:p>
          </table:table-cell>
          <table:table-cell office:value-type="string" calcext:value-type="string">
            <text:p>bt11b003</text:p>
          </table:table-cell>
          <table:table-cell office:value-type="string" calcext:value-type="string">
            <text:p>aravindabharathi@gmail.com</text:p>
          </table:table-cell>
          <table:table-cell office:value-type="float" office:value="9789010674" calcext:value-type="float">
            <text:p>9789010674</text:p>
          </table:table-cell>
          <table:table-cell office:value-type="string" calcext:value-type="string">
            <text:p>Alakanan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nt qui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vamshu Prabhakar</text:p>
          </table:table-cell>
          <table:table-cell office:value-type="string" calcext:value-type="string">
            <text:p>ch11b058</text:p>
          </table:table-cell>
          <table:table-cell office:value-type="string" calcext:value-type="string">
            <text:p>shivamshu.prabhakar@gmail.com</text:p>
          </table:table-cell>
          <table:table-cell office:value-type="float" office:value="9962310717" calcext:value-type="float">
            <text:p>9962310717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nt qui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hil Mathur</text:p>
          </table:table-cell>
          <table:table-cell office:value-type="string" calcext:value-type="string">
            <text:p>hs10h029</text:p>
          </table:table-cell>
          <table:table-cell office:value-type="string" calcext:value-type="string">
            <text:p>sahilmathur92@gmail.com</text:p>
          </table:table-cell>
          <table:table-cell office:value-type="float" office:value="9952969979" calcext:value-type="float">
            <text:p>9952969979</text:p>
          </table:table-cell>
          <table:table-cell office:value-type="string" calcext:value-type="string">
            <text:p>Tamraparani 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pEnt qui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armad Navelker</text:p>
          </table:table-cell>
          <table:table-cell office:value-type="string" calcext:value-type="string">
            <text:p>ce11b051</text:p>
          </table:table-cell>
          <table:table-cell office:value-type="string" calcext:value-type="string">
            <text:p>sharmadmf@gmail.com</text:p>
          </table:table-cell>
          <table:table-cell office:value-type="float" office:value="8608967042" calcext:value-type="float">
            <text:p>8608967042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treet Spo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khil Alphonse</text:p>
          </table:table-cell>
          <table:table-cell office:value-type="string" calcext:value-type="string">
            <text:p>na11b024</text:p>
          </table:table-cell>
          <table:table-cell office:value-type="string" calcext:value-type="string">
            <text:p>nikhilalphonse@gmail.com</text:p>
          </table:table-cell>
          <table:table-cell office:value-type="float" office:value="9962250677" calcext:value-type="float">
            <text:p>9962250677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treet Spor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ayush Gupta</text:p>
          </table:table-cell>
          <table:table-cell office:value-type="string" calcext:value-type="string">
            <text:p>me12b125</text:p>
          </table:table-cell>
          <table:table-cell office:value-type="string" calcext:value-type="string">
            <text:p>aayushgupta7295@gmail.com</text:p>
          </table:table-cell>
          <table:table-cell office:value-type="float" office:value="8124572766" calcext:value-type="float">
            <text:p>8124572766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udok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hal</text:p>
          </table:table-cell>
          <table:table-cell office:value-type="string" calcext:value-type="string">
            <text:p>ch12b040</text:p>
          </table:table-cell>
          <table:table-cell office:value-type="string" calcext:value-type="string">
            <text:p>nehalthegenius01@gmail.com</text:p>
          </table:table-cell>
          <table:table-cell office:value-type="float" office:value="7200468327" calcext:value-type="float">
            <text:p>7200468327</text:p>
          </table:table-cell>
          <table:table-cell office:value-type="string" calcext:value-type="string">
            <text:p>mandak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Sudok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angkumaran Jayabharathi</text:p>
          </table:table-cell>
          <table:table-cell office:value-type="string" calcext:value-type="string">
            <text:p>ee10b009</text:p>
          </table:table-cell>
          <table:table-cell office:value-type="string" calcext:value-type="string">
            <text:p>elangkumaranj@gmail.com</text:p>
          </table:table-cell>
          <table:table-cell office:value-type="float" office:value="9791017685" calcext:value-type="float">
            <text:p>9791017685</text:p>
          </table:table-cell>
          <table:table-cell office:value-type="string" calcext:value-type="string">
            <text:p>Saras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Tamil Stand-u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ashankar</text:p>
          </table:table-cell>
          <table:table-cell office:value-type="string" calcext:value-type="string">
            <text:p>ch09b075</text:p>
          </table:table-cell>
          <table:table-cell office:value-type="string" calcext:value-type="string">
            <text:p>tdrickshaw@gmail.com</text:p>
          </table:table-cell>
          <table:table-cell office:value-type="float" office:value="9790829323" calcext:value-type="float">
            <text:p>9790829323</text:p>
          </table:table-cell>
          <table:table-cell office:value-type="string" calcext:value-type="string">
            <text:p>Narma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Tamil Stand-u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vijay Mahra</text:p>
          </table:table-cell>
          <table:table-cell office:value-type="string" calcext:value-type="string">
            <text:p>ch11b022</text:p>
          </table:table-cell>
          <table:table-cell office:value-type="string" calcext:value-type="string">
            <text:p>digvj92@gmail.com</text:p>
          </table:table-cell>
          <table:table-cell office:value-type="float" office:value="9677169792" calcext:value-type="float">
            <text:p>9677169792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Thesp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dyot Bharadwaj</text:p>
          </table:table-cell>
          <table:table-cell office:value-type="string" calcext:value-type="string">
            <text:p>hs10h023</text:p>
          </table:table-cell>
          <table:table-cell office:value-type="string" calcext:value-type="string">
            <text:p>pradyot2801@gmail.com</text:p>
          </table:table-cell>
          <table:table-cell office:value-type="float" office:value="9884308835" calcext:value-type="float">
            <text:p>9884308835</text:p>
          </table:table-cell>
          <table:table-cell office:value-type="string" calcext:value-type="string">
            <text:p>Tamb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Thesp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danth Nair</text:p>
          </table:table-cell>
          <table:table-cell office:value-type="string" calcext:value-type="string">
            <text:p>ae11b033</text:p>
          </table:table-cell>
          <table:table-cell office:value-type="string" calcext:value-type="string">
            <text:p>vedanth.nair44@gmail.com</text:p>
          </table:table-cell>
          <table:table-cell office:value-type="float" office:value="9962609691" calcext:value-type="float">
            <text:p>9962609691</text:p>
          </table:table-cell>
          <table:table-cell office:value-type="string" calcext:value-type="string">
            <text:p>Narma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Thesp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shith Guntha</text:p>
          </table:table-cell>
          <table:table-cell office:value-type="string" calcext:value-type="string">
            <text:p>ee12b085</text:p>
          </table:table-cell>
          <table:table-cell office:value-type="string" calcext:value-type="string">
            <text:p>hgunta@gmail.com</text:p>
          </table:table-cell>
          <table:table-cell office:value-type="float" office:value="8056218742" calcext:value-type="float">
            <text:p>8056218742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estern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thik Chandrasekar</text:p>
          </table:table-cell>
          <table:table-cell office:value-type="string" calcext:value-type="string">
            <text:p>ae11b015</text:p>
          </table:table-cell>
          <table:table-cell office:value-type="string" calcext:value-type="string">
            <text:p>karthik.chandrasekar1992@gmail.com</text:p>
          </table:table-cell>
          <table:table-cell office:value-type="float" office:value="9176407949" calcext:value-type="float">
            <text:p>9176407949</text:p>
          </table:table-cell>
          <table:table-cell office:value-type="string" calcext:value-type="string">
            <text:p>Mandakin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estern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rupa Maria Varghese</text:p>
          </table:table-cell>
          <table:table-cell office:value-type="string" calcext:value-type="string">
            <text:p>hs12h024</text:p>
          </table:table-cell>
          <table:table-cell office:value-type="string" calcext:value-type="string">
            <text:p>k4krupa.94@gmail.com</text:p>
          </table:table-cell>
          <table:table-cell office:value-type="float" office:value="8939009242" calcext:value-type="float">
            <text:p>8939009242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estern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mita Krishnamurty</text:p>
          </table:table-cell>
          <table:table-cell office:value-type="string" calcext:value-type="string">
            <text:p>hs12h050</text:p>
          </table:table-cell>
          <table:table-cell office:value-type="string" calcext:value-type="string">
            <text:p>namita.krishnamurthy@gmail.com</text:p>
          </table:table-cell>
          <table:table-cell office:value-type="float" office:value="8056123363" calcext:value-type="float">
            <text:p>8056123363</text:p>
          </table:table-cell>
          <table:table-cell office:value-type="string" calcext:value-type="string">
            <text:p>Sharavat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estern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vss Raju</text:p>
          </table:table-cell>
          <table:table-cell office:value-type="string" calcext:value-type="string">
            <text:p>mm12b021</text:p>
          </table:table-cell>
          <table:table-cell office:value-type="string" calcext:value-type="string">
            <text:p>tedsuperio@gmail.com</text:p>
          </table:table-cell>
          <table:table-cell office:value-type="float" office:value="9884299285" calcext:value-type="float">
            <text:p>9884299285</text:p>
          </table:table-cell>
          <table:table-cell office:value-type="string" calcext:value-type="string">
            <text:p>Sarasw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estern Mus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niel Viju</text:p>
          </table:table-cell>
          <table:table-cell office:value-type="string" calcext:value-type="string">
            <text:p>ch12b080</text:p>
          </table:table-cell>
          <table:table-cell office:value-type="string" calcext:value-type="string">
            <text:p>danijoel4536@gmail.com</text:p>
          </table:table-cell>
          <table:table-cell office:value-type="float" office:value="8870269992" calcext:value-type="float">
            <text:p>8870269992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orksh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viya Piriyah</text:p>
          </table:table-cell>
          <table:table-cell office:value-type="string" calcext:value-type="string">
            <text:p>ce11b026</text:p>
          </table:table-cell>
          <table:table-cell office:value-type="string" calcext:value-type="string">
            <text:p>kaviya.cornetto@gmail.com</text:p>
          </table:table-cell>
          <table:table-cell office:value-type="float" office:value="9566244086" calcext:value-type="float">
            <text:p>9566244086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orksh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vya Rb</text:p>
          </table:table-cell>
          <table:table-cell office:value-type="string" calcext:value-type="string">
            <text:p>hs12h021</text:p>
          </table:table-cell>
          <table:table-cell office:value-type="string" calcext:value-type="string">
            <text:p>rbkavya@gmail.com</text:p>
          </table:table-cell>
          <table:table-cell office:value-type="float" office:value="9445964901" calcext:value-type="float">
            <text:p>9445964901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orksh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threya L</text:p>
          </table:table-cell>
          <table:table-cell office:value-type="string" calcext:value-type="string">
            <text:p>ae12b011</text:p>
          </table:table-cell>
          <table:table-cell office:value-type="string" calcext:value-type="string">
            <text:p>lmythreya@gmail.com</text:p>
          </table:table-cell>
          <table:table-cell office:value-type="float" office:value="9043808615" calcext:value-type="float">
            <text:p>9043808615</text:p>
          </table:table-cell>
          <table:table-cell office:value-type="string" calcext:value-type="string">
            <text:p>Alakanand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orksh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kma Prince</text:p>
          </table:table-cell>
          <table:table-cell office:value-type="string" calcext:value-type="string">
            <text:p>hs11h034</text:p>
          </table:table-cell>
          <table:table-cell office:value-type="string" calcext:value-type="string">
            <text:p>rukmaprince@gmail.com</text:p>
          </table:table-cell>
          <table:table-cell office:value-type="float" office:value="7418276687" calcext:value-type="float">
            <text:p>7418276687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riting Eve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shyah Kumar</text:p>
          </table:table-cell>
          <table:table-cell office:value-type="string" calcext:value-type="string">
            <text:p>hs12h002</text:p>
          </table:table-cell>
          <table:table-cell office:value-type="string" calcext:value-type="string">
            <text:p>akshy.krish94@gmail.com</text:p>
          </table:table-cell>
          <table:table-cell office:value-type="float" office:value="9486166535" calcext:value-type="float">
            <text:p>9486166535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riting Eve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rmal</text:p>
          </table:table-cell>
          <table:table-cell office:value-type="string" calcext:value-type="string">
            <text:p>ch11b093</text:p>
          </table:table-cell>
          <table:table-cell office:value-type="string" calcext:value-type="string">
            <text:p>hbk.nirmal@gmail.com</text:p>
          </table:table-cell>
          <table:table-cell office:value-type="float" office:value="9600168764" calcext:value-type="float">
            <text:p>9600168764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TG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shay</text:p>
          </table:table-cell>
          <table:table-cell office:value-type="string" calcext:value-type="string">
            <text:p>ep11b002</text:p>
          </table:table-cell>
          <table:table-cell office:value-type="string" calcext:value-type="string">
            <text:p>akshaykri@gmail.com</text:p>
          </table:table-cell>
          <table:table-cell office:value-type="float" office:value="9940633272" calcext:value-type="float">
            <text:p>9940633272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WTG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elima K</text:p>
          </table:table-cell>
          <table:table-cell office:value-type="string" calcext:value-type="string">
            <text:p>mm11b023</text:p>
          </table:table-cell>
          <table:table-cell office:value-type="string" calcext:value-type="string">
            <text:p>neelukad@gmail.com</text:p>
          </table:table-cell>
          <table:table-cell office:value-type="float" office:value="9884410583" calcext:value-type="float">
            <text:p>9884410583</text:p>
          </table:table-cell>
          <table:table-cell office:value-type="string" calcext:value-type="string">
            <text:p>sharavathi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shaal D</text:p>
          </table:table-cell>
          <table:table-cell office:value-type="string" calcext:value-type="string">
            <text:p>ed11b055</text:p>
          </table:table-cell>
          <table:table-cell office:value-type="string" calcext:value-type="string">
            <text:p>visiitm2011@gmail.com</text:p>
          </table:table-cell>
          <table:table-cell office:value-type="float" office:value="9840322779" calcext:value-type="float">
            <text:p>9840322779</text:p>
          </table:table-cell>
          <table:table-cell office:value-type="string" calcext:value-type="string">
            <text:p>Saras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lla Ketav Chandra</text:p>
          </table:table-cell>
          <table:table-cell office:value-type="string" calcext:value-type="string">
            <text:p>me11b030</text:p>
          </table:table-cell>
          <table:table-cell office:value-type="string" calcext:value-type="string">
            <text:p>ketavchandra@gmail.com</text:p>
          </table:table-cell>
          <table:table-cell office:value-type="float" office:value="9884829795" calcext:value-type="float">
            <text:p>9884829795</text:p>
          </table:table-cell>
          <table:table-cell office:value-type="string" calcext:value-type="string">
            <text:p>Tapti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.Lakshmi Sushmitha</text:p>
          </table:table-cell>
          <table:table-cell office:value-type="string" calcext:value-type="string">
            <text:p>me11b106</text:p>
          </table:table-cell>
          <table:table-cell office:value-type="string" calcext:value-type="string">
            <text:p>susmitha.dommalapati@gmail.com</text:p>
          </table:table-cell>
          <table:table-cell office:value-type="float" office:value="9043395156" calcext:value-type="float">
            <text:p>9043395156</text:p>
          </table:table-cell>
          <table:table-cell office:value-type="string" calcext:value-type="string">
            <text:p>Sharavathi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yachandran K</text:p>
          </table:table-cell>
          <table:table-cell office:value-type="string" calcext:value-type="string">
            <text:p>mm11b015</text:p>
          </table:table-cell>
          <table:table-cell office:value-type="string" calcext:value-type="string">
            <text:p>chayandran2010@gmail.com</text:p>
          </table:table-cell>
          <table:table-cell office:value-type="float" office:value="9442300001" calcext:value-type="float">
            <text:p>9442300001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jus R</text:p>
          </table:table-cell>
          <table:table-cell office:value-type="string" calcext:value-type="string">
            <text:p>ch11b067</text:p>
          </table:table-cell>
          <table:table-cell office:value-type="string" calcext:value-type="string">
            <text:p>thejusroe@gmail.com</text:p>
          </table:table-cell>
          <table:table-cell office:value-type="float" office:value="7418276327" calcext:value-type="float">
            <text:p>7418276327</text:p>
          </table:table-cell>
          <table:table-cell office:value-type="string" calcext:value-type="string">
            <text:p>Narmada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apnika Amancha</text:p>
          </table:table-cell>
          <table:table-cell office:value-type="string" calcext:value-type="string">
            <text:p>ce11b003</text:p>
          </table:table-cell>
          <table:table-cell office:value-type="string" calcext:value-type="string">
            <text:p>swapnika29593@gmail.com</text:p>
          </table:table-cell>
          <table:table-cell office:value-type="float" office:value="9940693009" calcext:value-type="float">
            <text:p>9940693009</text:p>
          </table:table-cell>
          <table:table-cell office:value-type="string" calcext:value-type="string">
            <text:p>sharavathi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ithya Ramesh</text:p>
          </table:table-cell>
          <table:table-cell office:value-type="string" calcext:value-type="string">
            <text:p>ed11b002</text:p>
          </table:table-cell>
          <table:table-cell office:value-type="string" calcext:value-type="string">
            <text:p>adi420rmsh@gmail.com</text:p>
          </table:table-cell>
          <table:table-cell office:value-type="float" office:value="9677072186" calcext:value-type="float">
            <text:p>9677072186</text:p>
          </table:table-cell>
          <table:table-cell office:value-type="string" calcext:value-type="string">
            <text:p>Alak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hiran Jamana</text:p>
          </table:table-cell>
          <table:table-cell office:value-type="string" calcext:value-type="string">
            <text:p>bt11b013</text:p>
          </table:table-cell>
          <table:table-cell office:value-type="string" calcext:value-type="string">
            <text:p>dhiranjamana27@gmail.com</text:p>
          </table:table-cell>
          <table:table-cell office:value-type="float" office:value="9940599704" calcext:value-type="float">
            <text:p>9940599704</text:p>
          </table:table-cell>
          <table:table-cell office:value-type="string" calcext:value-type="string">
            <text:p>jamuna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il</text:p>
          </table:table-cell>
          <table:table-cell office:value-type="string" calcext:value-type="string">
            <text:p>me11b065</text:p>
          </table:table-cell>
          <table:table-cell office:value-type="string" calcext:value-type="string">
            <text:p>sshr1211@gmail.com</text:p>
          </table:table-cell>
          <table:table-cell office:value-type="float" office:value="9500354234" calcext:value-type="float">
            <text:p>9500354234</text:p>
          </table:table-cell>
          <table:table-cell office:value-type="string" calcext:value-type="string">
            <text:p>Jamuna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 Mounica</text:p>
          </table:table-cell>
          <table:table-cell office:value-type="string" calcext:value-type="string">
            <text:p>ch12b052</text:p>
          </table:table-cell>
          <table:table-cell office:value-type="string" calcext:value-type="string">
            <text:p>mounica95.rudra@gmail.com</text:p>
          </table:table-cell>
          <table:table-cell office:value-type="float" office:value="8148845162" calcext:value-type="float">
            <text:p>8148845162</text:p>
          </table:table-cell>
          <table:table-cell office:value-type="string" calcext:value-type="string">
            <text:p>sharavathi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 Harish</text:p>
          </table:table-cell>
          <table:table-cell office:value-type="string" calcext:value-type="string">
            <text:p>ch12b073</text:p>
          </table:table-cell>
          <table:table-cell office:value-type="string" calcext:value-type="string">
            <text:p>harishv1337@gmail.com</text:p>
          </table:table-cell>
          <table:table-cell office:value-type="float" office:value="9445404148" calcext:value-type="float">
            <text:p>9445404148</text:p>
          </table:table-cell>
          <table:table-cell office:value-type="string" calcext:value-type="string">
            <text:p>Narmada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 Srikanth</text:p>
          </table:table-cell>
          <table:table-cell office:value-type="string" calcext:value-type="string">
            <text:p>ee12b052</text:p>
          </table:table-cell>
          <table:table-cell office:value-type="string" calcext:value-type="string">
            <text:p>kskanth123@gmail.com</text:p>
          </table:table-cell>
          <table:table-cell office:value-type="float" office:value="9677161836" calcext:value-type="float">
            <text:p>9677161836</text:p>
          </table:table-cell>
          <table:table-cell office:value-type="string" calcext:value-type="string">
            <text:p>Tapt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. Sandeep</text:p>
          </table:table-cell>
          <table:table-cell office:value-type="string" calcext:value-type="string">
            <text:p>me12b017</text:p>
          </table:table-cell>
          <table:table-cell office:value-type="string" calcext:value-type="string">
            <text:p>chitlasandeep@gmail.com</text:p>
          </table:table-cell>
          <table:table-cell office:value-type="float" office:value="9884684955" calcext:value-type="float">
            <text:p>9884684955</text:p>
          </table:table-cell>
          <table:table-cell office:value-type="string" calcext:value-type="string">
            <text:p>Godavari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 T Abhinav Surya</text:p>
          </table:table-cell>
          <table:table-cell office:value-type="string" calcext:value-type="string">
            <text:p>me12b034</text:p>
          </table:table-cell>
          <table:table-cell office:value-type="string" calcext:value-type="string">
            <text:p>ltas249@gmail.com</text:p>
          </table:table-cell>
          <table:table-cell office:value-type="float" office:value="9894769833" calcext:value-type="float">
            <text:p>9894769833</text:p>
          </table:table-cell>
          <table:table-cell office:value-type="string" calcext:value-type="string">
            <text:p>Ganga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.Sreeharsha</text:p>
          </table:table-cell>
          <table:table-cell office:value-type="string" calcext:value-type="string">
            <text:p>be12b010</text:p>
          </table:table-cell>
          <table:table-cell office:value-type="string" calcext:value-type="string">
            <text:p>sreeharsha68shg@gmail.com</text:p>
          </table:table-cell>
          <table:table-cell office:value-type="float" office:value="9962663576" calcext:value-type="float">
            <text:p>9962663576</text:p>
          </table:table-cell>
          <table:table-cell office:value-type="string" calcext:value-type="string">
            <text:p>Alakananda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kit Shukla</text:p>
          </table:table-cell>
          <table:table-cell office:value-type="string" calcext:value-type="string">
            <text:p>ee12b075</text:p>
          </table:table-cell>
          <table:table-cell office:value-type="string" calcext:value-type="string">
            <text:p>ankit.iitee@gmail.com</text:p>
          </table:table-cell>
          <table:table-cell office:value-type="float" office:value="9444344168" calcext:value-type="float">
            <text:p>9444344168</text:p>
          </table:table-cell>
          <table:table-cell office:value-type="string" calcext:value-type="string">
            <text:p>Alakananda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.Kiran</text:p>
          </table:table-cell>
          <table:table-cell office:value-type="string" calcext:value-type="string">
            <text:p>me12b037</text:p>
          </table:table-cell>
          <table:table-cell office:value-type="string" calcext:value-type="string">
            <text:p>mkiran1994@gmail.com</text:p>
          </table:table-cell>
          <table:table-cell office:value-type="float" office:value="9994434556" calcext:value-type="float">
            <text:p>9994434556</text:p>
          </table:table-cell>
          <table:table-cell office:value-type="string" calcext:value-type="string">
            <text:p>Ganga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.V.Pavan Kumar</text:p>
          </table:table-cell>
          <table:table-cell office:value-type="string" calcext:value-type="string">
            <text:p>ee12b010</text:p>
          </table:table-cell>
          <table:table-cell office:value-type="string" calcext:value-type="string">
            <text:p>pavankumbv@gmail.com</text:p>
          </table:table-cell>
          <table:table-cell office:value-type="float" office:value="9498098073" calcext:value-type="float">
            <text:p>9498098073</text:p>
          </table:table-cell>
          <table:table-cell office:value-type="string" calcext:value-type="string">
            <text:p>Alakanand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hammed Thanzeel K A</text:p>
          </table:table-cell>
          <table:table-cell office:value-type="string" calcext:value-type="string">
            <text:p>ed12b032</text:p>
          </table:table-cell>
          <table:table-cell office:value-type="string" calcext:value-type="string">
            <text:p>muhammed.thanzeel@gmail.com</text:p>
          </table:table-cell>
          <table:table-cell office:value-type="float" office:value="9677152323" calcext:value-type="float">
            <text:p>9677152323</text:p>
          </table:table-cell>
          <table:table-cell office:value-type="string" calcext:value-type="string">
            <text:p>Tapti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ay Kumar B</text:p>
          </table:table-cell>
          <table:table-cell office:value-type="string" calcext:value-type="string">
            <text:p>ce12b011</text:p>
          </table:table-cell>
          <table:table-cell office:value-type="string" calcext:value-type="string">
            <text:p>vinaybyri99@gmail.com</text:p>
          </table:table-cell>
          <table:table-cell office:value-type="float" office:value="9043816342" calcext:value-type="float">
            <text:p>9043816342</text:p>
          </table:table-cell>
          <table:table-cell office:value-type="string" calcext:value-type="string">
            <text:p>Alakananda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thri B</text:p>
          </table:table-cell>
          <table:table-cell office:value-type="string" calcext:value-type="string">
            <text:p>ce12b012</text:p>
          </table:table-cell>
          <table:table-cell office:value-type="string" calcext:value-type="string">
            <text:p>mythri962@gmail.com</text:p>
          </table:table-cell>
          <table:table-cell office:value-type="float" office:value="9884299515" calcext:value-type="float">
            <text:p>9884299515</text:p>
          </table:table-cell>
          <table:table-cell office:value-type="string" calcext:value-type="string">
            <text:p>sharavathi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i Keerthi Priya N</text:p>
          </table:table-cell>
          <table:table-cell office:value-type="string" calcext:value-type="string">
            <text:p>ce12b039</text:p>
          </table:table-cell>
          <table:table-cell office:value-type="string" calcext:value-type="string">
            <text:p>nallagatla.keerthi@gmail.com</text:p>
          </table:table-cell>
          <table:table-cell office:value-type="float" office:value="9498073431" calcext:value-type="float">
            <text:p>9498073431</text:p>
          </table:table-cell>
          <table:table-cell office:value-type="string" calcext:value-type="string">
            <text:p>sharavathi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u John</text:p>
          </table:table-cell>
          <table:table-cell office:value-type="string" calcext:value-type="string">
            <text:p>me12b167</text:p>
          </table:table-cell>
          <table:table-cell office:value-type="string" calcext:value-type="string">
            <text:p>manujohn2994@gmail.com</text:p>
          </table:table-cell>
          <table:table-cell office:value-type="float" office:value="9495232277" calcext:value-type="float">
            <text:p>9495232277</text:p>
          </table:table-cell>
          <table:table-cell office:value-type="string" calcext:value-type="string">
            <text:p>ganga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hithi Sampath Yeleswarapu</text:p>
          </table:table-cell>
          <table:table-cell office:value-type="string" calcext:value-type="string">
            <text:p>ee12b136</text:p>
          </table:table-cell>
          <table:table-cell office:value-type="string" calcext:value-type="string">
            <text:p>y.sahithi@gmail.com</text:p>
          </table:table-cell>
          <table:table-cell office:value-type="float" office:value="9043814216" calcext:value-type="float">
            <text:p>9043814216</text:p>
          </table:table-cell>
          <table:table-cell office:value-type="string" calcext:value-type="string">
            <text:p>sharavathi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.Bhavana</text:p>
          </table:table-cell>
          <table:table-cell office:value-type="string" calcext:value-type="string">
            <text:p>bs12b051</text:p>
          </table:table-cell>
          <table:table-cell office:value-type="string" calcext:value-type="string">
            <text:p>bhavana.martha@gmail.com</text:p>
          </table:table-cell>
          <table:table-cell office:value-type="float" office:value="9052646662" calcext:value-type="float">
            <text:p>9052646662</text:p>
          </table:table-cell>
          <table:table-cell office:value-type="string" calcext:value-type="string">
            <text:p>sharavathi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nkesh Virani</text:p>
          </table:table-cell>
          <table:table-cell office:value-type="string" calcext:value-type="string">
            <text:p>me12b057</text:p>
          </table:table-cell>
          <table:table-cell office:value-type="string" calcext:value-type="string">
            <text:p>rinkeshvirani742@gmail.com</text:p>
          </table:table-cell>
          <table:table-cell office:value-type="float" office:value="9884299313" calcext:value-type="float">
            <text:p>9884299313</text:p>
          </table:table-cell>
          <table:table-cell office:value-type="string" calcext:value-type="string">
            <text:p>Tapt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Hospital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.S.V.S.Prasad</text:p>
          </table:table-cell>
          <table:table-cell office:value-type="string" calcext:value-type="string">
            <text:p>me10b144</text:p>
          </table:table-cell>
          <table:table-cell office:value-type="string" calcext:value-type="string">
            <text:p>prasad.msvs1993@gmail.com</text:p>
          </table:table-cell>
          <table:table-cell office:value-type="float" office:value="9940197419" calcext:value-type="float">
            <text:p>9940197419</text:p>
          </table:table-cell>
          <table:table-cell office:value-type="string" calcext:value-type="string">
            <text:p>Tamiraparani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General Fi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pan Venugopal</text:p>
          </table:table-cell>
          <table:table-cell office:value-type="string" calcext:value-type="string">
            <text:p>me10b102</text:p>
          </table:table-cell>
          <table:table-cell office:value-type="string" calcext:value-type="string">
            <text:p>arpan.venugopal@gmail.com</text:p>
          </table:table-cell>
          <table:table-cell office:value-type="float" office:value="9884310912" calcext:value-type="float">
            <text:p>9884310912</text:p>
          </table:table-cell>
          <table:table-cell office:value-type="string" calcext:value-type="string">
            <text:p>Mandakini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General Fi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.Rajesh</text:p>
          </table:table-cell>
          <table:table-cell office:value-type="string" calcext:value-type="string">
            <text:p>ee10b083</text:p>
          </table:table-cell>
          <table:table-cell office:value-type="string" calcext:value-type="string">
            <text:p>raj16iitm@gmail.com</text:p>
          </table:table-cell>
          <table:table-cell office:value-type="float" office:value="9791020219" calcext:value-type="float">
            <text:p>9791020219</text:p>
          </table:table-cell>
          <table:table-cell office:value-type="string" calcext:value-type="string">
            <text:p>Saraswathi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General Fi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hranth</text:p>
          </table:table-cell>
          <table:table-cell office:value-type="string" calcext:value-type="string">
            <text:p>me10b075</text:p>
          </table:table-cell>
          <table:table-cell office:value-type="string" calcext:value-type="string">
            <text:p>vishranth.suresh@gmail.com</text:p>
          </table:table-cell>
          <table:table-cell office:value-type="float" office:value="9443408260" calcext:value-type="float">
            <text:p>9443408260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General Fi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va Kumar</text:p>
          </table:table-cell>
          <table:table-cell office:value-type="string" calcext:value-type="string">
            <text:p>ch10b036</text:p>
          </table:table-cell>
          <table:table-cell office:value-type="string" calcext:value-type="string">
            <text:p>siva091092@gmail.com</text:p>
          </table:table-cell>
          <table:table-cell office:value-type="float" office:value="9445505729" calcext:value-type="float">
            <text:p>9445505729</text:p>
          </table:table-cell>
          <table:table-cell office:value-type="string" calcext:value-type="string">
            <text:p>Mandakini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General Fi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eeth</text:p>
          </table:table-cell>
          <table:table-cell office:value-type="string" calcext:value-type="string">
            <text:p>ed11b053</text:p>
          </table:table-cell>
          <table:table-cell office:value-type="string" calcext:value-type="string">
            <text:p>saneeth007@gmail.com</text:p>
          </table:table-cell>
          <table:table-cell office:value-type="float" office:value="7418222932" calcext:value-type="float">
            <text:p>7418222932</text:p>
          </table:table-cell>
          <table:table-cell office:value-type="string" calcext:value-type="string">
            <text:p>Alakananda</text:p>
          </table:table-cell>
          <table:table-cell office:value-type="float" office:value="149" calcext:value-type="float">
            <text:p>149</text:p>
          </table:table-cell>
          <table:table-cell office:value-type="float" office:value="8143201323" calcext:value-type="float">
            <text:p>814320132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General Fi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hammed Shafeeq E T</text:p>
          </table:table-cell>
          <table:table-cell office:value-type="string" calcext:value-type="string">
            <text:p>ae11b022</text:p>
          </table:table-cell>
          <table:table-cell office:value-type="string" calcext:value-type="string">
            <text:p>mohammedshafeeqet@gmail.com</text:p>
          </table:table-cell>
          <table:table-cell office:value-type="float" office:value="7418304073" calcext:value-type="float">
            <text:p>7418304073</text:p>
          </table:table-cell>
          <table:table-cell office:value-type="string" calcext:value-type="string">
            <text:p>Alakananda</text:p>
          </table:table-cell>
          <table:table-cell office:value-type="float" office:value="241" calcext:value-type="float">
            <text:p>241</text:p>
          </table:table-cell>
          <table:table-cell office:value-type="float" office:value="9895950065" calcext:value-type="float">
            <text:p>989595006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General Fi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un.B</text:p>
          </table:table-cell>
          <table:table-cell office:value-type="string" calcext:value-type="string">
            <text:p>mm11b006</text:p>
          </table:table-cell>
          <table:table-cell office:value-type="string" calcext:value-type="string">
            <text:p>arunbalan.rpt@gmail.com</text:p>
          </table:table-cell>
          <table:table-cell office:value-type="float" office:value="9489980055" calcext:value-type="float">
            <text:p>9489980055</text:p>
          </table:table-cell>
          <table:table-cell office:value-type="string" calcext:value-type="string">
            <text:p>Godavari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Cate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hesh Meena</text:p>
          </table:table-cell>
          <table:table-cell office:value-type="string" calcext:value-type="string">
            <text:p>na10b017</text:p>
          </table:table-cell>
          <table:table-cell office:value-type="string" calcext:value-type="string">
            <text:p>meenamahesh29@gmail.com</text:p>
          </table:table-cell>
          <table:table-cell office:value-type="float" office:value="7200495732" calcext:value-type="float">
            <text:p>7200495732</text:p>
          </table:table-cell>
          <table:table-cell office:value-type="string" calcext:value-type="string">
            <text:p>Saraswathi</text:p>
          </table:table-cell>
          <table:table-cell office:value-type="float" office:value="4012" calcext:value-type="float">
            <text:p>4012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Cate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vind.A</text:p>
          </table:table-cell>
          <table:table-cell office:value-type="string" calcext:value-type="string">
            <text:p>ce11b017</text:p>
          </table:table-cell>
          <table:table-cell office:value-type="string" calcext:value-type="string">
            <text:p>govindananthu@gmail.com</text:p>
          </table:table-cell>
          <table:table-cell office:value-type="float" office:value="9445420718" calcext:value-type="float">
            <text:p>9445420718</text:p>
          </table:table-cell>
          <table:table-cell office:value-type="string" calcext:value-type="string">
            <text:p>Jamuna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Cate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nam Tilak</text:p>
          </table:table-cell>
          <table:table-cell office:value-type="string" calcext:value-type="string">
            <text:p>ed11b012</text:p>
          </table:table-cell>
          <table:table-cell office:value-type="string" calcext:value-type="string">
            <text:p>dbntilak@gmail.com</text:p>
          </table:table-cell>
          <table:table-cell office:value-type="float" office:value="7418222605" calcext:value-type="float">
            <text:p>7418222605</text:p>
          </table:table-cell>
          <table:table-cell office:value-type="string" calcext:value-type="string">
            <text:p>jamuna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Cate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hn Thomas</text:p>
          </table:table-cell>
          <table:table-cell office:value-type="string" calcext:value-type="string">
            <text:p>me11b131</text:p>
          </table:table-cell>
          <table:table-cell office:value-type="string" calcext:value-type="string">
            <text:p>johnny04thomas@gmail.com</text:p>
          </table:table-cell>
          <table:table-cell office:value-type="float" office:value="9962295970" calcext:value-type="float">
            <text:p>9962295970</text:p>
          </table:table-cell>
          <table:table-cell office:value-type="string" calcext:value-type="string">
            <text:p>Tapti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Cate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deep Ch</text:p>
          </table:table-cell>
          <table:table-cell office:value-type="string" calcext:value-type="string">
            <text:p>ae11b051</text:p>
          </table:table-cell>
          <table:table-cell office:value-type="string" calcext:value-type="string">
            <text:p>chituprolusandeep@gmail.com</text:p>
          </table:table-cell>
          <table:table-cell office:value-type="float" office:value="9791033003" calcext:value-type="float">
            <text:p>9791033003</text:p>
          </table:table-cell>
          <table:table-cell office:value-type="string" calcext:value-type="string">
            <text:p>Mandakini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Cate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thun T M</text:p>
          </table:table-cell>
          <table:table-cell office:value-type="string" calcext:value-type="string">
            <text:p>na11b017</text:p>
          </table:table-cell>
          <table:table-cell office:value-type="string" calcext:value-type="string">
            <text:p>mithuntm7@gmail.com</text:p>
          </table:table-cell>
          <table:table-cell office:value-type="float" office:value="9444881424" calcext:value-type="float">
            <text:p>9444881424</text:p>
          </table:table-cell>
          <table:table-cell office:value-type="string" calcext:value-type="string">
            <text:p>JAMUNA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PP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thod Suraj</text:p>
          </table:table-cell>
          <table:table-cell office:value-type="string" calcext:value-type="string">
            <text:p>ae11b027</text:p>
          </table:table-cell>
          <table:table-cell office:value-type="string" calcext:value-type="string">
            <text:p>rathod.suraj177@gmail.com</text:p>
          </table:table-cell>
          <table:table-cell office:value-type="float" office:value="9444881797" calcext:value-type="float">
            <text:p>9444881797</text:p>
          </table:table-cell>
          <table:table-cell office:value-type="string" calcext:value-type="string">
            <text:p>JAMUNA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PP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has</text:p>
          </table:table-cell>
          <table:table-cell/>
          <table:table-cell office:value-type="string" calcext:value-type="string">
            <text:p>ajadaun1993@gmail.com</text:p>
          </table:table-cell>
          <table:table-cell office:value-type="float" office:value="9962285632" calcext:value-type="float">
            <text:p>9962285632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PP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 Srinivas Ramanand</text:p>
          </table:table-cell>
          <table:table-cell office:value-type="string" calcext:value-type="string">
            <text:p>me11b117</text:p>
          </table:table-cell>
          <table:table-cell office:value-type="string" calcext:value-type="string">
            <text:p>srinivasramanand@gmail.com</text:p>
          </table:table-cell>
          <table:table-cell office:value-type="float" office:value="8807488931" calcext:value-type="float">
            <text:p>8807488931</text:p>
          </table:table-cell>
          <table:table-cell office:value-type="string" calcext:value-type="string">
            <text:p>Tapti</text:p>
          </table:table-cell>
          <table:table-cell office:value-type="float" office:value="4014" calcext:value-type="float">
            <text:p>4014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deep Kumar Pedametla</text:p>
          </table:table-cell>
          <table:table-cell office:value-type="string" calcext:value-type="string">
            <text:p>ce11b041</text:p>
          </table:table-cell>
          <table:table-cell office:value-type="string" calcext:value-type="string">
            <text:p>pradeeppedametla@gmail.com</text:p>
          </table:table-cell>
          <table:table-cell office:value-type="float" office:value="9043408515" calcext:value-type="float">
            <text:p>9043408515</text:p>
          </table:table-cell>
          <table:table-cell office:value-type="string" calcext:value-type="string">
            <text:p>godav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lumuru Ravi</text:p>
          </table:table-cell>
          <table:table-cell office:value-type="string" calcext:value-type="string">
            <text:p>ce11b044</text:p>
          </table:table-cell>
          <table:table-cell/>
          <table:table-cell office:value-type="float" office:value="8015225078" calcext:value-type="float">
            <text:p>8015225078</text:p>
          </table:table-cell>
          <table:table-cell office:value-type="string" calcext:value-type="string">
            <text:p>jam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resh Manupati</text:p>
          </table:table-cell>
          <table:table-cell office:value-type="string" calcext:value-type="string">
            <text:p>ce11b056</text:p>
          </table:table-cell>
          <table:table-cell office:value-type="string" calcext:value-type="string">
            <text:p>sureshmnpt@gmail.com</text:p>
          </table:table-cell>
          <table:table-cell office:value-type="float" office:value="9042353231" calcext:value-type="float">
            <text:p>9042353231</text:p>
          </table:table-cell>
          <table:table-cell office:value-type="string" calcext:value-type="string">
            <text:p>jamuna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se Paul</text:p>
          </table:table-cell>
          <table:table-cell office:value-type="string" calcext:value-type="string">
            <text:p>na11b038</text:p>
          </table:table-cell>
          <table:table-cell office:value-type="string" calcext:value-type="string">
            <text:p>josepaul92@gmail.com</text:p>
          </table:table-cell>
          <table:table-cell office:value-type="float" office:value="9962043704" calcext:value-type="float">
            <text:p>9962043704</text:p>
          </table:table-cell>
          <table:table-cell office:value-type="string" calcext:value-type="string">
            <text:p>Narmada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.Mahipal Reddy</text:p>
          </table:table-cell>
          <table:table-cell office:value-type="string" calcext:value-type="string">
            <text:p>mm11b021</text:p>
          </table:table-cell>
          <table:table-cell office:value-type="string" calcext:value-type="string">
            <text:p>mahipalreddyg1g@gmail.com</text:p>
          </table:table-cell>
          <table:table-cell office:value-type="float" office:value="9790993089" calcext:value-type="float">
            <text:p>9790993089</text:p>
          </table:table-cell>
          <table:table-cell office:value-type="string" calcext:value-type="string">
            <text:p>godav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dhav Eleswarapu</text:p>
          </table:table-cell>
          <table:table-cell office:value-type="string" calcext:value-type="string">
            <text:p>ch11b034</text:p>
          </table:table-cell>
          <table:table-cell office:value-type="string" calcext:value-type="string">
            <text:p>eleswarapu.madhav@gmail.com</text:p>
          </table:table-cell>
          <table:table-cell office:value-type="float" office:value="9043395329" calcext:value-type="float">
            <text:p>9043395329</text:p>
          </table:table-cell>
          <table:table-cell office:value-type="string" calcext:value-type="string">
            <text:p>tapti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athyusha M</text:p>
          </table:table-cell>
          <table:table-cell/>
          <table:table-cell office:value-type="string" calcext:value-type="string">
            <text:p>prathyushamaligireddy@gmail.com</text:p>
          </table:table-cell>
          <table:table-cell office:value-type="float" office:value="8682914712" calcext:value-type="float">
            <text:p>8682914712</text:p>
          </table:table-cell>
          <table:table-cell office:value-type="string" calcext:value-type="string">
            <text:p>sharavathi</text:p>
          </table:table-cell>
          <table:table-cell office:value-type="float" office:value="475" calcext:value-type="float">
            <text:p>475</text:p>
          </table:table-cell>
          <table:table-cell office:value-type="float" office:value="9092831728" calcext:value-type="float">
            <text:p>9092831728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ojan Inkiya</text:p>
          </table:table-cell>
          <table:table-cell office:value-type="string" calcext:value-type="string">
            <text:p>ch12b049</text:p>
          </table:table-cell>
          <table:table-cell office:value-type="string" calcext:value-type="string">
            <text:p>poojaninkiya17@gmail.com</text:p>
          </table:table-cell>
          <table:table-cell office:value-type="float" office:value="9962670621" calcext:value-type="float">
            <text:p>9962670621</text:p>
          </table:table-cell>
          <table:table-cell office:value-type="string" calcext:value-type="string">
            <text:p>sharavathi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suja Kishore</text:p>
          </table:table-cell>
          <table:table-cell table:number-columns-repeated="3"/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.V.V.S.N Suresh</text:p>
          </table:table-cell>
          <table:table-cell office:value-type="string" calcext:value-type="string">
            <text:p>cs12b035</text:p>
          </table:table-cell>
          <table:table-cell office:value-type="string" calcext:value-type="string">
            <text:p>nagasuresh1995@gmail.com</text:p>
          </table:table-cell>
          <table:table-cell office:value-type="float" office:value="8680988686" calcext:value-type="float">
            <text:p>8680988686</text:p>
          </table:table-cell>
          <table:table-cell office:value-type="string" calcext:value-type="string">
            <text:p>godav</text:p>
          </table:table-cell>
          <table:table-cell office:value-type="float" office:value="263" calcext:value-type="float">
            <text:p>263</text:p>
          </table:table-cell>
          <table:table-cell office:value-type="float" office:value="8682936683" calcext:value-type="float">
            <text:p>868293668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ales and Distribu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hishek Basu</text:p>
          </table:table-cell>
          <table:table-cell office:value-type="string" calcext:value-type="string">
            <text:p>ce11b002</text:p>
          </table:table-cell>
          <table:table-cell office:value-type="string" calcext:value-type="string">
            <text:p>abhishek.sfy@gmail.com</text:p>
          </table:table-cell>
          <table:table-cell office:value-type="float" office:value="9600153209" calcext:value-type="float">
            <text:p>9600153209</text:p>
          </table:table-cell>
          <table:table-cell office:value-type="string" calcext:value-type="string">
            <text:p>Alakananda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.Dheeresh Chandra</text:p>
          </table:table-cell>
          <table:table-cell office:value-type="string" calcext:value-type="string">
            <text:p>me11b081</text:p>
          </table:table-cell>
          <table:table-cell office:value-type="string" calcext:value-type="string">
            <text:p>dheeresh1107@gmail.com</text:p>
          </table:table-cell>
          <table:table-cell office:value-type="float" office:value="9600159980" calcext:value-type="float">
            <text:p>9600159980</text:p>
          </table:table-cell>
          <table:table-cell office:value-type="string" calcext:value-type="string">
            <text:p>Mandak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thesh S B</text:p>
          </table:table-cell>
          <table:table-cell office:value-type="string" calcext:value-type="string">
            <text:p>ae11b056</text:p>
          </table:table-cell>
          <table:table-cell office:value-type="string" calcext:value-type="string">
            <text:p>rithesh1010@gmail.com</text:p>
          </table:table-cell>
          <table:table-cell office:value-type="float" office:value="8754557441" calcext:value-type="float">
            <text:p>8754557441</text:p>
          </table:table-cell>
          <table:table-cell office:value-type="string" calcext:value-type="string">
            <text:p>jamuna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i Kiran Vaddi</text:p>
          </table:table-cell>
          <table:table-cell office:value-type="string" calcext:value-type="string">
            <text:p>me11b072</text:p>
          </table:table-cell>
          <table:table-cell office:value-type="string" calcext:value-type="string">
            <text:p>kiransai1992@gmail.com</text:p>
          </table:table-cell>
          <table:table-cell office:value-type="float" office:value="8122139365" calcext:value-type="float">
            <text:p>8122139365</text:p>
          </table:table-cell>
          <table:table-cell office:value-type="string" calcext:value-type="string">
            <text:p>godav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i Vinayak Mukkavilli</text:p>
          </table:table-cell>
          <table:table-cell office:value-type="string" calcext:value-type="string">
            <text:p>me11b037</text:p>
          </table:table-cell>
          <table:table-cell office:value-type="string" calcext:value-type="string">
            <text:p>saivinayak1994@gmail.com</text:p>
          </table:table-cell>
          <table:table-cell office:value-type="float" office:value="9940388232" calcext:value-type="float">
            <text:p>9940388232</text:p>
          </table:table-cell>
          <table:table-cell office:value-type="string" calcext:value-type="string">
            <text:p>jamuna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epak K</text:p>
          </table:table-cell>
          <table:table-cell office:value-type="string" calcext:value-type="string">
            <text:p>ce11b011</text:p>
          </table:table-cell>
          <table:table-cell office:value-type="string" calcext:value-type="string">
            <text:p>deepakkanraj@gmail.com</text:p>
          </table:table-cell>
          <table:table-cell office:value-type="float" office:value="9677214530" calcext:value-type="float">
            <text:p>9677214530</text:p>
          </table:table-cell>
          <table:table-cell office:value-type="string" calcext:value-type="string">
            <text:p>godav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rividya Polireddy</text:p>
          </table:table-cell>
          <table:table-cell office:value-type="string" calcext:value-type="string">
            <text:p>ch11b049</text:p>
          </table:table-cell>
          <table:table-cell office:value-type="string" calcext:value-type="string">
            <text:p>srividya.polireddy@gmail.com</text:p>
          </table:table-cell>
          <table:table-cell office:value-type="float" office:value="9043408540" calcext:value-type="float">
            <text:p>9043408540</text:p>
          </table:table-cell>
          <table:table-cell office:value-type="string" calcext:value-type="string">
            <text:p>Sharavathi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li Kishore Vadlamudi</text:p>
          </table:table-cell>
          <table:table-cell office:value-type="string" calcext:value-type="string">
            <text:p>me11b073</text:p>
          </table:table-cell>
          <table:table-cell office:value-type="string" calcext:value-type="string">
            <text:p>bigmastero326@gmail.com</text:p>
          </table:table-cell>
          <table:table-cell office:value-type="float" office:value="8754514491" calcext:value-type="float">
            <text:p>8754514491</text:p>
          </table:table-cell>
          <table:table-cell office:value-type="string" calcext:value-type="string">
            <text:p>tapti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. Rajath Nandan</text:p>
          </table:table-cell>
          <table:table-cell office:value-type="string" calcext:value-type="string">
            <text:p>ch11b079</text:p>
          </table:table-cell>
          <table:table-cell office:value-type="string" calcext:value-type="string">
            <text:p>kalavarajath@gmail.com</text:p>
          </table:table-cell>
          <table:table-cell office:value-type="float" office:value="9445812031" calcext:value-type="float">
            <text:p>9445812031</text:p>
          </table:table-cell>
          <table:table-cell office:value-type="string" calcext:value-type="string">
            <text:p>Saraswathi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Q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 Saichand</text:p>
          </table:table-cell>
          <table:table-cell office:value-type="string" calcext:value-type="string">
            <text:p>ed11b024</text:p>
          </table:table-cell>
          <table:table-cell office:value-type="string" calcext:value-type="string">
            <text:p>saichandmvln@gmail.com</text:p>
          </table:table-cell>
          <table:table-cell office:value-type="float" office:value="9940638649" calcext:value-type="float">
            <text:p>9940638649</text:p>
          </table:table-cell>
          <table:table-cell office:value-type="string" calcext:value-type="string">
            <text:p>ganga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 Abhiram Sai</text:p>
          </table:table-cell>
          <table:table-cell office:value-type="string" calcext:value-type="string">
            <text:p>na11b034</text:p>
          </table:table-cell>
          <table:table-cell office:value-type="string" calcext:value-type="string">
            <text:p>abhiramyeluri@gmail.com</text:p>
          </table:table-cell>
          <table:table-cell office:value-type="float" office:value="9940588850" calcext:value-type="float">
            <text:p>9940588850</text:p>
          </table:table-cell>
          <table:table-cell office:value-type="string" calcext:value-type="string">
            <text:p>jamun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.Hari Prakash</text:p>
          </table:table-cell>
          <table:table-cell office:value-type="string" calcext:value-type="string">
            <text:p>ee11b072</text:p>
          </table:table-cell>
          <table:table-cell office:value-type="string" calcext:value-type="string">
            <text:p>hariprakash500@gmail.com</text:p>
          </table:table-cell>
          <table:table-cell office:value-type="float" office:value="9962325357" calcext:value-type="float">
            <text:p>9962325357</text:p>
          </table:table-cell>
          <table:table-cell office:value-type="string" calcext:value-type="string">
            <text:p>Narmada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han A </text:p>
          </table:table-cell>
          <table:table-cell office:value-type="string" calcext:value-type="string">
            <text:p>ae11b030</text:p>
          </table:table-cell>
          <table:table-cell office:value-type="string" calcext:value-type="string">
            <text:p>rohan1625@gmail.com</text:p>
          </table:table-cell>
          <table:table-cell office:value-type="float" office:value="9940167779" calcext:value-type="float">
            <text:p>9940167779</text:p>
          </table:table-cell>
          <table:table-cell office:value-type="string" calcext:value-type="string">
            <text:p>Mandak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. Prasad</text:p>
          </table:table-cell>
          <table:table-cell office:value-type="string" calcext:value-type="string">
            <text:p>ch11b015</text:p>
          </table:table-cell>
          <table:table-cell office:value-type="string" calcext:value-type="string">
            <text:p>prasadb287@gmail.com</text:p>
          </table:table-cell>
          <table:table-cell office:value-type="float" office:value="9043395194" calcext:value-type="float">
            <text:p>9043395194</text:p>
          </table:table-cell>
          <table:table-cell office:value-type="string" calcext:value-type="string">
            <text:p>Mandak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. Giri Prasad</text:p>
          </table:table-cell>
          <table:table-cell office:value-type="string" calcext:value-type="string">
            <text:p>me11b018</text:p>
          </table:table-cell>
          <table:table-cell office:value-type="string" calcext:value-type="string">
            <text:p>gprasad1819@gmail.com</text:p>
          </table:table-cell>
          <table:table-cell office:value-type="float" office:value="9962275635" calcext:value-type="float">
            <text:p>9962275635</text:p>
          </table:table-cell>
          <table:table-cell office:value-type="string" calcext:value-type="string">
            <text:p>Alak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.V.Sandeep</text:p>
          </table:table-cell>
          <table:table-cell office:value-type="string" calcext:value-type="string">
            <text:p>ce11b096</text:p>
          </table:table-cell>
          <table:table-cell office:value-type="string" calcext:value-type="string">
            <text:p>sunnyyvs@gmail.com</text:p>
          </table:table-cell>
          <table:table-cell office:value-type="float" office:value="9789034365" calcext:value-type="float">
            <text:p>9789034365</text:p>
          </table:table-cell>
          <table:table-cell office:value-type="string" calcext:value-type="string">
            <text:p>jamuna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i Teja Mallela</text:p>
          </table:table-cell>
          <table:table-cell office:value-type="string" calcext:value-type="string">
            <text:p>me11b136</text:p>
          </table:table-cell>
          <table:table-cell office:value-type="string" calcext:value-type="string">
            <text:p>saiteja.mallela@gmail.com</text:p>
          </table:table-cell>
          <table:table-cell office:value-type="float" office:value="9940640907" calcext:value-type="float">
            <text:p>9940640907</text:p>
          </table:table-cell>
          <table:table-cell office:value-type="string" calcext:value-type="string">
            <text:p>tapti</text:p>
          </table:table-cell>
          <table:table-cell office:value-type="float" office:value="4001" calcext:value-type="float">
            <text:p>4001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il T.</text:p>
          </table:table-cell>
          <table:table-cell office:value-type="string" calcext:value-type="string">
            <text:p>ee11b105</text:p>
          </table:table-cell>
          <table:table-cell office:value-type="string" calcext:value-type="string">
            <text:p>thisisforsunil@gmail.com</text:p>
          </table:table-cell>
          <table:table-cell office:value-type="float" office:value="9445419894" calcext:value-type="float">
            <text:p>9445419894</text:p>
          </table:table-cell>
          <table:table-cell office:value-type="string" calcext:value-type="string">
            <text:p>Alak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 Anurag</text:p>
          </table:table-cell>
          <table:table-cell office:value-type="string" calcext:value-type="string">
            <text:p>ae11b014</text:p>
          </table:table-cell>
          <table:table-cell office:value-type="string" calcext:value-type="string">
            <text:p>aaaannrrgg@gmail.com</text:p>
          </table:table-cell>
          <table:table-cell office:value-type="float" office:value="8148973077" calcext:value-type="float">
            <text:p>8148973077</text:p>
          </table:table-cell>
          <table:table-cell office:value-type="string" calcext:value-type="string">
            <text:p>Mandak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 Abhilash Reddy</text:p>
          </table:table-cell>
          <table:table-cell office:value-type="string" calcext:value-type="string">
            <text:p>me11b032</text:p>
          </table:table-cell>
          <table:table-cell office:value-type="string" calcext:value-type="string">
            <text:p>reddy.abhilash1@gmail.com</text:p>
          </table:table-cell>
          <table:table-cell office:value-type="float" office:value="7845152011" calcext:value-type="float">
            <text:p>7845152011</text:p>
          </table:table-cell>
          <table:table-cell office:value-type="string" calcext:value-type="string">
            <text:p>jamuna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heerendhar Moka</text:p>
          </table:table-cell>
          <table:table-cell office:value-type="string" calcext:value-type="string">
            <text:p>ch11b039</text:p>
          </table:table-cell>
          <table:table-cell office:value-type="string" calcext:value-type="string">
            <text:p>moka.dheerendhar@gmail.com</text:p>
          </table:table-cell>
          <table:table-cell office:value-type="float" office:value="9043395334" calcext:value-type="float">
            <text:p>9043395334</text:p>
          </table:table-cell>
          <table:table-cell office:value-type="string" calcext:value-type="string">
            <text:p>tapti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gga Tarun Satya Sai</text:p>
          </table:table-cell>
          <table:table-cell office:value-type="string" calcext:value-type="string">
            <text:p>me11b037</text:p>
          </table:table-cell>
          <table:table-cell office:value-type="string" calcext:value-type="string">
            <text:p>dtssai@gmail.com</text:p>
          </table:table-cell>
          <table:table-cell office:value-type="float" office:value="9600107346" calcext:value-type="float">
            <text:p>9600107346</text:p>
          </table:table-cell>
          <table:table-cell office:value-type="string" calcext:value-type="string">
            <text:p>godav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vssr Akhil Ram</text:p>
          </table:table-cell>
          <table:table-cell office:value-type="string" calcext:value-type="string">
            <text:p>na11b035</text:p>
          </table:table-cell>
          <table:table-cell office:value-type="string" calcext:value-type="string">
            <text:p>akhilram9@gmail.com</text:p>
          </table:table-cell>
          <table:table-cell office:value-type="float" office:value="9600011389" calcext:value-type="float">
            <text:p>9600011389</text:p>
          </table:table-cell>
          <table:table-cell office:value-type="string" calcext:value-type="string">
            <text:p>Narmad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.Prasanth</text:p>
          </table:table-cell>
          <table:table-cell office:value-type="string" calcext:value-type="string">
            <text:p>ce11b027</text:p>
          </table:table-cell>
          <table:table-cell office:value-type="string" calcext:value-type="string">
            <text:p>prasanth.dcool@gmail.com</text:p>
          </table:table-cell>
          <table:table-cell office:value-type="float" office:value="7845604565" calcext:value-type="float">
            <text:p>7845604565</text:p>
          </table:table-cell>
          <table:table-cell office:value-type="string" calcext:value-type="string">
            <text:p>Saras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 Vamsidhar</text:p>
          </table:table-cell>
          <table:table-cell office:value-type="string" calcext:value-type="string">
            <text:p>ce11b038</text:p>
          </table:table-cell>
          <table:table-cell office:value-type="string" calcext:value-type="string">
            <text:p>vamsidharhappy@gmail.com</text:p>
          </table:table-cell>
          <table:table-cell office:value-type="float" office:value="9884823181" calcext:value-type="float">
            <text:p>9884823181</text:p>
          </table:table-cell>
          <table:table-cell office:value-type="string" calcext:value-type="string">
            <text:p>GANAGA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 Sai Meghasyam</text:p>
          </table:table-cell>
          <table:table-cell office:value-type="string" calcext:value-type="string">
            <text:p>ch11b092</text:p>
          </table:table-cell>
          <table:table-cell office:value-type="string" calcext:value-type="string">
            <text:p>smgsm.393@gmail.com</text:p>
          </table:table-cell>
          <table:table-cell office:value-type="float" office:value="7418221435" calcext:value-type="float">
            <text:p>7418221435</text:p>
          </table:table-cell>
          <table:table-cell office:value-type="string" calcext:value-type="string">
            <text:p>godav</text:p>
          </table:table-cell>
          <table:table-cell office:value-type="float" office:value="4013" calcext:value-type="float">
            <text:p>4013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 Yaswanth</text:p>
          </table:table-cell>
          <table:table-cell office:value-type="string" calcext:value-type="string">
            <text:p>ep11b009</text:p>
          </table:table-cell>
          <table:table-cell office:value-type="string" calcext:value-type="string">
            <text:p>yaswanthjakkamsetty@gmail.com</text:p>
          </table:table-cell>
          <table:table-cell office:value-type="float" office:value="9884894837" calcext:value-type="float">
            <text:p>9884894837</text:p>
          </table:table-cell>
          <table:table-cell office:value-type="string" calcext:value-type="string">
            <text:p>tapti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. Anil Kumar</text:p>
          </table:table-cell>
          <table:table-cell office:value-type="string" calcext:value-type="string">
            <text:p>ce11b098</text:p>
          </table:table-cell>
          <table:table-cell office:value-type="string" calcext:value-type="string">
            <text:p>anil.kallu1@gmail.com</text:p>
          </table:table-cell>
          <table:table-cell office:value-type="float" office:value="9043412930" calcext:value-type="float">
            <text:p>9043412930</text:p>
          </table:table-cell>
          <table:table-cell office:value-type="string" calcext:value-type="string">
            <text:p>jamuna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ripriya B</text:p>
          </table:table-cell>
          <table:table-cell office:value-type="string" calcext:value-type="string">
            <text:p>ed11b016</text:p>
          </table:table-cell>
          <table:table-cell office:value-type="string" calcext:value-type="string">
            <text:p>haripriyabaskar@gmail.com</text:p>
          </table:table-cell>
          <table:table-cell office:value-type="float" office:value="9487950530" calcext:value-type="float">
            <text:p>9487950530</text:p>
          </table:table-cell>
          <table:table-cell office:value-type="string" calcext:value-type="string">
            <text:p>Sharav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.Srikanth</text:p>
          </table:table-cell>
          <table:table-cell office:value-type="string" calcext:value-type="string">
            <text:p>na11b044</text:p>
          </table:table-cell>
          <table:table-cell office:value-type="string" calcext:value-type="string">
            <text:p>srikanthmogiligundla77@gmail.com</text:p>
          </table:table-cell>
          <table:table-cell office:value-type="float" office:value="9884682331" calcext:value-type="float">
            <text:p>9884682331</text:p>
          </table:table-cell>
          <table:table-cell office:value-type="string" calcext:value-type="string">
            <text:p>Tambi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 Phanish Babu</text:p>
          </table:table-cell>
          <table:table-cell office:value-type="string" calcext:value-type="string">
            <text:p>ce11b042</text:p>
          </table:table-cell>
          <table:table-cell office:value-type="string" calcext:value-type="string">
            <text:p>phanish.1993@gmail.com</text:p>
          </table:table-cell>
          <table:table-cell office:value-type="float" office:value="9940676402" calcext:value-type="float">
            <text:p>9940676402</text:p>
          </table:table-cell>
          <table:table-cell office:value-type="string" calcext:value-type="string">
            <text:p>jam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yapule Chandana</text:p>
          </table:table-cell>
          <table:table-cell office:value-type="string" calcext:value-type="string">
            <text:p>ch11b017</text:p>
          </table:table-cell>
          <table:table-cell office:value-type="string" calcext:value-type="string">
            <text:p>dchandana1994@gmail.com</text:p>
          </table:table-cell>
          <table:table-cell office:value-type="float" office:value="7418090802" calcext:value-type="float">
            <text:p>7418090802</text:p>
          </table:table-cell>
          <table:table-cell office:value-type="string" calcext:value-type="string">
            <text:p>Sharavathi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Secur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jay Vaghul</text:p>
          </table:table-cell>
          <table:table-cell office:value-type="string" calcext:value-type="string">
            <text:p>ch11b006</text:p>
          </table:table-cell>
          <table:table-cell office:value-type="string" calcext:value-type="string">
            <text:p>ajaysvaghul@gmail.com</text:p>
          </table:table-cell>
          <table:table-cell office:value-type="float" office:value="9962266508" calcext:value-type="float">
            <text:p>9962266508</text:p>
          </table:table-cell>
          <table:table-cell office:value-type="string" calcext:value-type="string">
            <text:p>ganga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shit Salecha</text:p>
          </table:table-cell>
          <table:table-cell office:value-type="string" calcext:value-type="string">
            <text:p>bt11b001</text:p>
          </table:table-cell>
          <table:table-cell office:value-type="string" calcext:value-type="string">
            <text:p>akshit.iitm@gmail.com</text:p>
          </table:table-cell>
          <table:table-cell office:value-type="float" office:value="9884469085" calcext:value-type="float">
            <text:p>9884469085</text:p>
          </table:table-cell>
          <table:table-cell office:value-type="string" calcext:value-type="string">
            <text:p>Alaknanda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yasiva Parthibhan</text:p>
          </table:table-cell>
          <table:table-cell office:value-type="string" calcext:value-type="string">
            <text:p>ee11b093</text:p>
          </table:table-cell>
          <table:table-cell office:value-type="string" calcext:value-type="string">
            <text:p>pjsiva@gmail.com</text:p>
          </table:table-cell>
          <table:table-cell office:value-type="float" office:value="9952211221" calcext:value-type="float">
            <text:p>9952211221</text:p>
          </table:table-cell>
          <table:table-cell office:value-type="string" calcext:value-type="string">
            <text:p>tapti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shanth</text:p>
          </table:table-cell>
          <table:table-cell office:value-type="string" calcext:value-type="string">
            <text:p>ch11b036</text:p>
          </table:table-cell>
          <table:table-cell office:value-type="string" calcext:value-type="string">
            <text:p>nisantmanepalli@gmail.com</text:p>
          </table:table-cell>
          <table:table-cell office:value-type="float" office:value="9445964584" calcext:value-type="float">
            <text:p>9445964584</text:p>
          </table:table-cell>
          <table:table-cell office:value-type="string" calcext:value-type="string">
            <text:p>tapti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mya Sravani</text:p>
          </table:table-cell>
          <table:table-cell office:value-type="string" calcext:value-type="string">
            <text:p>ce11b030</text:p>
          </table:table-cell>
          <table:table-cell office:value-type="string" calcext:value-type="string">
            <text:p>lramyasravani@gmail.com</text:p>
          </table:table-cell>
          <table:table-cell office:value-type="float" office:value="9962295968" calcext:value-type="float">
            <text:p>9962295968</text:p>
          </table:table-cell>
          <table:table-cell office:value-type="string" calcext:value-type="string">
            <text:p>Sharavati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tnakar Alkanti</text:p>
          </table:table-cell>
          <table:table-cell office:value-type="string" calcext:value-type="string">
            <text:p>ae11b003</text:p>
          </table:table-cell>
          <table:table-cell office:value-type="string" calcext:value-type="string">
            <text:p>ratnakar.alkanti@gmail.com</text:p>
          </table:table-cell>
          <table:table-cell office:value-type="float" office:value="9962303922" calcext:value-type="float">
            <text:p>9962303922</text:p>
          </table:table-cell>
          <table:table-cell office:value-type="string" calcext:value-type="string">
            <text:p>Alaknanda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ichi Jesudas</text:p>
          </table:table-cell>
          <table:table-cell office:value-type="string" calcext:value-type="string">
            <text:p>ce11b091</text:p>
          </table:table-cell>
          <table:table-cell office:value-type="string" calcext:value-type="string">
            <text:p>richiz.on.fire@gmail.com</text:p>
          </table:table-cell>
          <table:table-cell office:value-type="float" office:value="9962097943" calcext:value-type="float">
            <text:p>9962097943</text:p>
          </table:table-cell>
          <table:table-cell office:value-type="string" calcext:value-type="string">
            <text:p>Godavari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alin Doshi</text:p>
          </table:table-cell>
          <table:table-cell office:value-type="string" calcext:value-type="string">
            <text:p>bt11b064</text:p>
          </table:table-cell>
          <table:table-cell office:value-type="string" calcext:value-type="string">
            <text:p>shalindoshi13@gmail.com</text:p>
          </table:table-cell>
          <table:table-cell office:value-type="float" office:value="9962292640" calcext:value-type="float">
            <text:p>9962292640</text:p>
          </table:table-cell>
          <table:table-cell office:value-type="string" calcext:value-type="string">
            <text:p>jamuna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reyas Nair</text:p>
          </table:table-cell>
          <table:table-cell office:value-type="string" calcext:value-type="string">
            <text:p>ch11b059</text:p>
          </table:table-cell>
          <table:table-cell office:value-type="string" calcext:value-type="string">
            <text:p>shreyasnair2493@gmail.com</text:p>
          </table:table-cell>
          <table:table-cell office:value-type="float" office:value="9962410969" calcext:value-type="float">
            <text:p>9962410969</text:p>
          </table:table-cell>
          <table:table-cell office:value-type="string" calcext:value-type="string">
            <text:p>ganga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Sponsorsh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ddharth S</text:p>
          </table:table-cell>
          <table:table-cell office:value-type="string" calcext:value-type="string">
            <text:p>ce11b054</text:p>
          </table:table-cell>
          <table:table-cell office:value-type="string" calcext:value-type="string">
            <text:p>sidcoolloyolite@gmail.com</text:p>
          </table:table-cell>
          <table:table-cell office:value-type="float" office:value="9962250471" calcext:value-type="float">
            <text:p>9962250471</text:p>
          </table:table-cell>
          <table:table-cell office:value-type="string" calcext:value-type="string">
            <text:p>tapti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P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wmya Goondla</text:p>
          </table:table-cell>
          <table:table-cell office:value-type="string" calcext:value-type="string">
            <text:p>ce11b016</text:p>
          </table:table-cell>
          <table:table-cell office:value-type="string" calcext:value-type="string">
            <text:p>soumyagemini13@gmail.com</text:p>
          </table:table-cell>
          <table:table-cell office:value-type="float" office:value="9962306463" calcext:value-type="float">
            <text:p>9962306463</text:p>
          </table:table-cell>
          <table:table-cell office:value-type="string" calcext:value-type="string">
            <text:p>Sharavati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P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reeth Hegde</text:p>
          </table:table-cell>
          <table:table-cell office:value-type="string" calcext:value-type="string">
            <text:p>bt11b065</text:p>
          </table:table-cell>
          <table:table-cell office:value-type="string" calcext:value-type="string">
            <text:p>supreeth.hegde5@gmail.com</text:p>
          </table:table-cell>
          <table:table-cell office:value-type="float" office:value="9884504779" calcext:value-type="float">
            <text:p>9884504779</text:p>
          </table:table-cell>
          <table:table-cell office:value-type="string" calcext:value-type="string">
            <text:p>jamuna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P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itya Vamsikrishna</text:p>
          </table:table-cell>
          <table:table-cell office:value-type="string" calcext:value-type="string">
            <text:p>me12b002</text:p>
          </table:table-cell>
          <table:table-cell office:value-type="string" calcext:value-type="string">
            <text:p>aditya.man369@gmail.com</text:p>
          </table:table-cell>
          <table:table-cell office:value-type="float" office:value="9498073450" calcext:value-type="float">
            <text:p>9498073450</text:p>
          </table:table-cell>
          <table:table-cell office:value-type="string" calcext:value-type="string">
            <text:p>Alakananda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hish</text:p>
          </table:table-cell>
          <table:table-cell office:value-type="string" calcext:value-type="string">
            <text:p>ce12b006</text:p>
          </table:table-cell>
          <table:table-cell office:value-type="string" calcext:value-type="string">
            <text:p>funkyash99@gmail.com</text:p>
          </table:table-cell>
          <table:table-cell office:value-type="float" office:value="8695851252" calcext:value-type="float">
            <text:p>8695851252</text:p>
          </table:table-cell>
          <table:table-cell office:value-type="string" calcext:value-type="string">
            <text:p>Alakananda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rvan Bordoloi</text:p>
          </table:table-cell>
          <table:table-cell office:value-type="string" calcext:value-type="string">
            <text:p>na12b047</text:p>
          </table:table-cell>
          <table:table-cell office:value-type="string" calcext:value-type="string">
            <text:p>anirvan.bordoloi@gmail.com</text:p>
          </table:table-cell>
          <table:table-cell office:value-type="float" office:value="9962609617" calcext:value-type="float">
            <text:p>9962609617</text:p>
          </table:table-cell>
          <table:table-cell office:value-type="string" calcext:value-type="string">
            <text:p>Godavari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sh Rathi</text:p>
          </table:table-cell>
          <table:table-cell office:value-type="string" calcext:value-type="string">
            <text:p>ce12b005</text:p>
          </table:table-cell>
          <table:table-cell office:value-type="string" calcext:value-type="string">
            <text:p>anishrathi94@gmail.com</text:p>
          </table:table-cell>
          <table:table-cell office:value-type="float" office:value="9884685016" calcext:value-type="float">
            <text:p>9884685016</text:p>
          </table:table-cell>
          <table:table-cell office:value-type="string" calcext:value-type="string">
            <text:p>Alakananda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oon K</text:p>
          </table:table-cell>
          <table:table-cell office:value-type="string" calcext:value-type="string">
            <text:p>ee12b077</text:p>
          </table:table-cell>
          <table:table-cell office:value-type="string" calcext:value-type="string">
            <text:p>aroon.iitm@gmail.com</text:p>
          </table:table-cell>
          <table:table-cell office:value-type="float" office:value="7708681443" calcext:value-type="float">
            <text:p>7708681443</text:p>
          </table:table-cell>
          <table:table-cell office:value-type="string" calcext:value-type="string">
            <text:p>Alakananda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hay Makim</text:p>
          </table:table-cell>
          <table:table-cell office:value-type="string" calcext:value-type="string">
            <text:p>ed12b009</text:p>
          </table:table-cell>
          <table:table-cell office:value-type="string" calcext:value-type="string">
            <text:p>ashay.makim@gmail.com</text:p>
          </table:table-cell>
          <table:table-cell office:value-type="float" office:value="9043812193" calcext:value-type="float">
            <text:p>9043812193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win Jayan</text:p>
          </table:table-cell>
          <table:table-cell office:value-type="string" calcext:value-type="string">
            <text:p>ch12b024</text:p>
          </table:table-cell>
          <table:table-cell office:value-type="string" calcext:value-type="string">
            <text:p>aswinjayan94@gmail.com</text:p>
          </table:table-cell>
          <table:table-cell office:value-type="float" office:value="9176931916" calcext:value-type="float">
            <text:p>9176931916</text:p>
          </table:table-cell>
          <table:table-cell office:value-type="string" calcext:value-type="string">
            <text:p>Jamuna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za</text:p>
          </table:table-cell>
          <table:table-cell office:value-type="string" calcext:value-type="string">
            <text:p>hs12h026</text:p>
          </table:table-cell>
          <table:table-cell office:value-type="string" calcext:value-type="string">
            <text:p>elizarosep@gmail.com</text:p>
          </table:table-cell>
          <table:table-cell office:value-type="float" office:value="9677158178" calcext:value-type="float">
            <text:p>9677158178</text:p>
          </table:table-cell>
          <table:table-cell office:value-type="string" calcext:value-type="string">
            <text:p>Sharavathi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yank Yadav</text:p>
          </table:table-cell>
          <table:table-cell office:value-type="string" calcext:value-type="string">
            <text:p>me12b141</text:p>
          </table:table-cell>
          <table:table-cell office:value-type="string" calcext:value-type="string">
            <text:p>mayankyadav6010@gmail.com</text:p>
          </table:table-cell>
          <table:table-cell office:value-type="float" office:value="9962187125" calcext:value-type="float">
            <text:p>9962187125</text:p>
          </table:table-cell>
          <table:table-cell office:value-type="string" calcext:value-type="string">
            <text:p>Saraswati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i Akhil Matha</text:p>
          </table:table-cell>
          <table:table-cell office:value-type="string" calcext:value-type="string">
            <text:p>ed12b029</text:p>
          </table:table-cell>
          <table:table-cell office:value-type="string" calcext:value-type="string">
            <text:p>akhilhussey@gmail.com</text:p>
          </table:table-cell>
          <table:table-cell office:value-type="float" office:value="8056128354" calcext:value-type="float">
            <text:p>8056128354</text:p>
          </table:table-cell>
          <table:table-cell office:value-type="string" calcext:value-type="string">
            <text:p>Mandakin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ainam Kharumnuid</text:p>
          </table:table-cell>
          <table:table-cell office:value-type="string" calcext:value-type="string">
            <text:p>ee12b106</text:p>
          </table:table-cell>
          <table:table-cell office:value-type="string" calcext:value-type="string">
            <text:p>shainam.iit@gmail.com</text:p>
          </table:table-cell>
          <table:table-cell office:value-type="float" office:value="9962180927" calcext:value-type="float">
            <text:p>9962180927</text:p>
          </table:table-cell>
          <table:table-cell office:value-type="string" calcext:value-type="string">
            <text:p>Saraswathi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iram Ganesh</text:p>
          </table:table-cell>
          <table:table-cell office:value-type="string" calcext:value-type="string">
            <text:p>mm12b040</text:p>
          </table:table-cell>
          <table:table-cell office:value-type="string" calcext:value-type="string">
            <text:p>sriram.ganesh7@gmail.com</text:p>
          </table:table-cell>
          <table:table-cell office:value-type="float" office:value="9790999366" calcext:value-type="float">
            <text:p>9790999366</text:p>
          </table:table-cell>
          <table:table-cell office:value-type="string" calcext:value-type="string">
            <text:p>Godavari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hruit Kulshreshtha</text:p>
          </table:table-cell>
          <table:table-cell office:value-type="string" calcext:value-type="string">
            <text:p>me12b159</text:p>
          </table:table-cell>
          <table:table-cell office:value-type="string" calcext:value-type="string">
            <text:p>princepaulite@gmail.com</text:p>
          </table:table-cell>
          <table:table-cell office:value-type="float" office:value="9043812276" calcext:value-type="float">
            <text:p>9043812276</text:p>
          </table:table-cell>
          <table:table-cell office:value-type="string" calcext:value-type="string">
            <text:p>Saraswathi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dant Trivedi</text:p>
          </table:table-cell>
          <table:table-cell office:value-type="string" calcext:value-type="string">
            <text:p>me12b145</text:p>
          </table:table-cell>
          <table:table-cell office:value-type="string" calcext:value-type="string">
            <text:p>vhtrivedi95@gmail.com</text:p>
          </table:table-cell>
          <table:table-cell office:value-type="float" office:value="9677152600" calcext:value-type="float">
            <text:p>9677152600</text:p>
          </table:table-cell>
          <table:table-cell office:value-type="string" calcext:value-type="string">
            <text:p>Saraswathi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hali Sairam</text:p>
          </table:table-cell>
          <table:table-cell office:value-type="string" calcext:value-type="string">
            <text:p>hs12h051</text:p>
          </table:table-cell>
          <table:table-cell office:value-type="string" calcext:value-type="string">
            <text:p>vishalisairam@gmail.com</text:p>
          </table:table-cell>
          <table:table-cell office:value-type="float" office:value="9566159828" calcext:value-type="float">
            <text:p>9566159828</text:p>
          </table:table-cell>
          <table:table-cell office:value-type="string" calcext:value-type="string">
            <text:p>Sharavati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ket Wani</text:p>
          </table:table-cell>
          <table:table-cell office:value-type="string" calcext:value-type="string">
            <text:p>ch12b059</text:p>
          </table:table-cell>
          <table:table-cell office:value-type="string" calcext:value-type="string">
            <text:p>wiki.sanket@gmail.com</text:p>
          </table:table-cell>
          <table:table-cell office:value-type="float" office:value="9884299325" calcext:value-type="float">
            <text:p>9884299325</text:p>
          </table:table-cell>
          <table:table-cell office:value-type="string" calcext:value-type="string">
            <text:p>Saraswathi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ashanka S Rao</text:p>
          </table:table-cell>
          <table:table-cell office:value-type="string" calcext:value-type="string">
            <text:p>ee12b050</text:p>
          </table:table-cell>
          <table:table-cell office:value-type="string" calcext:value-type="string">
            <text:p>shashankasrao@gmail.com</text:p>
          </table:table-cell>
          <table:table-cell office:value-type="float" office:value="9498098063" calcext:value-type="float">
            <text:p>9498098063</text:p>
          </table:table-cell>
          <table:table-cell office:value-type="string" calcext:value-type="string">
            <text:p>Tapti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Sponsorship &amp; PR</text:p>
          </table:table-cell>
          <table:table-cell office:value-type="string" calcext:value-type="string">
            <text:p>Creati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raj Yerramilli</text:p>
          </table:table-cell>
          <table:table-cell office:value-type="string" calcext:value-type="string">
            <text:p>ch11b063</text:p>
          </table:table-cell>
          <table:table-cell office:value-type="string" calcext:value-type="string">
            <text:p>surajy123@gmail.com</text:p>
          </table:table-cell>
          <table:table-cell office:value-type="float" office:value="9790924936" calcext:value-type="float">
            <text:p>9790924936</text:p>
          </table:table-cell>
          <table:table-cell office:value-type="string" calcext:value-type="string">
            <text:p>Mandakini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keth Manikanta</text:p>
          </table:table-cell>
          <table:table-cell office:value-type="string" calcext:value-type="string">
            <text:p>me11b045</text:p>
          </table:table-cell>
          <table:table-cell office:value-type="string" calcext:value-type="string">
            <text:p>manikanta.saketh@gmail.com</text:p>
          </table:table-cell>
          <table:table-cell office:value-type="float" office:value="9092185589" calcext:value-type="float">
            <text:p>9092185589</text:p>
          </table:table-cell>
          <table:table-cell office:value-type="string" calcext:value-type="string">
            <text:p>Tapti</text:p>
          </table:table-cell>
          <table:table-cell office:value-type="float" office:value="4015" calcext:value-type="float">
            <text:p>4015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sha Aravalli</text:p>
          </table:table-cell>
          <table:table-cell office:value-type="string" calcext:value-type="string">
            <text:p>na11b045</text:p>
          </table:table-cell>
          <table:table-cell office:value-type="string" calcext:value-type="string">
            <text:p>harsha.aravalli@gmail.com</text:p>
          </table:table-cell>
          <table:table-cell office:value-type="float" office:value="9790999702" calcext:value-type="float">
            <text:p>9790999702</text:p>
          </table:table-cell>
          <table:table-cell office:value-type="string" calcext:value-type="string">
            <text:p>Tamiraparani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 Sai Shanker</text:p>
          </table:table-cell>
          <table:table-cell office:value-type="string" calcext:value-type="string">
            <text:p>ce11b083</text:p>
          </table:table-cell>
          <table:table-cell office:value-type="string" calcext:value-type="string">
            <text:p>shanker3003@gmail.com</text:p>
          </table:table-cell>
          <table:table-cell office:value-type="float" office:value="8056092183" calcext:value-type="float">
            <text:p>8056092183</text:p>
          </table:table-cell>
          <table:table-cell office:value-type="string" calcext:value-type="string">
            <text:p>Tapti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 Sai Tej</text:p>
          </table:table-cell>
          <table:table-cell office:value-type="string" calcext:value-type="string">
            <text:p>me11b075</text:p>
          </table:table-cell>
          <table:table-cell office:value-type="string" calcext:value-type="string">
            <text:p>saitejreddy16@gmail.com</text:p>
          </table:table-cell>
          <table:table-cell office:value-type="float" office:value="9884347345" calcext:value-type="float">
            <text:p>9884347345</text:p>
          </table:table-cell>
          <table:table-cell office:value-type="string" calcext:value-type="string">
            <text:p>Tapti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 Balaji</text:p>
          </table:table-cell>
          <table:table-cell office:value-type="string" calcext:value-type="string">
            <text:p>ed11b005</text:p>
          </table:table-cell>
          <table:table-cell office:value-type="string" calcext:value-type="string">
            <text:p>balaji2151994@gmail.com</text:p>
          </table:table-cell>
          <table:table-cell office:value-type="float" office:value="9171907807" calcext:value-type="float">
            <text:p>9171907807</text:p>
          </table:table-cell>
          <table:table-cell office:value-type="string" calcext:value-type="string">
            <text:p>ganga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L Monica</text:p>
          </table:table-cell>
          <table:table-cell office:value-type="string" calcext:value-type="string">
            <text:p>ch11b048</text:p>
          </table:table-cell>
          <table:table-cell office:value-type="string" calcext:value-type="string">
            <text:p>monica.pithani@gmail.com</text:p>
          </table:table-cell>
          <table:table-cell office:value-type="float" office:value="8939566344" calcext:value-type="float">
            <text:p>8939566344</text:p>
          </table:table-cell>
          <table:table-cell office:value-type="string" calcext:value-type="string">
            <text:p>Sharavathi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takura Harshitha</text:p>
          </table:table-cell>
          <table:table-cell office:value-type="string" calcext:value-type="string">
            <text:p>ce11b058</text:p>
          </table:table-cell>
          <table:table-cell office:value-type="string" calcext:value-type="string">
            <text:p>harshithathotakura@gmail.com</text:p>
          </table:table-cell>
          <table:table-cell office:value-type="float" office:value="9962258667" calcext:value-type="float">
            <text:p>9962258667</text:p>
          </table:table-cell>
          <table:table-cell office:value-type="string" calcext:value-type="string">
            <text:p>Sharavathi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ppireddy Narendra</text:p>
          </table:table-cell>
          <table:table-cell office:value-type="string" calcext:value-type="string">
            <text:p>me11b070</text:p>
          </table:table-cell>
          <table:table-cell office:value-type="string" calcext:value-type="string">
            <text:p>narendra952@gmail.com</text:p>
          </table:table-cell>
          <table:table-cell office:value-type="float" office:value="7845803689" calcext:value-type="float">
            <text:p>7845803689</text:p>
          </table:table-cell>
          <table:table-cell office:value-type="string" calcext:value-type="string">
            <text:p>Godavari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hn Abraham</text:p>
          </table:table-cell>
          <table:table-cell office:value-type="string" calcext:value-type="string">
            <text:p>ce11b022</text:p>
          </table:table-cell>
          <table:table-cell office:value-type="string" calcext:value-type="string">
            <text:p>johnabrahamiitm@gmail.com</text:p>
          </table:table-cell>
          <table:table-cell office:value-type="float" office:value="9962252801" calcext:value-type="float">
            <text:p>9962252801</text:p>
          </table:table-cell>
          <table:table-cell office:value-type="string" calcext:value-type="string">
            <text:p>Mandakini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 Nitish Chandra Reddy</text:p>
          </table:table-cell>
          <table:table-cell office:value-type="string" calcext:value-type="string">
            <text:p>ch11b083</text:p>
          </table:table-cell>
          <table:table-cell office:value-type="string" calcext:value-type="string">
            <text:p>nitish.rddy@gmail.com</text:p>
          </table:table-cell>
          <table:table-cell office:value-type="float" office:value="9940694096" calcext:value-type="float">
            <text:p>9940694096</text:p>
          </table:table-cell>
          <table:table-cell office:value-type="string" calcext:value-type="string">
            <text:p>Jamuna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Sa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 R Rahul</text:p>
          </table:table-cell>
          <table:table-cell office:value-type="string" calcext:value-type="string">
            <text:p>ce12b028</text:p>
          </table:table-cell>
          <table:table-cell office:value-type="string" calcext:value-type="string">
            <text:p>krrahuliitm@gmail.com</text:p>
          </table:table-cell>
          <table:table-cell office:value-type="float" office:value="7502112244" calcext:value-type="float">
            <text:p>7502112244</text:p>
          </table:table-cell>
          <table:table-cell office:value-type="string" calcext:value-type="string">
            <text:p>Mandakini-146</text:p>
          </table:table-cell>
          <table:table-cell table:number-columns-repeated="2"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Logistic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Varun Kumar</text:p>
          </table:table-cell>
          <table:table-cell office:value-type="string" calcext:value-type="string">
            <text:p>me12b049</text:p>
          </table:table-cell>
          <table:table-cell/>
          <table:table-cell office:value-type="float" office:value="9444209462" calcext:value-type="float">
            <text:p>9444209462</text:p>
          </table:table-cell>
          <table:table-cell office:value-type="string" calcext:value-type="string">
            <text:p>Mandakini-147</text:p>
          </table:table-cell>
          <table:table-cell table:number-columns-repeated="2"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Logistic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G V Puneeth</text:p>
          </table:table-cell>
          <table:table-cell office:value-type="string" calcext:value-type="string">
            <text:p>ce12b010</text:p>
          </table:table-cell>
          <table:table-cell office:value-type="string" calcext:value-type="string">
            <text:p>puneethbgv1996@gmail.com</text:p>
          </table:table-cell>
          <table:table-cell office:value-type="float" office:value="9940574063" calcext:value-type="float">
            <text:p>9940574063</text:p>
          </table:table-cell>
          <table:table-cell office:value-type="string" calcext:value-type="string">
            <text:p>Alaknanda-134</text:p>
          </table:table-cell>
          <table:table-cell table:number-columns-repeated="2"/>
          <table:table-cell office:value-type="string" calcext:value-type="string">
            <text:p>Marketing and Ticket Sales</text:p>
          </table:table-cell>
          <table:table-cell office:value-type="string" calcext:value-type="string">
            <text:p>Marketing and Logistic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vashyam Sundar A</text:p>
          </table:table-cell>
          <table:table-cell office:value-type="string" calcext:value-type="string">
            <text:p>ee11b103</text:p>
          </table:table-cell>
          <table:table-cell office:value-type="string" calcext:value-type="string">
            <text:p>sivashyamsundar@gmail.com</text:p>
          </table:table-cell>
          <table:table-cell office:value-type="float" office:value="8754081598" calcext:value-type="float">
            <text:p>8754081598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hul K </text:p>
          </table:table-cell>
          <table:table-cell office:value-type="string" calcext:value-type="string">
            <text:p>me12b116</text:p>
          </table:table-cell>
          <table:table-cell office:value-type="string" calcext:value-type="string">
            <text:p>rahulmusiq@yahoo.in</text:p>
          </table:table-cell>
          <table:table-cell office:value-type="float" office:value="9884299695" calcext:value-type="float">
            <text:p>9884299695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nehil Rayal</text:p>
          </table:table-cell>
          <table:table-cell office:value-type="string" calcext:value-type="string">
            <text:p>na12b032</text:p>
          </table:table-cell>
          <table:table-cell office:value-type="string" calcext:value-type="string">
            <text:p>srsnehilrayal@gail.com</text:p>
          </table:table-cell>
          <table:table-cell office:value-type="float" office:value="9884299794" calcext:value-type="float">
            <text:p>9884299794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shan Santhosh</text:p>
          </table:table-cell>
          <table:table-cell office:value-type="string" calcext:value-type="string">
            <text:p>ed11b052</text:p>
          </table:table-cell>
          <table:table-cell office:value-type="string" calcext:value-type="string">
            <text:p>roshan.santhosh@gmail.com</text:p>
          </table:table-cell>
          <table:table-cell office:value-type="float" office:value="9003098118" calcext:value-type="float">
            <text:p>9003098118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.Hemanth</text:p>
          </table:table-cell>
          <table:table-cell office:value-type="string" calcext:value-type="string">
            <text:p>me12bb094</text:p>
          </table:table-cell>
          <table:table-cell office:value-type="string" calcext:value-type="string">
            <text:p>phemanth100@gmail.com</text:p>
          </table:table-cell>
          <table:table-cell office:value-type="float" office:value="9884300119" calcext:value-type="float">
            <text:p>9884300119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tali Bafna</text:p>
          </table:table-cell>
          <table:table-cell office:value-type="string" calcext:value-type="string">
            <text:p>cs12b044</text:p>
          </table:table-cell>
          <table:table-cell office:value-type="string" calcext:value-type="string">
            <text:p>mitali.bafna@gmail.com</text:p>
          </table:table-cell>
          <table:table-cell office:value-type="float" office:value="9962671004" calcext:value-type="float">
            <text:p>9962671004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win Ramesh</text:p>
          </table:table-cell>
          <table:table-cell office:value-type="string" calcext:value-type="string">
            <text:p>ed12b010</text:p>
          </table:table-cell>
          <table:table-cell office:value-type="string" calcext:value-type="string">
            <text:p>aswinr100@gmail.com</text:p>
          </table:table-cell>
          <table:table-cell office:value-type="float" office:value="9444985143" calcext:value-type="float">
            <text:p>9444985143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hail M</text:p>
          </table:table-cell>
          <table:table-cell office:value-type="string" calcext:value-type="string">
            <text:p>cs11b019</text:p>
          </table:table-cell>
          <table:table-cell office:value-type="string" calcext:value-type="string">
            <text:p>suhailamrebelo007@gmail.com</text:p>
          </table:table-cell>
          <table:table-cell office:value-type="float" office:value="9790990971" calcext:value-type="float">
            <text:p>9790990971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raj Kashyap</text:p>
          </table:table-cell>
          <table:table-cell office:value-type="string" calcext:value-type="string">
            <text:p>me11b095</text:p>
          </table:table-cell>
          <table:table-cell office:value-type="string" calcext:value-type="string">
            <text:p>suraj.r.kashyap@gmail.com</text:p>
          </table:table-cell>
          <table:table-cell office:value-type="float" office:value="9940621747" calcext:value-type="float">
            <text:p>9940621747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jas Jammihal</text:p>
          </table:table-cell>
          <table:table-cell office:value-type="string" calcext:value-type="string">
            <text:p>be12b032</text:p>
          </table:table-cell>
          <table:table-cell office:value-type="string" calcext:value-type="string">
            <text:p>tejjammy@gmail.com</text:p>
          </table:table-cell>
          <table:table-cell office:value-type="float" office:value="9043810298" calcext:value-type="float">
            <text:p>9043810298</text:p>
          </table:table-cell>
          <table:table-cell table:number-columns-repeated="3"/>
          <table:table-cell office:value-type="string" calcext:value-type="string">
            <text:p>Design</text:p>
          </table:table-cell>
          <table:table-cell office:value-type="string" calcext:value-type="string">
            <text:p>Phot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mesh Bagora</text:p>
          </table:table-cell>
          <table:table-cell office:value-type="string" calcext:value-type="string">
            <text:p>ed12b007</text:p>
          </table:table-cell>
          <table:table-cell office:value-type="string" calcext:value-type="string">
            <text:p>animesh.bagora@gmail.com</text:p>
          </table:table-cell>
          <table:table-cell office:value-type="float" office:value="9884299639" calcext:value-type="float">
            <text:p>9884299639</text:p>
          </table:table-cell>
          <table:table-cell office:value-type="string" calcext:value-type="string">
            <text:p>Godav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chin Nayak</text:p>
          </table:table-cell>
          <table:table-cell office:value-type="string" calcext:value-type="string">
            <text:p>ee12b124</text:p>
          </table:table-cell>
          <table:table-cell office:value-type="string" calcext:value-type="string">
            <text:p>sachinnayaklris@gmail.com</text:p>
          </table:table-cell>
          <table:table-cell office:value-type="float" office:value="9498073869" calcext:value-type="float">
            <text:p>9498073869</text:p>
          </table:table-cell>
          <table:table-cell office:value-type="string" calcext:value-type="string">
            <text:p>Narmada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thun K</text:p>
          </table:table-cell>
          <table:table-cell office:value-type="string" calcext:value-type="string">
            <text:p>me11b108</text:p>
          </table:table-cell>
          <table:table-cell office:value-type="string" calcext:value-type="string">
            <text:p>kmithun9@gmail.com</text:p>
          </table:table-cell>
          <table:table-cell office:value-type="float" office:value="9043412900" calcext:value-type="float">
            <text:p>9043412900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eerthana</text:p>
          </table:table-cell>
          <table:table-cell/>
          <table:table-cell office:value-type="string" calcext:value-type="string">
            <text:p>vc.keertana@gmail.com</text:p>
          </table:table-cell>
          <table:table-cell office:value-type="float" office:value="9677154123" calcext:value-type="float">
            <text:p>9677154123</text:p>
          </table:table-cell>
          <table:table-cell office:value-type="string" calcext:value-type="string">
            <text:p>Sharava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Dinesh Kumar</text:p>
          </table:table-cell>
          <table:table-cell office:value-type="string" calcext:value-type="string">
            <text:p>be12b006</text:p>
          </table:table-cell>
          <table:table-cell office:value-type="string" calcext:value-type="string">
            <text:p>kumar.dinesh.dak@gmail.com</text:p>
          </table:table-cell>
          <table:table-cell office:value-type="float" office:value="8056001575" calcext:value-type="float">
            <text:p>8056001575</text:p>
          </table:table-cell>
          <table:table-cell office:value-type="string" calcext:value-type="string">
            <text:p>alak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shat Dave</text:p>
          </table:table-cell>
          <table:table-cell office:value-type="string" calcext:value-type="string">
            <text:p>ee12b073</text:p>
          </table:table-cell>
          <table:table-cell office:value-type="string" calcext:value-type="string">
            <text:p>adaveiitm@gmail.com</text:p>
          </table:table-cell>
          <table:table-cell office:value-type="float" office:value="9380373313" calcext:value-type="float">
            <text:p>9380373313</text:p>
          </table:table-cell>
          <table:table-cell office:value-type="string" calcext:value-type="string">
            <text:p>Alak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umar Mridul</text:p>
          </table:table-cell>
          <table:table-cell office:value-type="string" calcext:value-type="string">
            <text:p>ed11b050</text:p>
          </table:table-cell>
          <table:table-cell office:value-type="string" calcext:value-type="string">
            <text:p>kmkinglucky@gmail.com</text:p>
          </table:table-cell>
          <table:table-cell office:value-type="float" office:value="7418276008" calcext:value-type="float">
            <text:p>7418276008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thosh Kumar V</text:p>
          </table:table-cell>
          <table:table-cell office:value-type="string" calcext:value-type="string">
            <text:p>me11b055</text:p>
          </table:table-cell>
          <table:table-cell office:value-type="string" calcext:value-type="string">
            <text:p>sunnyk10@gmail.com</text:p>
          </table:table-cell>
          <table:table-cell office:value-type="float" office:value="9791020352" calcext:value-type="float">
            <text:p>9791020352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eedeep S</text:p>
          </table:table-cell>
          <table:table-cell office:value-type="string" calcext:value-type="string">
            <text:p>mm10b050</text:p>
          </table:table-cell>
          <table:table-cell office:value-type="string" calcext:value-type="string">
            <text:p>srdp.sk@gmail.com</text:p>
          </table:table-cell>
          <table:table-cell office:value-type="float" office:value="9444968246" calcext:value-type="float">
            <text:p>9444968246</text:p>
          </table:table-cell>
          <table:table-cell office:value-type="string" calcext:value-type="string">
            <text:p>Narmada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yathri M</text:p>
          </table:table-cell>
          <table:table-cell office:value-type="string" calcext:value-type="string">
            <text:p>cs12b043</text:p>
          </table:table-cell>
          <table:table-cell office:value-type="string" calcext:value-type="string">
            <text:p>gayathrimeka@gmail.com</text:p>
          </table:table-cell>
          <table:table-cell office:value-type="float" office:value="9677155763" calcext:value-type="float">
            <text:p>9677155763</text:p>
          </table:table-cell>
          <table:table-cell office:value-type="string" calcext:value-type="string">
            <text:p>Sharava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Graphic Desig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l Kumar</text:p>
          </table:table-cell>
          <table:table-cell/>
          <table:table-cell office:value-type="string" calcext:value-type="string">
            <text:p>anil316619@gmail.com</text:p>
          </table:table-cell>
          <table:table-cell office:value-type="float" office:value="9498098056" calcext:value-type="float">
            <text:p>9498098056</text:p>
          </table:table-cell>
          <table:table-cell office:value-type="string" calcext:value-type="string">
            <text:p>godav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ya Prakash</text:p>
          </table:table-cell>
          <table:table-cell office:value-type="string" calcext:value-type="string">
            <text:p>hs11h010</text:p>
          </table:table-cell>
          <table:table-cell office:value-type="string" calcext:value-type="string">
            <text:p>arya.aryan666@gmail.com</text:p>
          </table:table-cell>
          <table:table-cell office:value-type="float" office:value="7418276602" calcext:value-type="float">
            <text:p>7418276602</text:p>
          </table:table-cell>
          <table:table-cell office:value-type="string" calcext:value-type="string">
            <text:p>Sharava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ay Kumar Tulluri</text:p>
          </table:table-cell>
          <table:table-cell office:value-type="string" calcext:value-type="string">
            <text:p>ee11b045</text:p>
          </table:table-cell>
          <table:table-cell office:value-type="string" calcext:value-type="string">
            <text:p>tulluri.vinaykumar@gmail.com</text:p>
          </table:table-cell>
          <table:table-cell office:value-type="float" office:value="9600175451" calcext:value-type="float">
            <text:p>9600175451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run</text:p>
          </table:table-cell>
          <table:table-cell office:value-type="string" calcext:value-type="string">
            <text:p>ep12b027</text:p>
          </table:table-cell>
          <table:table-cell office:value-type="string" calcext:value-type="string">
            <text:p>varunkumarvaleti@gmail.com</text:p>
          </table:table-cell>
          <table:table-cell office:value-type="float" office:value="9677158288" calcext:value-type="float">
            <text:p>9677158288</text:p>
          </table:table-cell>
          <table:table-cell office:value-type="string" calcext:value-type="string">
            <text:p>narmad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andu Bhadran</text:p>
          </table:table-cell>
          <table:table-cell office:value-type="string" calcext:value-type="string">
            <text:p>ae12b002</text:p>
          </table:table-cell>
          <table:table-cell office:value-type="string" calcext:value-type="string">
            <text:p>itsananduambadi@gmail.com</text:p>
          </table:table-cell>
          <table:table-cell office:value-type="float" office:value="9884684988" calcext:value-type="float">
            <text:p>9884684988</text:p>
          </table:table-cell>
          <table:table-cell office:value-type="string" calcext:value-type="string">
            <text:p>Alak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yush</text:p>
          </table:table-cell>
          <table:table-cell office:value-type="string" calcext:value-type="string">
            <text:p>ed12b038</text:p>
          </table:table-cell>
          <table:table-cell office:value-type="string" calcext:value-type="string">
            <text:p>piyushthesmart@gmail.com</text:p>
          </table:table-cell>
          <table:table-cell office:value-type="float" office:value="9043810294" calcext:value-type="float">
            <text:p>9043810294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mal Aditya</text:p>
          </table:table-cell>
          <table:table-cell office:value-type="string" calcext:value-type="string">
            <text:p>me12b072</text:p>
          </table:table-cell>
          <table:table-cell office:value-type="string" calcext:value-type="string">
            <text:p>vimaladit95@gmail.com</text:p>
          </table:table-cell>
          <table:table-cell office:value-type="float" office:value="9445757529" calcext:value-type="float">
            <text:p>9445757529</text:p>
          </table:table-cell>
          <table:table-cell office:value-type="string" calcext:value-type="string">
            <text:p>narmad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arna Mohan</text:p>
          </table:table-cell>
          <table:table-cell office:value-type="string" calcext:value-type="string">
            <text:p>ee12b076</text:p>
          </table:table-cell>
          <table:table-cell office:value-type="string" calcext:value-type="string">
            <text:p>aparna.april321@gmail.com</text:p>
          </table:table-cell>
          <table:table-cell office:value-type="float" office:value="8608985980" calcext:value-type="float">
            <text:p>8608985980</text:p>
          </table:table-cell>
          <table:table-cell office:value-type="string" calcext:value-type="string">
            <text:p>Sharava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itya Bhaskar</text:p>
          </table:table-cell>
          <table:table-cell office:value-type="string" calcext:value-type="string">
            <text:p>me12b127</text:p>
          </table:table-cell>
          <table:table-cell office:value-type="string" calcext:value-type="string">
            <text:p>aditya.bhaskar.15@gmail.com</text:p>
          </table:table-cell>
          <table:table-cell office:value-type="float" office:value="9884428062" calcext:value-type="float">
            <text:p>9884428062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Ambi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itanya Y</text:p>
          </table:table-cell>
          <table:table-cell office:value-type="string" calcext:value-type="string">
            <text:p>ce11b061</text:p>
          </table:table-cell>
          <table:table-cell office:value-type="string" calcext:value-type="string">
            <text:p>ychaitanya1408@gmail.com</text:p>
          </table:table-cell>
          <table:table-cell office:value-type="float" office:value="9003078007" calcext:value-type="float">
            <text:p>9003078007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Vide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ul Praveen Reddy</text:p>
          </table:table-cell>
          <table:table-cell office:value-type="string" calcext:value-type="string">
            <text:p>be12b008</text:p>
          </table:table-cell>
          <table:table-cell office:value-type="string" calcext:value-type="string">
            <text:p>arul praveenkumar1070@gmail.com</text:p>
          </table:table-cell>
          <table:table-cell office:value-type="float" office:value="9940380622" calcext:value-type="float">
            <text:p>9940380622</text:p>
          </table:table-cell>
          <table:table-cell office:value-type="string" calcext:value-type="string">
            <text:p>Alaknanda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Vide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. Tharun Bhaskar</text:p>
          </table:table-cell>
          <table:table-cell office:value-type="string" calcext:value-type="string">
            <text:p>ee12b034</text:p>
          </table:table-cell>
          <table:table-cell office:value-type="string" calcext:value-type="string">
            <text:p>tarunbhasker2599@gmail.com</text:p>
          </table:table-cell>
          <table:table-cell office:value-type="float" office:value="9884682314" calcext:value-type="float">
            <text:p>9884682314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Vide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 V Sai Charan</text:p>
          </table:table-cell>
          <table:table-cell office:value-type="string" calcext:value-type="string">
            <text:p>ee12b016</text:p>
          </table:table-cell>
          <table:table-cell office:value-type="string" calcext:value-type="string">
            <text:p>venkatasaicharanreddy@gmail.com</text:p>
          </table:table-cell>
          <table:table-cell office:value-type="float" office:value="9043807250" calcext:value-type="float">
            <text:p>9043807250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Vide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hana Murugan</text:p>
          </table:table-cell>
          <table:table-cell office:value-type="string" calcext:value-type="string">
            <text:p>ch11b030</text:p>
          </table:table-cell>
          <table:table-cell office:value-type="string" calcext:value-type="string">
            <text:p>jhana.murugan@gmail.com</text:p>
          </table:table-cell>
          <table:table-cell office:value-type="float" office:value="9150499175" calcext:value-type="float">
            <text:p>9150499175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Vide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urram Vikas</text:p>
          </table:table-cell>
          <table:table-cell office:value-type="string" calcext:value-type="string">
            <text:p>ce12b025</text:p>
          </table:table-cell>
          <table:table-cell office:value-type="string" calcext:value-type="string">
            <text:p>vksgurram6@gmail.com</text:p>
          </table:table-cell>
          <table:table-cell office:value-type="float" office:value="9498098068" calcext:value-type="float">
            <text:p>9498098068</text:p>
          </table:table-cell>
          <table:table-cell office:value-type="string" calcext:value-type="string">
            <text:p>Godavari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Vide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. Sameer Kumar</text:p>
          </table:table-cell>
          <table:table-cell office:value-type="string" calcext:value-type="string">
            <text:p>ee12b028</text:p>
          </table:table-cell>
          <table:table-cell office:value-type="string" calcext:value-type="string">
            <text:p>sameersam972@gmail.com</text:p>
          </table:table-cell>
          <table:table-cell office:value-type="float" office:value="9043960878" calcext:value-type="float">
            <text:p>9043960878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Videograph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ash Mahanjan</text:p>
          </table:table-cell>
          <table:table-cell office:value-type="string" calcext:value-type="string">
            <text:p>ch11b009</text:p>
          </table:table-cell>
          <table:table-cell office:value-type="string" calcext:value-type="string">
            <text:p>akash7190@gmail.com</text:p>
          </table:table-cell>
          <table:table-cell office:value-type="float" office:value="9833656501" calcext:value-type="float">
            <text:p>9833656501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ED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arajith</text:p>
          </table:table-cell>
          <table:table-cell office:value-type="string" calcext:value-type="string">
            <text:p>ph11b002</text:p>
          </table:table-cell>
          <table:table-cell office:value-type="string" calcext:value-type="string">
            <text:p>aparajitc13@gmail.com</text:p>
          </table:table-cell>
          <table:table-cell office:value-type="float" office:value="9717057293" calcext:value-type="float">
            <text:p>9717057293</text:p>
          </table:table-cell>
          <table:table-cell office:value-type="string" calcext:value-type="string">
            <text:p>Tamparaparani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Rock Sh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shad</text:p>
          </table:table-cell>
          <table:table-cell office:value-type="string" calcext:value-type="string">
            <text:p>ch11b094</text:p>
          </table:table-cell>
          <table:table-cell office:value-type="string" calcext:value-type="string">
            <text:p>nishad16acharya@gmail.com</text:p>
          </table:table-cell>
          <table:table-cell office:value-type="float" office:value="9962301415" calcext:value-type="float">
            <text:p>9962301415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run Teja Salady</text:p>
          </table:table-cell>
          <table:table-cell office:value-type="string" calcext:value-type="string">
            <text:p>ch11b057</text:p>
          </table:table-cell>
          <table:table-cell office:value-type="string" calcext:value-type="string">
            <text:p>saladyvarunteja@gmail.com</text:p>
          </table:table-cell>
          <table:table-cell office:value-type="float" office:value="9789022748" calcext:value-type="float">
            <text:p>9789022748</text:p>
          </table:table-cell>
          <table:table-cell office:value-type="string" calcext:value-type="string">
            <text:p>Ganga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Equipm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hmi</text:p>
          </table:table-cell>
          <table:table-cell office:value-type="string" calcext:value-type="string">
            <text:p>ae11b029</text:p>
          </table:table-cell>
          <table:table-cell office:value-type="string" calcext:value-type="string">
            <text:p>reshmis93@gmail.com</text:p>
          </table:table-cell>
          <table:table-cell office:value-type="float" office:value="9092867763" calcext:value-type="float">
            <text:p>9092867763</text:p>
          </table:table-cell>
          <table:table-cell office:value-type="string" calcext:value-type="string">
            <text:p>Sharavathi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World fest and Hospitalit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hyut A K</text:p>
          </table:table-cell>
          <table:table-cell office:value-type="string" calcext:value-type="string">
            <text:p>na11b025</text:p>
          </table:table-cell>
          <table:table-cell office:value-type="string" calcext:value-type="string">
            <text:p>achyutak92@gmail.com</text:p>
          </table:table-cell>
          <table:table-cell office:value-type="float" office:value="9600175770" calcext:value-type="float">
            <text:p>9600175770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Equipm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avan Pv</text:p>
          </table:table-cell>
          <table:table-cell office:value-type="string" calcext:value-type="string">
            <text:p>ed11b037</text:p>
          </table:table-cell>
          <table:table-cell office:value-type="string" calcext:value-type="string">
            <text:p>sravan271292@gmail.com</text:p>
          </table:table-cell>
          <table:table-cell office:value-type="float" office:value="9600169296" calcext:value-type="float">
            <text:p>9600169296</text:p>
          </table:table-cell>
          <table:table-cell office:value-type="string" calcext:value-type="string">
            <text:p>Jamuna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F&amp;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jaram</text:p>
          </table:table-cell>
          <table:table-cell office:value-type="string" calcext:value-type="string">
            <text:p>na11b028</text:p>
          </table:table-cell>
          <table:table-cell office:value-type="string" calcext:value-type="string">
            <text:p>rajaram.harry@gmail.com</text:p>
          </table:table-cell>
          <table:table-cell office:value-type="float" office:value="9952993777" calcext:value-type="float">
            <text:p>9952993777</text:p>
          </table:table-cell>
          <table:table-cell office:value-type="string" calcext:value-type="string">
            <text:p>Tapti</text:p>
          </table:table-cell>
          <table:table-cell table:number-columns-repeated="2"/>
          <table:table-cell office:value-type="string" calcext:value-type="string">
            <text:p>Proshows</text:p>
          </table:table-cell>
          <table:table-cell office:value-type="string" calcext:value-type="string">
            <text:p>Classical 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.Ch Saiteja</text:p>
          </table:table-cell>
          <table:table-cell office:value-type="string" calcext:value-type="string">
            <text:p>ed12b015</text:p>
          </table:table-cell>
          <table:table-cell office:value-type="string" calcext:value-type="string">
            <text:p>teja.3b@gmail.com</text:p>
          </table:table-cell>
          <table:table-cell office:value-type="float" office:value="8754500120" calcext:value-type="float">
            <text:p>8754500120</text:p>
          </table:table-cell>
          <table:table-cell office:value-type="string" calcext:value-type="string">
            <text:p>JAMUNA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. R. Mourya</text:p>
          </table:table-cell>
          <table:table-cell office:value-type="string" calcext:value-type="string">
            <text:p>ce12b060</text:p>
          </table:table-cell>
          <table:table-cell office:value-type="string" calcext:value-type="string">
            <text:p>severussnape1994@gmail.com</text:p>
          </table:table-cell>
          <table:table-cell office:value-type="float" office:value="9500140725" calcext:value-type="float">
            <text:p>9500140725</text:p>
          </table:table-cell>
          <table:table-cell office:value-type="string" calcext:value-type="string">
            <text:p>Narmada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 Yashwanth</text:p>
          </table:table-cell>
          <table:table-cell office:value-type="string" calcext:value-type="string">
            <text:p>me12b025</text:p>
          </table:table-cell>
          <table:table-cell office:value-type="string" calcext:value-type="string">
            <text:p>yashwanthmech25@gmail.com</text:p>
          </table:table-cell>
          <table:table-cell office:value-type="float" office:value="8056070391" calcext:value-type="float">
            <text:p>8056070391</text:p>
          </table:table-cell>
          <table:table-cell office:value-type="string" calcext:value-type="string">
            <text:p>Jamuna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. Amar Siva Santosh</text:p>
          </table:table-cell>
          <table:table-cell office:value-type="string" calcext:value-type="string">
            <text:p>ce12b045</text:p>
          </table:table-cell>
          <table:table-cell office:value-type="string" calcext:value-type="string">
            <text:p>siva.sntosh2020@gmail.com</text:p>
          </table:table-cell>
          <table:table-cell office:value-type="float" office:value="9952912020" calcext:value-type="float">
            <text:p>9952912020</text:p>
          </table:table-cell>
          <table:table-cell office:value-type="string" calcext:value-type="string">
            <text:p>TAPTI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. Pavan Subhakar</text:p>
          </table:table-cell>
          <table:table-cell office:value-type="string" calcext:value-type="string">
            <text:p>ed12b039</text:p>
          </table:table-cell>
          <table:table-cell office:value-type="string" calcext:value-type="string">
            <text:p>pavanpucha12@gmail.com</text:p>
          </table:table-cell>
          <table:table-cell office:value-type="float" office:value="9884685195" calcext:value-type="float">
            <text:p>9884685195</text:p>
          </table:table-cell>
          <table:table-cell office:value-type="string" calcext:value-type="string">
            <text:p>TAPTI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 Koushick Balaji</text:p>
          </table:table-cell>
          <table:table-cell office:value-type="string" calcext:value-type="string">
            <text:p>me12b026</text:p>
          </table:table-cell>
          <table:table-cell office:value-type="string" calcext:value-type="string">
            <text:p>balajikoushick@gmail.com</text:p>
          </table:table-cell>
          <table:table-cell office:value-type="float" office:value="9488450678" calcext:value-type="float">
            <text:p>9488450678</text:p>
          </table:table-cell>
          <table:table-cell office:value-type="string" calcext:value-type="string">
            <text:p>Jamuna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 Ashwin </text:p>
          </table:table-cell>
          <table:table-cell office:value-type="string" calcext:value-type="string">
            <text:p>mm12b005</text:p>
          </table:table-cell>
          <table:table-cell office:value-type="string" calcext:value-type="string">
            <text:p>ashwinsmarty22@gmail.com</text:p>
          </table:table-cell>
          <table:table-cell office:value-type="float" office:value="7708137709" calcext:value-type="float">
            <text:p>7708137709</text:p>
          </table:table-cell>
          <table:table-cell office:value-type="string" calcext:value-type="string">
            <text:p>Godavari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 Viswanath</text:p>
          </table:table-cell>
          <table:table-cell office:value-type="string" calcext:value-type="string">
            <text:p>me12b019</text:p>
          </table:table-cell>
          <table:table-cell office:value-type="string" calcext:value-type="string">
            <text:p>vishwanath.edunuri1@gmail.com</text:p>
          </table:table-cell>
          <table:table-cell office:value-type="float" office:value="9677155634" calcext:value-type="float">
            <text:p>9677155634</text:p>
          </table:table-cell>
          <table:table-cell office:value-type="string" calcext:value-type="string">
            <text:p>Godavari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ndu S</text:p>
          </table:table-cell>
          <table:table-cell office:value-type="string" calcext:value-type="string">
            <text:p>me12b044</text:p>
          </table:table-cell>
          <table:table-cell office:value-type="string" calcext:value-type="string">
            <text:p>nandusadanandan94@gmail.com</text:p>
          </table:table-cell>
          <table:table-cell office:value-type="float" office:value="9043808631" calcext:value-type="float">
            <text:p>9043808631</text:p>
          </table:table-cell>
          <table:table-cell office:value-type="string" calcext:value-type="string">
            <text:p>Mandakini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Sethu Madhavan</text:p>
          </table:table-cell>
          <table:table-cell office:value-type="string" calcext:value-type="string">
            <text:p>ce12b076</text:p>
          </table:table-cell>
          <table:table-cell office:value-type="string" calcext:value-type="string">
            <text:p>sethumadhavan195@gmail.com</text:p>
          </table:table-cell>
          <table:table-cell office:value-type="float" office:value="9486360017" calcext:value-type="float">
            <text:p>9486360017</text:p>
          </table:table-cell>
          <table:table-cell office:value-type="string" calcext:value-type="string">
            <text:p>Ganga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.Bala Rama Krishna Koushik</text:p>
          </table:table-cell>
          <table:table-cell office:value-type="string" calcext:value-type="string">
            <text:p>me12b053</text:p>
          </table:table-cell>
          <table:table-cell office:value-type="string" calcext:value-type="string">
            <text:p>krishnakoushik.vastav@gmail.com</text:p>
          </table:table-cell>
          <table:table-cell office:value-type="float" office:value="7418789160" calcext:value-type="float">
            <text:p>7418789160</text:p>
          </table:table-cell>
          <table:table-cell office:value-type="string" calcext:value-type="string">
            <text:p>Mandakini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.Jeevan</text:p>
          </table:table-cell>
          <table:table-cell office:value-type="string" calcext:value-type="string">
            <text:p>ce12b091</text:p>
          </table:table-cell>
          <table:table-cell office:value-type="string" calcext:value-type="string">
            <text:p>gonajeevan@gmail.com</text:p>
          </table:table-cell>
          <table:table-cell office:value-type="float" office:value="9884685091" calcext:value-type="float">
            <text:p>9884685091</text:p>
          </table:table-cell>
          <table:table-cell office:value-type="string" calcext:value-type="string">
            <text:p>saraswathi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.V.S. Sai Reddy</text:p>
          </table:table-cell>
          <table:table-cell office:value-type="string" calcext:value-type="string">
            <text:p>mm12b024</text:p>
          </table:table-cell>
          <table:table-cell office:value-type="string" calcext:value-type="string">
            <text:p>saireddyramireddy19@gmail.com</text:p>
          </table:table-cell>
          <table:table-cell office:value-type="float" office:value="9498073449" calcext:value-type="float">
            <text:p>9498073449</text:p>
          </table:table-cell>
          <table:table-cell office:value-type="string" calcext:value-type="string">
            <text:p>saraswathi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ge Akash Ramesh</text:p>
          </table:table-cell>
          <table:table-cell office:value-type="string" calcext:value-type="string">
            <text:p>ep12b013</text:p>
          </table:table-cell>
          <table:table-cell office:value-type="string" calcext:value-type="string">
            <text:p>akashmalge3@gmail.com</text:p>
          </table:table-cell>
          <table:table-cell office:value-type="float" office:value="8056113947" calcext:value-type="float">
            <text:p>8056113947</text:p>
          </table:table-cell>
          <table:table-cell office:value-type="string" calcext:value-type="string">
            <text:p>saraswathi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.K.V.Yogesh (Stamp)</text:p>
          </table:table-cell>
          <table:table-cell office:value-type="string" calcext:value-type="string">
            <text:p>ce12b090</text:p>
          </table:table-cell>
          <table:table-cell office:value-type="string" calcext:value-type="string">
            <text:p>yogeshgkv@gmail.com</text:p>
          </table:table-cell>
          <table:table-cell office:value-type="float" office:value="9791056693" calcext:value-type="float">
            <text:p>9791056693</text:p>
          </table:table-cell>
          <table:table-cell office:value-type="string" calcext:value-type="string">
            <text:p>Saraswathi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khil Warner T</text:p>
          </table:table-cell>
          <table:table-cell office:value-type="string" calcext:value-type="string">
            <text:p>ch12b042</text:p>
          </table:table-cell>
          <table:table-cell office:value-type="string" calcext:value-type="string">
            <text:p>mukhilwarner@gmail.com</text:p>
          </table:table-cell>
          <table:table-cell office:value-type="float" office:value="9488557299" calcext:value-type="float">
            <text:p>9488557299</text:p>
          </table:table-cell>
          <table:table-cell office:value-type="string" calcext:value-type="string">
            <text:p>Mandakini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ethik Narayana.K</text:p>
          </table:table-cell>
          <table:table-cell office:value-type="string" calcext:value-type="string">
            <text:p>ee12b018</text:p>
          </table:table-cell>
          <table:table-cell office:value-type="string" calcext:value-type="string">
            <text:p>geetu.kamineni@gmail.com</text:p>
          </table:table-cell>
          <table:table-cell office:value-type="float" office:value="9884300819" calcext:value-type="float">
            <text:p>9884300819</text:p>
          </table:table-cell>
          <table:table-cell office:value-type="string" calcext:value-type="string">
            <text:p>Godavari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.Raghavender</text:p>
          </table:table-cell>
          <table:table-cell office:value-type="string" calcext:value-type="string">
            <text:p>ch12b037</text:p>
          </table:table-cell>
          <table:table-cell office:value-type="string" calcext:value-type="string">
            <text:p>raghu133mandadi@gmail.com</text:p>
          </table:table-cell>
          <table:table-cell office:value-type="float" office:value="9043960883" calcext:value-type="float">
            <text:p>9043960883</text:p>
          </table:table-cell>
          <table:table-cell office:value-type="string" calcext:value-type="string">
            <text:p>ganga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.Akhil Danam</text:p>
          </table:table-cell>
          <table:table-cell office:value-type="string" calcext:value-type="string">
            <text:p>ee12b039</text:p>
          </table:table-cell>
          <table:table-cell office:value-type="string" calcext:value-type="string">
            <text:p>akhil.jesus@gmail.com</text:p>
          </table:table-cell>
          <table:table-cell office:value-type="float" office:value="9884684430" calcext:value-type="float">
            <text:p>9884684430</text:p>
          </table:table-cell>
          <table:table-cell office:value-type="string" calcext:value-type="string">
            <text:p>Ganga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 Ravi Teja</text:p>
          </table:table-cell>
          <table:table-cell office:value-type="string" calcext:value-type="string">
            <text:p>na12b049</text:p>
          </table:table-cell>
          <table:table-cell office:value-type="string" calcext:value-type="string">
            <text:p>ravitejag.2012@gmail.com</text:p>
          </table:table-cell>
          <table:table-cell office:value-type="float" office:value="9884299766" calcext:value-type="float">
            <text:p>9884299766</text:p>
          </table:table-cell>
          <table:table-cell office:value-type="string" calcext:value-type="string">
            <text:p>godavari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.Krishna Chaitanya</text:p>
          </table:table-cell>
          <table:table-cell office:value-type="string" calcext:value-type="string">
            <text:p>mm12b046</text:p>
          </table:table-cell>
          <table:table-cell office:value-type="string" calcext:value-type="string">
            <text:p>chaitanya.saikam@gmail.com</text:p>
          </table:table-cell>
          <table:table-cell office:value-type="float" office:value="9962670699" calcext:value-type="float">
            <text:p>9962670699</text:p>
          </table:table-cell>
          <table:table-cell office:value-type="string" calcext:value-type="string">
            <text:p>Godavari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.Harihara Prabhakar</text:p>
          </table:table-cell>
          <table:table-cell office:value-type="string" calcext:value-type="string">
            <text:p>mm12b041</text:p>
          </table:table-cell>
          <table:table-cell office:value-type="string" calcext:value-type="string">
            <text:p>dhonisfanhari@gmail.com</text:p>
          </table:table-cell>
          <table:table-cell office:value-type="float" office:value="7708948827" calcext:value-type="float">
            <text:p>7708948827</text:p>
          </table:table-cell>
          <table:table-cell office:value-type="string" calcext:value-type="string">
            <text:p>godavari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shay Elencheran</text:p>
          </table:table-cell>
          <table:table-cell office:value-type="string" calcext:value-type="string">
            <text:p>ee12b005</text:p>
          </table:table-cell>
          <table:table-cell office:value-type="string" calcext:value-type="string">
            <text:p>akshayelencheran@gmail.com</text:p>
          </table:table-cell>
          <table:table-cell office:value-type="float" office:value="9789936928" calcext:value-type="float">
            <text:p>9789936928</text:p>
          </table:table-cell>
          <table:table-cell office:value-type="string" calcext:value-type="string">
            <text:p>Alakananda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.D.Ravi Kumar</text:p>
          </table:table-cell>
          <table:table-cell office:value-type="string" calcext:value-type="string">
            <text:p>me12b106</text:p>
          </table:table-cell>
          <table:table-cell office:value-type="string" calcext:value-type="string">
            <text:p>ravigollapudi94@gmail.com</text:p>
          </table:table-cell>
          <table:table-cell office:value-type="float" office:value="9043814198" calcext:value-type="float">
            <text:p>9043814198</text:p>
          </table:table-cell>
          <table:table-cell office:value-type="string" calcext:value-type="string">
            <text:p>Tapti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.Sowrya</text:p>
          </table:table-cell>
          <table:table-cell office:value-type="string" calcext:value-type="string">
            <text:p>ce12b073</text:p>
          </table:table-cell>
          <table:table-cell office:value-type="string" calcext:value-type="string">
            <text:p>mail2sowrya@gmail.com</text:p>
          </table:table-cell>
          <table:table-cell office:value-type="float" office:value="9498073457" calcext:value-type="float">
            <text:p>9498073457</text:p>
          </table:table-cell>
          <table:table-cell office:value-type="string" calcext:value-type="string">
            <text:p>ganga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itya U</text:p>
          </table:table-cell>
          <table:table-cell office:value-type="string" calcext:value-type="string">
            <text:p>ch12b004</text:p>
          </table:table-cell>
          <table:table-cell office:value-type="string" calcext:value-type="string">
            <text:p>aditya1759@gmail.com</text:p>
          </table:table-cell>
          <table:table-cell office:value-type="float" office:value="9962971662" calcext:value-type="float">
            <text:p>9962971662</text:p>
          </table:table-cell>
          <table:table-cell office:value-type="string" calcext:value-type="string">
            <text:p>godavari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.Praaveenyan</text:p>
          </table:table-cell>
          <table:table-cell office:value-type="string" calcext:value-type="string">
            <text:p>ce12b064</text:p>
          </table:table-cell>
          <table:table-cell office:value-type="string" calcext:value-type="string">
            <text:p>vangarapraavi@gmail.com</text:p>
          </table:table-cell>
          <table:table-cell office:value-type="float" office:value="9600095110" calcext:value-type="float">
            <text:p>9600095110</text:p>
          </table:table-cell>
          <table:table-cell office:value-type="string" calcext:value-type="string">
            <text:p>Narmada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ienaash</text:p>
          </table:table-cell>
          <table:table-cell office:value-type="string" calcext:value-type="string">
            <text:p>hs12h011</text:p>
          </table:table-cell>
          <table:table-cell office:value-type="string" calcext:value-type="string">
            <text:p>avienaash24@gmail.com</text:p>
          </table:table-cell>
          <table:table-cell office:value-type="float" office:value="9940257729" calcext:value-type="float">
            <text:p>9940257729</text:p>
          </table:table-cell>
          <table:table-cell office:value-type="string" calcext:value-type="string">
            <text:p>TAMIRAPARANI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ny Gracious</text:p>
          </table:table-cell>
          <table:table-cell office:value-type="string" calcext:value-type="string">
            <text:p>ce12b051</text:p>
          </table:table-cell>
          <table:table-cell office:value-type="string" calcext:value-type="string">
            <text:p>rony.grcs@gmail.com</text:p>
          </table:table-cell>
          <table:table-cell office:value-type="float" office:value="9498073441" calcext:value-type="float">
            <text:p>9498073441</text:p>
          </table:table-cell>
          <table:table-cell office:value-type="string" calcext:value-type="string">
            <text:p>Tapti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Fn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hiram G</text:p>
          </table:table-cell>
          <table:table-cell office:value-type="string" calcext:value-type="string">
            <text:p>ee12b001</text:p>
          </table:table-cell>
          <table:table-cell office:value-type="string" calcext:value-type="string">
            <text:p>abhiram.g94@gmail.com</text:p>
          </table:table-cell>
          <table:table-cell office:value-type="float" office:value="9489855652" calcext:value-type="float">
            <text:p>9489855652</text:p>
          </table:table-cell>
          <table:table-cell office:value-type="string" calcext:value-type="string">
            <text:p>Alakananda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Equ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Venu Nikhil Yadav</text:p>
          </table:table-cell>
          <table:table-cell office:value-type="string" calcext:value-type="string">
            <text:p>me12b129</text:p>
          </table:table-cell>
          <table:table-cell office:value-type="string" calcext:value-type="string">
            <text:p>venunikhilyadav@gmail.com</text:p>
          </table:table-cell>
          <table:table-cell office:value-type="float" office:value="9043812307" calcext:value-type="float">
            <text:p>9043812307</text:p>
          </table:table-cell>
          <table:table-cell office:value-type="string" calcext:value-type="string">
            <text:p>Mandakini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Equ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 Sai Revanth</text:p>
          </table:table-cell>
          <table:table-cell office:value-type="string" calcext:value-type="string">
            <text:p>ce12b024</text:p>
          </table:table-cell>
          <table:table-cell office:value-type="string" calcext:value-type="string">
            <text:p>sairevanthg.94@gmail.com</text:p>
          </table:table-cell>
          <table:table-cell office:value-type="float" office:value="8056070125" calcext:value-type="float">
            <text:p>8056070125</text:p>
          </table:table-cell>
          <table:table-cell office:value-type="string" calcext:value-type="string">
            <text:p>Godavari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Equ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 Rohith Kumar</text:p>
          </table:table-cell>
          <table:table-cell office:value-type="string" calcext:value-type="string">
            <text:p>cs12b019</text:p>
          </table:table-cell>
          <table:table-cell office:value-type="string" calcext:value-type="string">
            <text:p>mrylrhtkmr1994@gmail.com</text:p>
          </table:table-cell>
          <table:table-cell office:value-type="float" office:value="9677165385" calcext:value-type="float">
            <text:p>9677165385</text:p>
          </table:table-cell>
          <table:table-cell office:value-type="string" calcext:value-type="string">
            <text:p>Jamuna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Equ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 Vinodh Kumar</text:p>
          </table:table-cell>
          <table:table-cell office:value-type="string" calcext:value-type="string">
            <text:p>me12b038</text:p>
          </table:table-cell>
          <table:table-cell office:value-type="string" calcext:value-type="string">
            <text:p>uniquemvk@gmail.com</text:p>
          </table:table-cell>
          <table:table-cell office:value-type="float" office:value="9940232989" calcext:value-type="float">
            <text:p>9940232989</text:p>
          </table:table-cell>
          <table:table-cell office:value-type="string" calcext:value-type="string">
            <text:p>gang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Equ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ikanth P</text:p>
          </table:table-cell>
          <table:table-cell office:value-type="string" calcext:value-type="string">
            <text:p>ee12b053</text:p>
          </table:table-cell>
          <table:table-cell office:value-type="string" calcext:value-type="string">
            <text:p>srikanthprabala94@gmail.com</text:p>
          </table:table-cell>
          <table:table-cell office:value-type="float" office:value="8056103424" calcext:value-type="float">
            <text:p>8056103424</text:p>
          </table:table-cell>
          <table:table-cell office:value-type="string" calcext:value-type="string">
            <text:p>TAPTI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Equi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.L.P.Rayudu</text:p>
          </table:table-cell>
          <table:table-cell office:value-type="string" calcext:value-type="string">
            <text:p>na12b001</text:p>
          </table:table-cell>
          <table:table-cell office:value-type="string" calcext:value-type="string">
            <text:p>abbireddynani@gmail.com</text:p>
          </table:table-cell>
          <table:table-cell office:value-type="float" office:value="7299858690" calcext:value-type="float">
            <text:p>7299858690</text:p>
          </table:table-cell>
          <table:table-cell office:value-type="string" calcext:value-type="string">
            <text:p>alakananada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Produc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Akash</text:p>
          </table:table-cell>
          <table:table-cell office:value-type="string" calcext:value-type="string">
            <text:p>ce12b009</text:p>
          </table:table-cell>
          <table:table-cell office:value-type="string" calcext:value-type="string">
            <text:p>athleticakash@gmail.com</text:p>
          </table:table-cell>
          <table:table-cell office:value-type="float" office:value="9500049692" calcext:value-type="float">
            <text:p>9500049692</text:p>
          </table:table-cell>
          <table:table-cell office:value-type="string" calcext:value-type="string">
            <text:p>alakananada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Produc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.Kashyap Reddy</text:p>
          </table:table-cell>
          <table:table-cell office:value-type="string" calcext:value-type="string">
            <text:p>ce12b030</text:p>
          </table:table-cell>
          <table:table-cell office:value-type="string" calcext:value-type="string">
            <text:p>kashyapreddy123@gmail.com</text:p>
          </table:table-cell>
          <table:table-cell office:value-type="float" office:value="9092434299" calcext:value-type="float">
            <text:p>9092434299</text:p>
          </table:table-cell>
          <table:table-cell office:value-type="string" calcext:value-type="string">
            <text:p>mandakini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Produc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 Praneeth</text:p>
          </table:table-cell>
          <table:table-cell office:value-type="string" calcext:value-type="string">
            <text:p>ce12b031</text:p>
          </table:table-cell>
          <table:table-cell office:value-type="string" calcext:value-type="string">
            <text:p>lingampraneeth@gmail.com</text:p>
          </table:table-cell>
          <table:table-cell office:value-type="float" office:value="9092438052" calcext:value-type="float">
            <text:p>9092438052</text:p>
          </table:table-cell>
          <table:table-cell office:value-type="string" calcext:value-type="string">
            <text:p>mandakini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Produc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.Durga Chandra Sekhar</text:p>
          </table:table-cell>
          <table:table-cell office:value-type="string" calcext:value-type="string">
            <text:p>ed12b036</text:p>
          </table:table-cell>
          <table:table-cell office:value-type="string" calcext:value-type="string">
            <text:p>dcsekhar1995@gmail.com</text:p>
          </table:table-cell>
          <table:table-cell office:value-type="float" office:value="9884299441" calcext:value-type="float">
            <text:p>9884299441</text:p>
          </table:table-cell>
          <table:table-cell office:value-type="string" calcext:value-type="string">
            <text:p>Tapti 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Produc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.Yeswanth Reddy</text:p>
          </table:table-cell>
          <table:table-cell office:value-type="string" calcext:value-type="string">
            <text:p>ee12b024</text:p>
          </table:table-cell>
          <table:table-cell office:value-type="string" calcext:value-type="string">
            <text:p>venkatkrishna312@gmail.com</text:p>
          </table:table-cell>
          <table:table-cell office:value-type="float" office:value="9840105431" calcext:value-type="float">
            <text:p>9840105431</text:p>
          </table:table-cell>
          <table:table-cell office:value-type="string" calcext:value-type="string">
            <text:p>Godavari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Produc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.Manoj Kumar</text:p>
          </table:table-cell>
          <table:table-cell office:value-type="string" calcext:value-type="string">
            <text:p>ee12b057</text:p>
          </table:table-cell>
          <table:table-cell office:value-type="string" calcext:value-type="string">
            <text:p>manojkumar.tangella@gmail.com</text:p>
          </table:table-cell>
          <table:table-cell office:value-type="float" office:value="8056081031" calcext:value-type="float">
            <text:p>8056081031</text:p>
          </table:table-cell>
          <table:table-cell office:value-type="string" calcext:value-type="string">
            <text:p>Tapti 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Produc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ghava D S S</text:p>
          </table:table-cell>
          <table:table-cell office:value-type="string" calcext:value-type="string">
            <text:p>me11b014</text:p>
          </table:table-cell>
          <table:table-cell office:value-type="string" calcext:value-type="string">
            <text:p>raghavadss@gmail.com</text:p>
          </table:table-cell>
          <table:table-cell office:value-type="float" office:value="9940599135" calcext:value-type="float">
            <text:p>9940599135</text:p>
          </table:table-cell>
          <table:table-cell office:value-type="string" calcext:value-type="string">
            <text:p>tapti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rinivas Teja Deeyala</text:p>
          </table:table-cell>
          <table:table-cell office:value-type="string" calcext:value-type="string">
            <text:p>me11b015</text:p>
          </table:table-cell>
          <table:table-cell office:value-type="string" calcext:value-type="string">
            <text:p>dsteja741@gmail.com</text:p>
          </table:table-cell>
          <table:table-cell office:value-type="float" office:value="7401698373" calcext:value-type="float">
            <text:p>7401698373</text:p>
          </table:table-cell>
          <table:table-cell office:value-type="string" calcext:value-type="string">
            <text:p>tapti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kshaykumar. V. Gunda</text:p>
          </table:table-cell>
          <table:table-cell office:value-type="string" calcext:value-type="string">
            <text:p>me12b128</text:p>
          </table:table-cell>
          <table:table-cell office:value-type="string" calcext:value-type="string">
            <text:p>akshaygiitm@gmail.com</text:p>
          </table:table-cell>
          <table:table-cell office:value-type="float" office:value="8939369717" calcext:value-type="float">
            <text:p>8939369717</text:p>
          </table:table-cell>
          <table:table-cell office:value-type="string" calcext:value-type="string">
            <text:p>ganga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llore Venkatesh</text:p>
          </table:table-cell>
          <table:table-cell office:value-type="string" calcext:value-type="string">
            <text:p>me12b046</text:p>
          </table:table-cell>
          <table:table-cell office:value-type="string" calcext:value-type="string">
            <text:p>venkinellore310@gmail.com</text:p>
          </table:table-cell>
          <table:table-cell office:value-type="float" office:value="9043561842" calcext:value-type="float">
            <text:p>9043561842</text:p>
          </table:table-cell>
          <table:table-cell office:value-type="string" calcext:value-type="string">
            <text:p>Mandakini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 Sanjay Kumar</text:p>
          </table:table-cell>
          <table:table-cell office:value-type="string" calcext:value-type="string">
            <text:p>ae11b010</text:p>
          </table:table-cell>
          <table:table-cell office:value-type="string" calcext:value-type="string">
            <text:p>gsanjay94@gmail.com</text:p>
          </table:table-cell>
          <table:table-cell office:value-type="float" office:value="7200727098" calcext:value-type="float">
            <text:p>7200727098</text:p>
          </table:table-cell>
          <table:table-cell office:value-type="string" calcext:value-type="string">
            <text:p>alaknanda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.Pankajdeer</text:p>
          </table:table-cell>
          <table:table-cell office:value-type="string" calcext:value-type="string">
            <text:p>ce12b046</text:p>
          </table:table-cell>
          <table:table-cell office:value-type="string" calcext:value-type="string">
            <text:p>pankajdeer.deer76@gmail.com</text:p>
          </table:table-cell>
          <table:table-cell office:value-type="float" office:value="9043814251" calcext:value-type="float">
            <text:p>9043814251</text:p>
          </table:table-cell>
          <table:table-cell office:value-type="string" calcext:value-type="string">
            <text:p>tapti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deep Rajkumar.K</text:p>
          </table:table-cell>
          <table:table-cell office:value-type="string" calcext:value-type="string">
            <text:p>ed12b042</text:p>
          </table:table-cell>
          <table:table-cell office:value-type="string" calcext:value-type="string">
            <text:p>sandeep.sujitha@gmail.com</text:p>
          </table:table-cell>
          <table:table-cell office:value-type="float" office:value="7373193624" calcext:value-type="float">
            <text:p>7373193624</text:p>
          </table:table-cell>
          <table:table-cell office:value-type="string" calcext:value-type="string">
            <text:p>Narmada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pin Babu</text:p>
          </table:table-cell>
          <table:table-cell office:value-type="string" calcext:value-type="string">
            <text:p>me12b011</text:p>
          </table:table-cell>
          <table:table-cell office:value-type="string" calcext:value-type="string">
            <text:p>jamaicanthunder@gmail.com</text:p>
          </table:table-cell>
          <table:table-cell office:value-type="float" office:value="8124586812" calcext:value-type="float">
            <text:p>8124586812</text:p>
          </table:table-cell>
          <table:table-cell office:value-type="string" calcext:value-type="string">
            <text:p>Godavari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Facilities and Requirements</text:p>
          </table:table-cell>
          <table:table-cell office:value-type="string" calcext:value-type="string">
            <text:p>Transportation</text:p>
          </table:table-cell>
          <table:table-cell table:number-columns-repeated="1015"/>
        </table:table-row>
        <table:table-row table:style-name="ro2" table:number-rows-repeated="10482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8" table:default-cell-style-name="Default"/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Email ID</text:p>
          </table:table-cell>
          <table:table-cell table:style-name="ce2" office:value-type="string" calcext:value-type="string">
            <text:p>Contact No.</text:p>
          </table:table-cell>
          <table:table-cell table:style-name="ce2" office:value-type="string" calcext:value-type="string">
            <text:p>Preferred Email-Id</text:p>
          </table:table-cell>
          <table:table-cell table:style-name="ce2" office:value-type="string" calcext:value-type="string">
            <text:p>Password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Abhiram Reddy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Cul Sec (Arts)</text:p>
          </table:table-cell>
          <table:table-cell office:value-type="string" calcext:value-type="string">
            <text:p>abhiramreddy@me.com</text:p>
          </table:table-cell>
          <table:table-cell office:value-type="float" office:value="9884939795" calcext:value-type="float">
            <text:p>9884939795</text:p>
          </table:table-cell>
          <table:table-cell office:value-type="string" calcext:value-type="string">
            <text:p>abhiram@saarang.org</text:p>
          </table:table-cell>
          <table:table-cell office:value-type="string" calcext:value-type="string">
            <text:p>abhiram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ruthkumar Hegd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Cul Sec (Lit)</text:p>
          </table:table-cell>
          <table:table-cell office:value-type="string" calcext:value-type="string">
            <text:p>amruthkumarhegde@gmail.com</text:p>
          </table:table-cell>
          <table:table-cell office:value-type="float" office:value="7200489087" calcext:value-type="float">
            <text:p>7200489087</text:p>
          </table:table-cell>
          <table:table-cell office:value-type="string" calcext:value-type="string">
            <text:p>amruth@saarang.org</text:p>
          </table:table-cell>
          <table:table-cell office:value-type="string" calcext:value-type="string">
            <text:p>amruth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avanth Talluri</text:p>
          </table:table-cell>
          <table:table-cell office:value-type="string" calcext:value-type="string">
            <text:p>Sravanth</text:p>
          </table:table-cell>
          <table:table-cell office:value-type="string" calcext:value-type="string">
            <text:p>QMS</text:p>
          </table:table-cell>
          <table:table-cell office:value-type="string" calcext:value-type="string">
            <text:p>sravanthtalluri@gmail.com</text:p>
          </table:table-cell>
          <table:table-cell office:value-type="float" office:value="9789957342" calcext:value-type="float">
            <text:p>9789957342</text:p>
          </table:table-cell>
          <table:table-cell office:value-type="string" calcext:value-type="string">
            <text:p>sravanth@saarang.org</text:p>
          </table:table-cell>
          <table:table-cell office:value-type="string" calcext:value-type="string">
            <text:p>sravanth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luri Rohit Varma</text:p>
          </table:table-cell>
          <table:table-cell office:value-type="string" calcext:value-type="string">
            <text:p>Single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ohitalluri@gmail.com</text:p>
          </table:table-cell>
          <table:table-cell office:value-type="float" office:value="9789058141" calcext:value-type="float">
            <text:p>9789058141</text:p>
          </table:table-cell>
          <table:table-cell office:value-type="string" calcext:value-type="string">
            <text:p>rohit@saarang.org</text:p>
          </table:table-cell>
          <table:table-cell office:value-type="string" calcext:value-type="string">
            <text:p>rohit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ckson Joseph</text:p>
          </table:table-cell>
          <table:table-cell office:value-type="string" calcext:value-type="string">
            <text:p>Consti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ackadimathara@gmail.com</text:p>
          </table:table-cell>
          <table:table-cell office:value-type="float" office:value="9884473145" calcext:value-type="float">
            <text:p>9884473145</text:p>
          </table:table-cell>
          <table:table-cell office:value-type="string" calcext:value-type="string">
            <text:p>jackson@saarang.org</text:p>
          </table:table-cell>
          <table:table-cell office:value-type="string" calcext:value-type="string">
            <text:p>jackson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eerthi Balakumar</text:p>
          </table:table-cell>
          <table:table-cell office:value-type="string" calcext:value-type="string">
            <text:p>Outburst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keerthi.balakumar@gmail.com</text:p>
          </table:table-cell>
          <table:table-cell office:value-type="float" office:value="9952040604" calcext:value-type="float">
            <text:p>9952040604</text:p>
          </table:table-cell>
          <table:table-cell office:value-type="string" calcext:value-type="string">
            <text:p>keerthi@saarang.org</text:p>
          </table:table-cell>
          <table:table-cell office:value-type="string" calcext:value-type="string">
            <text:p>keerthi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 Pavan Kumar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kingkp225@gmail.com</text:p>
          </table:table-cell>
          <table:table-cell office:value-type="float" office:value="9884988640" calcext:value-type="float">
            <text:p>9884988640</text:p>
          </table:table-cell>
          <table:table-cell office:value-type="string" calcext:value-type="string">
            <text:p>kp@saarang.org</text:p>
          </table:table-cell>
          <table:table-cell office:value-type="string" calcext:value-type="string">
            <text:p>pavan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neeth Reddy M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Ticket Sales</text:p>
          </table:table-cell>
          <table:table-cell office:value-type="string" calcext:value-type="string">
            <text:p>maryadapraneethreddy@gmail.com</text:p>
          </table:table-cell>
          <table:table-cell office:value-type="float" office:value="9789953254" calcext:value-type="float">
            <text:p>9789953254</text:p>
          </table:table-cell>
          <table:table-cell office:value-type="string" calcext:value-type="string">
            <text:p>praneeth@saarang.org</text:p>
          </table:table-cell>
          <table:table-cell office:value-type="string" calcext:value-type="string">
            <text:p>praneeth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tram Manoj Babu</text:p>
          </table:table-cell>
          <table:table-cell office:value-type="string" calcext:value-type="string">
            <text:p>Swyper</text:p>
          </table:table-cell>
          <table:table-cell office:value-type="string" calcext:value-type="string">
            <text:p>Ticket Sales</text:p>
          </table:table-cell>
          <table:table-cell office:value-type="string" calcext:value-type="string">
            <text:p>manoj.gatram@gmail.com</text:p>
          </table:table-cell>
          <table:table-cell office:value-type="float" office:value="9952969873" calcext:value-type="float">
            <text:p>9952969873</text:p>
          </table:table-cell>
          <table:table-cell office:value-type="string" calcext:value-type="string">
            <text:p>manoj@saarang.org</text:p>
          </table:table-cell>
          <table:table-cell office:value-type="string" calcext:value-type="string">
            <text:p>swyper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vi Gondalia</text:p>
          </table:table-cell>
          <table:table-cell office:value-type="string" calcext:value-type="string">
            <text:p>Gujju</text:p>
          </table:table-cell>
          <table:table-cell office:value-type="string" calcext:value-type="string">
            <text:p>Publicity</text:p>
          </table:table-cell>
          <table:table-cell office:value-type="string" calcext:value-type="string">
            <text:p>ravigondalia1992@gmail.com</text:p>
          </table:table-cell>
          <table:table-cell office:value-type="float" office:value="9498073534" calcext:value-type="float">
            <text:p>9498073534</text:p>
          </table:table-cell>
          <table:table-cell office:value-type="string" calcext:value-type="string">
            <text:p>gujju@saarang.org</text:p>
          </table:table-cell>
          <table:table-cell office:value-type="string" calcext:value-type="string">
            <text:p>gujju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raj R Nai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surajrn@gmail.com</text:p>
          </table:table-cell>
          <table:table-cell office:value-type="float" office:value="9500117837" calcext:value-type="float">
            <text:p>9500117837</text:p>
          </table:table-cell>
          <table:table-cell office:value-type="string" calcext:value-type="string">
            <text:p>surajrn@saarang.org</text:p>
          </table:table-cell>
          <table:table-cell office:value-type="string" calcext:value-type="string">
            <text:p>suraj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mvita K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samvita.kk@gmail.com</text:p>
          </table:table-cell>
          <table:table-cell office:value-type="float" office:value="9566139817" calcext:value-type="float">
            <text:p>9566139817</text:p>
          </table:table-cell>
          <table:table-cell office:value-type="string" calcext:value-type="string">
            <text:p>Samvita@saarang.org</text:p>
          </table:table-cell>
          <table:table-cell office:value-type="string" calcext:value-type="string">
            <text:p>samvita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ithya Bharadwaj 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Hospitality</text:p>
          </table:table-cell>
          <table:table-cell office:value-type="string" calcext:value-type="string">
            <text:p>aditya2hitman@gmail.com</text:p>
          </table:table-cell>
          <table:table-cell office:value-type="float" office:value="9444357599" calcext:value-type="float">
            <text:p>9444357599</text:p>
          </table:table-cell>
          <table:table-cell office:value-type="string" calcext:value-type="string">
            <text:p>aditya@saarang.org</text:p>
          </table:table-cell>
          <table:table-cell office:value-type="string" calcext:value-type="string">
            <text:p>adithya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hutan Sekar</text:p>
          </table:table-cell>
          <table:table-cell office:value-type="string" calcext:value-type="string">
            <text:p>Achuthan</text:p>
          </table:table-cell>
          <table:table-cell office:value-type="string" calcext:value-type="string">
            <text:p>Spons &amp; PR</text:p>
          </table:table-cell>
          <table:table-cell office:value-type="string" calcext:value-type="string">
            <text:p>achuthan.sekar@gmail.com</text:p>
          </table:table-cell>
          <table:table-cell office:value-type="float" office:value="9884314049" calcext:value-type="float">
            <text:p>9884314049</text:p>
          </table:table-cell>
          <table:table-cell office:value-type="string" calcext:value-type="string">
            <text:p>achutan@saarang.org</text:p>
          </table:table-cell>
          <table:table-cell office:value-type="string" calcext:value-type="string">
            <text:p>achutan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hishek Agrawal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Spons &amp; PR</text:p>
          </table:table-cell>
          <table:table-cell office:value-type="string" calcext:value-type="string">
            <text:p>abhishek.agrawal36@gmail.com</text:p>
          </table:table-cell>
          <table:table-cell office:value-type="float" office:value="9444344139" calcext:value-type="float">
            <text:p>9444344139</text:p>
          </table:table-cell>
          <table:table-cell office:value-type="string" calcext:value-type="string">
            <text:p>abhishek@saarang.org </text:p>
          </table:table-cell>
          <table:table-cell office:value-type="string" calcext:value-type="string">
            <text:p>abhishek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i Tejo Kiran E</text:p>
          </table:table-cell>
          <table:table-cell office:value-type="string" calcext:value-type="string">
            <text:p>Tejo</text:p>
          </table:table-cell>
          <table:table-cell office:value-type="string" calcext:value-type="string">
            <text:p>Spons &amp; PR</text:p>
          </table:table-cell>
          <table:table-cell office:value-type="string" calcext:value-type="string">
            <text:p>sai.tejo.kiran@gmail.com</text:p>
          </table:table-cell>
          <table:table-cell office:value-type="float" office:value="9884994125" calcext:value-type="float">
            <text:p>9884994125</text:p>
          </table:table-cell>
          <table:table-cell office:value-type="string" calcext:value-type="string">
            <text:p>tejo@saarang.org</text:p>
          </table:table-cell>
          <table:table-cell office:value-type="string" calcext:value-type="string">
            <text:p>saitejo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tya Saldanha</text:p>
          </table:table-cell>
          <table:table-cell office:value-type="string" calcext:value-type="string">
            <text:p>Nitya</text:p>
          </table:table-cell>
          <table:table-cell office:value-type="string" calcext:value-type="string">
            <text:p>ProShows</text:p>
          </table:table-cell>
          <table:table-cell office:value-type="string" calcext:value-type="string">
            <text:p>nitya.saldanha@gmail.com</text:p>
          </table:table-cell>
          <table:table-cell office:value-type="float" office:value="8754550176" calcext:value-type="float">
            <text:p>8754550176</text:p>
          </table:table-cell>
          <table:table-cell office:value-type="string" calcext:value-type="string">
            <text:p>nitya@saarang.org</text:p>
          </table:table-cell>
          <table:table-cell office:value-type="string" calcext:value-type="string">
            <text:p>nitya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zzire Lyngdoh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roshows</text:p>
          </table:table-cell>
          <table:table-cell office:value-type="string" calcext:value-type="string">
            <text:p>jozzire@gmail.com</text:p>
          </table:table-cell>
          <table:table-cell office:value-type="float" office:value="8939366934" calcext:value-type="float">
            <text:p>8939366934</text:p>
          </table:table-cell>
          <table:table-cell office:value-type="string" calcext:value-type="string">
            <text:p>jozzire@saarang.org</text:p>
          </table:table-cell>
          <table:table-cell office:value-type="string" calcext:value-type="string">
            <text:p>jozzire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win Krishna RK</text:p>
          </table:table-cell>
          <table:table-cell office:value-type="string" calcext:value-type="string">
            <text:p>AwNaw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nawkri007@gmail.com</text:p>
          </table:table-cell>
          <table:table-cell office:value-type="float" office:value="9003128726" calcext:value-type="float">
            <text:p>9003128726</text:p>
          </table:table-cell>
          <table:table-cell office:value-type="string" calcext:value-type="string">
            <text:p>nawin@saarang.org</text:p>
          </table:table-cell>
          <table:table-cell office:value-type="string" calcext:value-type="string">
            <text:p>nawin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jidhar S</text:p>
          </table:table-cell>
          <table:table-cell office:value-type="string" calcext:value-type="string">
            <text:p>Sujidhar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ujidhar41@gmail.com</text:p>
          </table:table-cell>
          <table:table-cell office:value-type="float" office:value="9444965391" calcext:value-type="float">
            <text:p>9444965391</text:p>
          </table:table-cell>
          <table:table-cell office:value-type="string" calcext:value-type="string">
            <text:p>sujidhar@saarang.org</text:p>
          </table:table-cell>
          <table:table-cell office:value-type="string" calcext:value-type="string">
            <text:p>sujidhar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ideep Karipalli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drightnow@gmail.com</text:p>
          </table:table-cell>
          <table:table-cell office:value-type="float" office:value="9789084453" calcext:value-type="float">
            <text:p>9789084453</text:p>
          </table:table-cell>
          <table:table-cell office:value-type="string" calcext:value-type="string">
            <text:p>sd@saarang.org</text:p>
          </table:table-cell>
          <table:table-cell office:value-type="string" calcext:value-type="string">
            <text:p>saideep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ndakishore MM</text:p>
          </table:table-cell>
          <table:table-cell office:value-type="string" calcext:value-type="string">
            <text:p>Nandu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nandakishoremmn@gmail.com</text:p>
          </table:table-cell>
          <table:table-cell office:value-type="float" office:value="9043412922" calcext:value-type="float">
            <text:p>9043412922</text:p>
          </table:table-cell>
          <table:table-cell office:value-type="string" calcext:value-type="string">
            <text:p>nandakishore@saarang.org</text:p>
          </table:table-cell>
          <table:table-cell office:value-type="string" calcext:value-type="string">
            <text:p>nanda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arthikeya Viswanath</text:p>
          </table:table-cell>
          <table:table-cell office:value-type="string" calcext:value-type="string">
            <text:p>Diaper</text:p>
          </table:table-cell>
          <table:table-cell office:value-type="string" calcext:value-type="string">
            <text:p>WebOps</text:p>
          </table:table-cell>
          <table:table-cell office:value-type="string" calcext:value-type="string">
            <text:p>viswanathkarthikeya@gmail.com</text:p>
          </table:table-cell>
          <table:table-cell office:value-type="float" office:value="8122219842" calcext:value-type="float">
            <text:p>8122219842</text:p>
          </table:table-cell>
          <table:table-cell office:value-type="string" calcext:value-type="string">
            <text:p>karthikeya@saarang.org</text:p>
          </table:table-cell>
          <table:table-cell office:value-type="string" calcext:value-type="string">
            <text:p>karthik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ri Kakarl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hari.ce28@gmail.com</text:p>
          </table:table-cell>
          <table:table-cell office:value-type="float" office:value="9884522800" calcext:value-type="float">
            <text:p>9884522800</text:p>
          </table:table-cell>
          <table:table-cell office:value-type="string" calcext:value-type="string">
            <text:p>hari@saarang.org</text:p>
          </table:table-cell>
          <table:table-cell office:value-type="string" calcext:value-type="string">
            <text:p>harika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war Chand Reddy</text:p>
          </table:table-cell>
          <table:table-cell office:value-type="string" calcext:value-type="string">
            <text:p>Wagon R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eswarchandreddy@gmail.com</text:p>
          </table:table-cell>
          <table:table-cell office:value-type="float" office:value="7200379141" calcext:value-type="float">
            <text:p>7200379141</text:p>
          </table:table-cell>
          <table:table-cell office:value-type="string" calcext:value-type="string">
            <text:p>eswar@saarang.org</text:p>
          </table:table-cell>
          <table:table-cell office:value-type="string" calcext:value-type="string">
            <text:p>eswar12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00:00:03.50274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23:01:48.576916576</meta:creation-date>
    <dc:date>2013-10-24T15:23:47.256002682</dc:date>
    <meta:editing-duration>PT1H45M41S</meta:editing-duration>
    <meta:editing-cycles>9</meta:editing-cycles>
    <meta:generator>LibreOffice/4.1.2.3$Linux_X86_64 LibreOffice_project/410m0$Build-3</meta:generator>
    <meta:document-statistic meta:table-count="2" meta:cell-count="2776" meta:object-count="0"/>
  </office:meta>
</office:document-meta>
</file>